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0.07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ossed2PropertyTest" table:style-name="ta1">
        <table:shapes>
          <draw:frame draw:z-index="0" draw:style-name="gr1" draw:text-style-name="P1" svg:width="18.6469in" svg:height="8.4287in" svg:x="0.0539in" svg:y="0.2299in">
            <draw:object draw:notify-on-update-of-ranges="Crossed2PropertyTest.B1:Crossed2PropertyTest.B1 Crossed2PropertyTest.B2:Crossed2PropertyTest.B101 Crossed2PropertyTest.C1:Crossed2PropertyTest.C1 Crossed2PropertyTest.C2:Crossed2PropertyTest.C101 Crossed2PropertyTest.D1:Crossed2PropertyTest.D1 Crossed2PropertyTest.D2:Crossed2PropertyTest.D101 Crossed2PropertyTest.E1:Crossed2PropertyTest.E1 Crossed2PropertyTest.E2:Crossed2PropertyTest.E101 Crossed2PropertyTest.F1:Crossed2PropertyTest.F1 Crossed2PropertyTest.F2:Crossed2PropertyTest.F101 Crossed2PropertyTest.G1:Crossed2PropertyTest.G1 Crossed2PropertyTest.G2:Crossed2PropertyTest.G101 Crossed2PropertyTest.H1:Crossed2PropertyTest.H1 Crossed2PropertyTest.H2:Crossed2PropertyTest.H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756in" svg:height="4.1831in" svg:x="0in" svg:y="8.8886in">
            <draw:object draw:notify-on-update-of-ranges="Crossed2PropertyTest.B1:Crossed2PropertyTest.B1 Crossed2PropertyTest.B2:Crossed2PropertyTest.B101 Crossed2PropertyTest.E1:Crossed2PropertyTest.E1 Crossed2PropertyTest.E2:Crossed2PropertyTest.E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46in" svg:height="4.0992in" svg:x="9.3665in" svg:y="8.8472in">
            <draw:object draw:notify-on-update-of-ranges="Crossed2PropertyTest.C1:Crossed2PropertyTest.C1 Crossed2PropertyTest.C2:Crossed2PropertyTest.C101 Crossed2PropertyTest.F1:Crossed2PropertyTest.F1 Crossed2PropertyTest.F2:Crossed2PropertyTest.F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.6469in" svg:height="8.4287in" svg:x="2.3614in" svg:y="13.2917in">
            <draw:object draw:notify-on-update-of-ranges="Crossed2PropertyTest.B1:Crossed2PropertyTest.B1 Crossed2PropertyTest.B2:Crossed2PropertyTest.B101 Crossed2PropertyTest.C1:Crossed2PropertyTest.C1 Crossed2PropertyTest.C2:Crossed2PropertyTest.C101 Crossed2PropertyTest.G1:Crossed2PropertyTest.G1 Crossed2PropertyTest.G2:Crossed2PropertyTest.G101 Crossed2PropertyTest.H1:Crossed2PropertyTest.H1 Crossed2PropertyTest.H2:Crossed2PropertyTest.H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 </text:p>
          </table:table-cell>
          <table:table-cell office:value-type="string" calcext:value-type="string">
            <text:p><text:s/>joint compression </text:p>
          </table:table-cell>
          <table:table-cell office:value-type="string" calcext:value-type="string">
            <text:p><text:s/>Mutual compression crossed(s1:s1)</text:p>
          </table:table-cell>
          <table:table-cell office:value-type="string" calcext:value-type="string">
            <text:p><text:s/>Mutual compression crossed(s2:s2)</text:p>
          </table:table-cell>
          <table:table-cell office:value-type="string" calcext:value-type="string">
            <text:p><text:s/>Mutual compression crossed(s1:s2)</text:p>
          </table:table-cell>
          <table:table-cell office:value-type="string" calcext:value-type="string">
            <text:p><text:s/>Mutual compression crossed(s2:s1)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65" calcext:value-type="float">
            <text:p>1.65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100" calcext:value-type="float">
            <text:p>1100</text:p>
          </table:table-cell>
          <table:table-cell office:value-type="float" office:value="101000111" calcext:value-type="float">
            <text:p>101000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.73684210526316" calcext:value-type="float">
            <text:p>1.73684210526316</text:p>
          </table:table-cell>
          <table:table-cell office:value-type="float" office:value="1.68421052631579" calcext:value-type="float">
            <text:p>1.68421052631579</text:p>
          </table:table-cell>
          <table:table-cell office:value-type="float" office:value="1.47368421052632" calcext:value-type="float">
            <text:p>1.47368421052632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2" calcext:value-type="float">
            <text:p>2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100110010001" calcext:value-type="float">
            <text:p>1100110010001</text:p>
          </table:table-cell>
          <table:table-cell office:value-type="float" office:value="1.01000111001011E+017" calcext:value-type="float">
            <text:p>1.01000111001011E+0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2142857142857" calcext:value-type="float">
            <text:p>1.32142857142857</text:p>
          </table:table-cell>
          <table:table-cell office:value-type="float" office:value="1.60714285714286" calcext:value-type="float">
            <text:p>1.60714285714286</text:p>
          </table:table-cell>
          <table:table-cell office:value-type="float" office:value="1.5" calcext:value-type="float">
            <text:p>1.5</text:p>
          </table:table-cell>
          <table:table-cell office:value-type="float" office:value="1.64285714285714" calcext:value-type="float">
            <text:p>1.64285714285714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1.82142857142857" calcext:value-type="float">
            <text:p>1.82142857142857</text:p>
          </table:table-cell>
          <table:table-cell office:value-type="float" office:value="1.53571428571429" calcext:value-type="float">
            <text:p>1.53571428571429</text:p>
          </table:table-cell>
          <table:table-cell office:value-type="float" office:value="1.100110010001E+021" calcext:value-type="float">
            <text:p>1.100110010001E+021</text:p>
          </table:table-cell>
          <table:table-cell office:value-type="float" office:value="1.01000111001011E+026" calcext:value-type="float">
            <text:p>1.01000111001011E+0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3243243243243" calcext:value-type="float">
            <text:p>1.43243243243243</text:p>
          </table:table-cell>
          <table:table-cell office:value-type="float" office:value="1.59459459459459" calcext:value-type="float">
            <text:p>1.59459459459459</text:p>
          </table:table-cell>
          <table:table-cell office:value-type="float" office:value="1.40540540540541" calcext:value-type="float">
            <text:p>1.40540540540541</text:p>
          </table:table-cell>
          <table:table-cell table:number-columns-repeated="4" office:value-type="float" office:value="1.48648648648649" calcext:value-type="float">
            <text:p>1.48648648648649</text:p>
          </table:table-cell>
          <table:table-cell office:value-type="float" office:value="1.100110010001E+030" calcext:value-type="float">
            <text:p>1.100110010001E+030</text:p>
          </table:table-cell>
          <table:table-cell office:value-type="float" office:value="1.01000111001011E+035" calcext:value-type="float">
            <text:p>1.01000111001011E+0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" calcext:value-type="float">
            <text:p>1.5</text:p>
          </table:table-cell>
          <table:table-cell office:value-type="float" office:value="1.60869565217391" calcext:value-type="float">
            <text:p>1.60869565217391</text:p>
          </table:table-cell>
          <table:table-cell office:value-type="float" office:value="1.40217391304348" calcext:value-type="float">
            <text:p>1.40217391304348</text:p>
          </table:table-cell>
          <table:table-cell office:value-type="float" office:value="1.30434782608696" calcext:value-type="float">
            <text:p>1.30434782608696</text:p>
          </table:table-cell>
          <table:table-cell table:number-columns-repeated="2" office:value-type="float" office:value="1.41304347826087" calcext:value-type="float">
            <text:p>1.41304347826087</text:p>
          </table:table-cell>
          <table:table-cell office:value-type="float" office:value="1.30434782608696" calcext:value-type="float">
            <text:p>1.30434782608696</text:p>
          </table:table-cell>
          <table:table-cell office:value-type="float" office:value="1.100110010001E+039" calcext:value-type="float">
            <text:p>1.100110010001E+039</text:p>
          </table:table-cell>
          <table:table-cell office:value-type="float" office:value="1.01000111001011E+044" calcext:value-type="float">
            <text:p>1.01000111001011E+0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.52727272727273" calcext:value-type="float">
            <text:p>1.52727272727273</text:p>
          </table:table-cell>
          <table:table-cell office:value-type="float" office:value="1.44545454545455" calcext:value-type="float">
            <text:p>1.44545454545455</text:p>
          </table:table-cell>
          <table:table-cell table:number-columns-repeated="2" office:value-type="float" office:value="1.45454545454545" calcext:value-type="float">
            <text:p>1.45454545454545</text:p>
          </table:table-cell>
          <table:table-cell table:number-columns-repeated="2" office:value-type="float" office:value="1.34545454545455" calcext:value-type="float">
            <text:p>1.34545454545455</text:p>
          </table:table-cell>
          <table:table-cell office:value-type="float" office:value="1.100110010001E+048" calcext:value-type="float">
            <text:p>1.100110010001E+048</text:p>
          </table:table-cell>
          <table:table-cell office:value-type="float" office:value="1.01000111001011E+053" calcext:value-type="float">
            <text:p>1.01000111001011E+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46875" calcext:value-type="float">
            <text:p>1.54687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4765625" calcext:value-type="float">
            <text:p>1.4765625</text:p>
          </table:table-cell>
          <table:table-cell office:value-type="float" office:value="1.390625" calcext:value-type="float">
            <text:p>1.390625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390625" calcext:value-type="float">
            <text:p>1.39062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100110010001E+057" calcext:value-type="float">
            <text:p>1.100110010001E+057</text:p>
          </table:table-cell>
          <table:table-cell office:value-type="float" office:value="1.01000111001011E+062" calcext:value-type="float">
            <text:p>1.01000111001011E+0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9315068493151" calcext:value-type="float">
            <text:p>1.49315068493151</text:p>
          </table:table-cell>
          <table:table-cell office:value-type="float" office:value="1.42465753424658" calcext:value-type="float">
            <text:p>1.42465753424658</text:p>
          </table:table-cell>
          <table:table-cell office:value-type="float" office:value="1.45890410958904" calcext:value-type="float">
            <text:p>1.45890410958904</text:p>
          </table:table-cell>
          <table:table-cell office:value-type="float" office:value="1.32876712328767" calcext:value-type="float">
            <text:p>1.32876712328767</text:p>
          </table:table-cell>
          <table:table-cell office:value-type="float" office:value="1.3972602739726" calcext:value-type="float">
            <text:p>1.3972602739726</text:p>
          </table:table-cell>
          <table:table-cell office:value-type="float" office:value="1.41095890410959" calcext:value-type="float">
            <text:p>1.41095890410959</text:p>
          </table:table-cell>
          <table:table-cell office:value-type="float" office:value="1.47945205479452" calcext:value-type="float">
            <text:p>1.47945205479452</text:p>
          </table:table-cell>
          <table:table-cell office:value-type="float" office:value="1.100110010001E+066" calcext:value-type="float">
            <text:p>1.100110010001E+066</text:p>
          </table:table-cell>
          <table:table-cell office:value-type="float" office:value="1.01000111001011E+071" calcext:value-type="float">
            <text:p>1.01000111001011E+0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1219512195122" calcext:value-type="float">
            <text:p>1.51219512195122</text:p>
          </table:table-cell>
          <table:table-cell office:value-type="float" office:value="1.45121951219512" calcext:value-type="float">
            <text:p>1.45121951219512</text:p>
          </table:table-cell>
          <table:table-cell office:value-type="float" office:value="1.44512195121951" calcext:value-type="float">
            <text:p>1.44512195121951</text:p>
          </table:table-cell>
          <table:table-cell office:value-type="float" office:value="1.36585365853659" calcext:value-type="float">
            <text:p>1.36585365853659</text:p>
          </table:table-cell>
          <table:table-cell office:value-type="float" office:value="1.42682926829268" calcext:value-type="float">
            <text:p>1.42682926829268</text:p>
          </table:table-cell>
          <table:table-cell office:value-type="float" office:value="1.51219512195122" calcext:value-type="float">
            <text:p>1.51219512195122</text:p>
          </table:table-cell>
          <table:table-cell office:value-type="float" office:value="1.42682926829268" calcext:value-type="float">
            <text:p>1.42682926829268</text:p>
          </table:table-cell>
          <table:table-cell office:value-type="float" office:value="1.100110010001E+075" calcext:value-type="float">
            <text:p>1.100110010001E+075</text:p>
          </table:table-cell>
          <table:table-cell office:value-type="float" office:value="1.01000111001011E+080" calcext:value-type="float">
            <text:p>1.01000111001011E+08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.47252747252747" calcext:value-type="float">
            <text:p>1.47252747252747</text:p>
          </table:table-cell>
          <table:table-cell office:value-type="float" office:value="1.46703296703297" calcext:value-type="float">
            <text:p>1.46703296703297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1.31868131868132" calcext:value-type="float">
            <text:p>1.31868131868132</text:p>
          </table:table-cell>
          <table:table-cell office:value-type="float" office:value="1.45054945054945" calcext:value-type="float">
            <text:p>1.45054945054945</text:p>
          </table:table-cell>
          <table:table-cell office:value-type="float" office:value="1.38461538461538" calcext:value-type="float">
            <text:p>1.38461538461538</text:p>
          </table:table-cell>
          <table:table-cell office:value-type="float" office:value="1.100110010001E+084" calcext:value-type="float">
            <text:p>1.100110010001E+084</text:p>
          </table:table-cell>
          <table:table-cell office:value-type="float" office:value="1.01000111001011E+089" calcext:value-type="float">
            <text:p>1.01000111001011E+0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425" calcext:value-type="float">
            <text:p>1.425</text:p>
          </table:table-cell>
          <table:table-cell table:number-columns-repeated="2" office:value-type="float" office:value="1.32" calcext:value-type="float">
            <text:p>1.32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.100110010001E+093" calcext:value-type="float">
            <text:p>1.100110010001E+093</text:p>
          </table:table-cell>
          <table:table-cell office:value-type="float" office:value="1.01000111001011E+098" calcext:value-type="float">
            <text:p>1.01000111001011E+09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5871559633028" calcext:value-type="float">
            <text:p>1.45871559633028</text:p>
          </table:table-cell>
          <table:table-cell office:value-type="float" office:value="1.51376146788991" calcext:value-type="float">
            <text:p>1.51376146788991</text:p>
          </table:table-cell>
          <table:table-cell office:value-type="float" office:value="1.41743119266055" calcext:value-type="float">
            <text:p>1.41743119266055</text:p>
          </table:table-cell>
          <table:table-cell office:value-type="float" office:value="1.37614678899083" calcext:value-type="float">
            <text:p>1.37614678899083</text:p>
          </table:table-cell>
          <table:table-cell office:value-type="float" office:value="1.26605504587156" calcext:value-type="float">
            <text:p>1.26605504587156</text:p>
          </table:table-cell>
          <table:table-cell office:value-type="float" office:value="1.37614678899083" calcext:value-type="float">
            <text:p>1.37614678899083</text:p>
          </table:table-cell>
          <table:table-cell office:value-type="float" office:value="1.32110091743119" calcext:value-type="float">
            <text:p>1.32110091743119</text:p>
          </table:table-cell>
          <table:table-cell office:value-type="float" office:value="1.100110010001E+102" calcext:value-type="float">
            <text:p>1.100110010001E+102</text:p>
          </table:table-cell>
          <table:table-cell office:value-type="float" office:value="1.01000111001011E+107" calcext:value-type="float">
            <text:p>1.01000111001011E+1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4915254237288" calcext:value-type="float">
            <text:p>1.44915254237288</text:p>
          </table:table-cell>
          <table:table-cell office:value-type="float" office:value="1.5" calcext:value-type="float">
            <text:p>1.5</text:p>
          </table:table-cell>
          <table:table-cell office:value-type="float" office:value="1.36016949152542" calcext:value-type="float">
            <text:p>1.36016949152542</text:p>
          </table:table-cell>
          <table:table-cell office:value-type="float" office:value="1.32203389830508" calcext:value-type="float">
            <text:p>1.32203389830508</text:p>
          </table:table-cell>
          <table:table-cell office:value-type="float" office:value="1.27118644067797" calcext:value-type="float">
            <text:p>1.27118644067797</text:p>
          </table:table-cell>
          <table:table-cell office:value-type="float" office:value="1.3728813559322" calcext:value-type="float">
            <text:p>1.3728813559322</text:p>
          </table:table-cell>
          <table:table-cell office:value-type="float" office:value="1.32203389830508" calcext:value-type="float">
            <text:p>1.32203389830508</text:p>
          </table:table-cell>
          <table:table-cell office:value-type="float" office:value="1.100110010001E+111" calcext:value-type="float">
            <text:p>1.100110010001E+111</text:p>
          </table:table-cell>
          <table:table-cell office:value-type="float" office:value="1.01000111001011E+116" calcext:value-type="float">
            <text:p>1.01000111001011E+1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.44094488188976" calcext:value-type="float">
            <text:p>1.44094488188976</text:p>
          </table:table-cell>
          <table:table-cell office:value-type="float" office:value="1.40157480314961" calcext:value-type="float">
            <text:p>1.40157480314961</text:p>
          </table:table-cell>
          <table:table-cell office:value-type="float" office:value="1.35433070866142" calcext:value-type="float">
            <text:p>1.35433070866142</text:p>
          </table:table-cell>
          <table:table-cell office:value-type="float" office:value="1.2992125984252" calcext:value-type="float">
            <text:p>1.2992125984252</text:p>
          </table:table-cell>
          <table:table-cell table:number-columns-repeated="2" office:value-type="float" office:value="1.35433070866142" calcext:value-type="float">
            <text:p>1.35433070866142</text:p>
          </table:table-cell>
          <table:table-cell office:value-type="float" office:value="1.100110010001E+120" calcext:value-type="float">
            <text:p>1.100110010001E+120</text:p>
          </table:table-cell>
          <table:table-cell office:value-type="float" office:value="1.01000111001011E+125" calcext:value-type="float">
            <text:p>1.01000111001011E+1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8970588235294" calcext:value-type="float">
            <text:p>1.38970588235294</text:p>
          </table:table-cell>
          <table:table-cell office:value-type="float" office:value="1.47794117647059" calcext:value-type="float">
            <text:p>1.47794117647059</text:p>
          </table:table-cell>
          <table:table-cell office:value-type="float" office:value="1.36029411764706" calcext:value-type="float">
            <text:p>1.36029411764706</text:p>
          </table:table-cell>
          <table:table-cell office:value-type="float" office:value="1.32352941176471" calcext:value-type="float">
            <text:p>1.32352941176471</text:p>
          </table:table-cell>
          <table:table-cell office:value-type="float" office:value="1.28676470588235" calcext:value-type="float">
            <text:p>1.28676470588235</text:p>
          </table:table-cell>
          <table:table-cell office:value-type="float" office:value="1.375" calcext:value-type="float">
            <text:p>1.375</text:p>
          </table:table-cell>
          <table:table-cell office:value-type="float" office:value="1.38970588235294" calcext:value-type="float">
            <text:p>1.38970588235294</text:p>
          </table:table-cell>
          <table:table-cell office:value-type="float" office:value="1.100110010001E+129" calcext:value-type="float">
            <text:p>1.100110010001E+129</text:p>
          </table:table-cell>
          <table:table-cell office:value-type="float" office:value="1.01000111001011E+134" calcext:value-type="float">
            <text:p>1.01000111001011E+1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.42758620689655" calcext:value-type="float">
            <text:p>1.42758620689655</text:p>
          </table:table-cell>
          <table:table-cell office:value-type="float" office:value="1.37241379310345" calcext:value-type="float">
            <text:p>1.37241379310345</text:p>
          </table:table-cell>
          <table:table-cell office:value-type="float" office:value="1.40689655172414" calcext:value-type="float">
            <text:p>1.40689655172414</text:p>
          </table:table-cell>
          <table:table-cell office:value-type="float" office:value="1.35862068965517" calcext:value-type="float">
            <text:p>1.35862068965517</text:p>
          </table:table-cell>
          <table:table-cell office:value-type="float" office:value="1.31034482758621" calcext:value-type="float">
            <text:p>1.31034482758621</text:p>
          </table:table-cell>
          <table:table-cell office:value-type="float" office:value="1.40689655172414" calcext:value-type="float">
            <text:p>1.40689655172414</text:p>
          </table:table-cell>
          <table:table-cell office:value-type="float" office:value="1.100110010001E+138" calcext:value-type="float">
            <text:p>1.100110010001E+138</text:p>
          </table:table-cell>
          <table:table-cell office:value-type="float" office:value="1.01000111001011E+143" calcext:value-type="float">
            <text:p>1.01000111001011E+1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38311688311688" calcext:value-type="float">
            <text:p>1.38311688311688</text:p>
          </table:table-cell>
          <table:table-cell office:value-type="float" office:value="1.42207792207792" calcext:value-type="float">
            <text:p>1.42207792207792</text:p>
          </table:table-cell>
          <table:table-cell office:value-type="float" office:value="1.36038961038961" calcext:value-type="float">
            <text:p>1.36038961038961</text:p>
          </table:table-cell>
          <table:table-cell office:value-type="float" office:value="1.42207792207792" calcext:value-type="float">
            <text:p>1.42207792207792</text:p>
          </table:table-cell>
          <table:table-cell office:value-type="float" office:value="1.29220779220779" calcext:value-type="float">
            <text:p>1.29220779220779</text:p>
          </table:table-cell>
          <table:table-cell office:value-type="float" office:value="1.37662337662338" calcext:value-type="float">
            <text:p>1.37662337662338</text:p>
          </table:table-cell>
          <table:table-cell office:value-type="float" office:value="1.33766233766234" calcext:value-type="float">
            <text:p>1.33766233766234</text:p>
          </table:table-cell>
          <table:table-cell office:value-type="float" office:value="1.100110010001E+147" calcext:value-type="float">
            <text:p>1.100110010001E+147</text:p>
          </table:table-cell>
          <table:table-cell office:value-type="float" office:value="1.01000111001011E+152" calcext:value-type="float">
            <text:p>1.01000111001011E+1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38036809815951" calcext:value-type="float">
            <text:p>1.38036809815951</text:p>
          </table:table-cell>
          <table:table-cell office:value-type="float" office:value="1.45398773006135" calcext:value-type="float">
            <text:p>1.45398773006135</text:p>
          </table:table-cell>
          <table:table-cell office:value-type="float" office:value="1.37116564417178" calcext:value-type="float">
            <text:p>1.37116564417178</text:p>
          </table:table-cell>
          <table:table-cell office:value-type="float" office:value="1.39877300613497" calcext:value-type="float">
            <text:p>1.39877300613497</text:p>
          </table:table-cell>
          <table:table-cell office:value-type="float" office:value="1.23926380368098" calcext:value-type="float">
            <text:p>1.23926380368098</text:p>
          </table:table-cell>
          <table:table-cell office:value-type="float" office:value="1.3558282208589" calcext:value-type="float">
            <text:p>1.3558282208589</text:p>
          </table:table-cell>
          <table:table-cell office:value-type="float" office:value="1.32515337423313" calcext:value-type="float">
            <text:p>1.32515337423313</text:p>
          </table:table-cell>
          <table:table-cell office:value-type="float" office:value="1.100110010001E+156" calcext:value-type="float">
            <text:p>1.100110010001E+156</text:p>
          </table:table-cell>
          <table:table-cell office:value-type="float" office:value="1.01000111001011E+161" calcext:value-type="float">
            <text:p>1.01000111001011E+1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37790697674419" calcext:value-type="float">
            <text:p>1.37790697674419</text:p>
          </table:table-cell>
          <table:table-cell office:value-type="float" office:value="1.44767441860465" calcext:value-type="float">
            <text:p>1.44767441860465</text:p>
          </table:table-cell>
          <table:table-cell office:value-type="float" office:value="1.36046511627907" calcext:value-type="float">
            <text:p>1.36046511627907</text:p>
          </table:table-cell>
          <table:table-cell office:value-type="float" office:value="1.37790697674419" calcext:value-type="float">
            <text:p>1.37790697674419</text:p>
          </table:table-cell>
          <table:table-cell office:value-type="float" office:value="1.26744186046512" calcext:value-type="float">
            <text:p>1.26744186046512</text:p>
          </table:table-cell>
          <table:table-cell office:value-type="float" office:value="1.37790697674419" calcext:value-type="float">
            <text:p>1.37790697674419</text:p>
          </table:table-cell>
          <table:table-cell office:value-type="float" office:value="1.30813953488372" calcext:value-type="float">
            <text:p>1.30813953488372</text:p>
          </table:table-cell>
          <table:table-cell office:value-type="float" office:value="1.100110010001E+165" calcext:value-type="float">
            <text:p>1.100110010001E+165</text:p>
          </table:table-cell>
          <table:table-cell office:value-type="float" office:value="1.01000111001011E+170" calcext:value-type="float">
            <text:p>1.01000111001011E+17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37569060773481" calcext:value-type="float">
            <text:p>1.37569060773481</text:p>
          </table:table-cell>
          <table:table-cell office:value-type="float" office:value="1.44198895027624" calcext:value-type="float">
            <text:p>1.44198895027624</text:p>
          </table:table-cell>
          <table:table-cell office:value-type="float" office:value="1.37016574585635" calcext:value-type="float">
            <text:p>1.37016574585635</text:p>
          </table:table-cell>
          <table:table-cell office:value-type="float" office:value="1.39779005524862" calcext:value-type="float">
            <text:p>1.39779005524862</text:p>
          </table:table-cell>
          <table:table-cell office:value-type="float" office:value="1.33149171270718" calcext:value-type="float">
            <text:p>1.33149171270718</text:p>
          </table:table-cell>
          <table:table-cell office:value-type="float" office:value="1.35911602209945" calcext:value-type="float">
            <text:p>1.35911602209945</text:p>
          </table:table-cell>
          <table:table-cell office:value-type="float" office:value="1.33149171270718" calcext:value-type="float">
            <text:p>1.33149171270718</text:p>
          </table:table-cell>
          <table:table-cell office:value-type="float" office:value="1.100110010001E+174" calcext:value-type="float">
            <text:p>1.100110010001E+174</text:p>
          </table:table-cell>
          <table:table-cell office:value-type="float" office:value="1.01000111001011E+179" calcext:value-type="float">
            <text:p>1.01000111001011E+1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37368421052632" calcext:value-type="float">
            <text:p>1.37368421052632</text:p>
          </table:table-cell>
          <table:table-cell office:value-type="float" office:value="1.43684210526316" calcext:value-type="float">
            <text:p>1.43684210526316</text:p>
          </table:table-cell>
          <table:table-cell office:value-type="float" office:value="1.37894736842105" calcext:value-type="float">
            <text:p>1.37894736842105</text:p>
          </table:table-cell>
          <table:table-cell office:value-type="float" office:value="1.41578947368421" calcext:value-type="float">
            <text:p>1.41578947368421</text:p>
          </table:table-cell>
          <table:table-cell office:value-type="float" office:value="1.35263157894737" calcext:value-type="float">
            <text:p>1.35263157894737</text:p>
          </table:table-cell>
          <table:table-cell office:value-type="float" office:value="1.37894736842105" calcext:value-type="float">
            <text:p>1.37894736842105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.100110010001E+183" calcext:value-type="float">
            <text:p>1.100110010001E+183</text:p>
          </table:table-cell>
          <table:table-cell office:value-type="float" office:value="1.01000111001011E+188" calcext:value-type="float">
            <text:p>1.01000111001011E+1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37185929648241" calcext:value-type="float">
            <text:p>1.37185929648241</text:p>
          </table:table-cell>
          <table:table-cell office:value-type="float" office:value="1.4321608040201" calcext:value-type="float">
            <text:p>1.4321608040201</text:p>
          </table:table-cell>
          <table:table-cell office:value-type="float" office:value="1.36934673366834" calcext:value-type="float">
            <text:p>1.36934673366834</text:p>
          </table:table-cell>
          <table:table-cell office:value-type="float" office:value="1.4321608040201" calcext:value-type="float">
            <text:p>1.4321608040201</text:p>
          </table:table-cell>
          <table:table-cell office:value-type="float" office:value="1.37185929648241" calcext:value-type="float">
            <text:p>1.37185929648241</text:p>
          </table:table-cell>
          <table:table-cell office:value-type="float" office:value="1.36180904522613" calcext:value-type="float">
            <text:p>1.36180904522613</text:p>
          </table:table-cell>
          <table:table-cell office:value-type="float" office:value="1.33668341708543" calcext:value-type="float">
            <text:p>1.33668341708543</text:p>
          </table:table-cell>
          <table:table-cell office:value-type="float" office:value="1.100110010001E+192" calcext:value-type="float">
            <text:p>1.100110010001E+192</text:p>
          </table:table-cell>
          <table:table-cell office:value-type="float" office:value="1.01000111001011E+197" calcext:value-type="float">
            <text:p>1.01000111001011E+19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37019230769231" calcext:value-type="float">
            <text:p>1.37019230769231</text:p>
          </table:table-cell>
          <table:table-cell office:value-type="float" office:value="1.42788461538462" calcext:value-type="float">
            <text:p>1.42788461538462</text:p>
          </table:table-cell>
          <table:table-cell office:value-type="float" office:value="1.37740384615385" calcext:value-type="float">
            <text:p>1.37740384615385</text:p>
          </table:table-cell>
          <table:table-cell office:value-type="float" office:value="1.44711538461538" calcext:value-type="float">
            <text:p>1.44711538461538</text:p>
          </table:table-cell>
          <table:table-cell office:value-type="float" office:value="1.35576923076923" calcext:value-type="float">
            <text:p>1.35576923076923</text:p>
          </table:table-cell>
          <table:table-cell office:value-type="float" office:value="1.34615384615385" calcext:value-type="float">
            <text:p>1.34615384615385</text:p>
          </table:table-cell>
          <table:table-cell office:value-type="float" office:value="1.35576923076923" calcext:value-type="float">
            <text:p>1.35576923076923</text:p>
          </table:table-cell>
          <table:table-cell office:value-type="float" office:value="1.100110010001E+201" calcext:value-type="float">
            <text:p>1.100110010001E+201</text:p>
          </table:table-cell>
          <table:table-cell office:value-type="float" office:value="1.01000111001011E+206" calcext:value-type="float">
            <text:p>1.01000111001011E+2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36866359447005" calcext:value-type="float">
            <text:p>1.36866359447005</text:p>
          </table:table-cell>
          <table:table-cell office:value-type="float" office:value="1.42396313364055" calcext:value-type="float">
            <text:p>1.42396313364055</text:p>
          </table:table-cell>
          <table:table-cell office:value-type="float" office:value="1.38479262672811" calcext:value-type="float">
            <text:p>1.38479262672811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37327188940092" calcext:value-type="float">
            <text:p>1.37327188940092</text:p>
          </table:table-cell>
          <table:table-cell office:value-type="float" office:value="1.36405529953917" calcext:value-type="float">
            <text:p>1.36405529953917</text:p>
          </table:table-cell>
          <table:table-cell office:value-type="float" office:value="1.37327188940092" calcext:value-type="float">
            <text:p>1.37327188940092</text:p>
          </table:table-cell>
          <table:table-cell office:value-type="float" office:value="1.100110010001E+210" calcext:value-type="float">
            <text:p>1.100110010001E+210</text:p>
          </table:table-cell>
          <table:table-cell office:value-type="float" office:value="1.01000111001011E+215" calcext:value-type="float">
            <text:p>1.01000111001011E+2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36725663716814" calcext:value-type="float">
            <text:p>1.36725663716814</text:p>
          </table:table-cell>
          <table:table-cell office:value-type="float" office:value="1.42035398230089" calcext:value-type="float">
            <text:p>1.42035398230089</text:p>
          </table:table-cell>
          <table:table-cell office:value-type="float" office:value="1.36061946902655" calcext:value-type="float">
            <text:p>1.36061946902655</text:p>
          </table:table-cell>
          <table:table-cell office:value-type="float" office:value="1.41150442477876" calcext:value-type="float">
            <text:p>1.41150442477876</text:p>
          </table:table-cell>
          <table:table-cell office:value-type="float" office:value="1.35840707964602" calcext:value-type="float">
            <text:p>1.35840707964602</text:p>
          </table:table-cell>
          <table:table-cell office:value-type="float" office:value="1.38053097345133" calcext:value-type="float">
            <text:p>1.38053097345133</text:p>
          </table:table-cell>
          <table:table-cell office:value-type="float" office:value="1.35840707964602" calcext:value-type="float">
            <text:p>1.35840707964602</text:p>
          </table:table-cell>
          <table:table-cell office:value-type="float" office:value="1.100110010001E+219" calcext:value-type="float">
            <text:p>1.100110010001E+219</text:p>
          </table:table-cell>
          <table:table-cell office:value-type="float" office:value="1.01000111001011E+224" calcext:value-type="float">
            <text:p>1.01000111001011E+2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36595744680851" calcext:value-type="float">
            <text:p>1.36595744680851</text:p>
          </table:table-cell>
          <table:table-cell office:value-type="float" office:value="1.42553191489362" calcext:value-type="float">
            <text:p>1.42553191489362</text:p>
          </table:table-cell>
          <table:table-cell office:value-type="float" office:value="1.3531914893617" calcext:value-type="float">
            <text:p>1.3531914893617</text:p>
          </table:table-cell>
          <table:table-cell office:value-type="float" office:value="1.39574468085106" calcext:value-type="float">
            <text:p>1.39574468085106</text:p>
          </table:table-cell>
          <table:table-cell office:value-type="float" office:value="1.31063829787234" calcext:value-type="float">
            <text:p>1.31063829787234</text:p>
          </table:table-cell>
          <table:table-cell office:value-type="float" office:value="1.36595744680851" calcext:value-type="float">
            <text:p>1.36595744680851</text:p>
          </table:table-cell>
          <table:table-cell office:value-type="float" office:value="1.28085106382979" calcext:value-type="float">
            <text:p>1.28085106382979</text:p>
          </table:table-cell>
          <table:table-cell office:value-type="float" office:value="1.100110010001E+228" calcext:value-type="float">
            <text:p>1.100110010001E+228</text:p>
          </table:table-cell>
          <table:table-cell office:value-type="float" office:value="1.01000111001011E+233" calcext:value-type="float">
            <text:p>1.01000111001011E+23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37295081967213" calcext:value-type="float">
            <text:p>1.37295081967213</text:p>
          </table:table-cell>
          <table:table-cell office:value-type="float" office:value="1.4016393442623" calcext:value-type="float">
            <text:p>1.4016393442623</text:p>
          </table:table-cell>
          <table:table-cell office:value-type="float" office:value="1.33196721311475" calcext:value-type="float">
            <text:p>1.33196721311475</text:p>
          </table:table-cell>
          <table:table-cell office:value-type="float" office:value="1.40573770491803" calcext:value-type="float">
            <text:p>1.40573770491803</text:p>
          </table:table-cell>
          <table:table-cell office:value-type="float" office:value="1.31967213114754" calcext:value-type="float">
            <text:p>1.31967213114754</text:p>
          </table:table-cell>
          <table:table-cell office:value-type="float" office:value="1.37704918032787" calcext:value-type="float">
            <text:p>1.37704918032787</text:p>
          </table:table-cell>
          <table:table-cell office:value-type="float" office:value="1.29098360655738" calcext:value-type="float">
            <text:p>1.29098360655738</text:p>
          </table:table-cell>
          <table:table-cell office:value-type="float" office:value="1.100110010001E+237" calcext:value-type="float">
            <text:p>1.100110010001E+237</text:p>
          </table:table-cell>
          <table:table-cell office:value-type="float" office:value="1.01000111001011E+242" calcext:value-type="float">
            <text:p>1.01000111001011E+2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35177865612648" calcext:value-type="float">
            <text:p>1.35177865612648</text:p>
          </table:table-cell>
          <table:table-cell office:value-type="float" office:value="1.40711462450593" calcext:value-type="float">
            <text:p>1.40711462450593</text:p>
          </table:table-cell>
          <table:table-cell office:value-type="float" office:value="1.35375494071146" calcext:value-type="float">
            <text:p>1.35375494071146</text:p>
          </table:table-cell>
          <table:table-cell office:value-type="float" office:value="1.38339920948617" calcext:value-type="float">
            <text:p>1.38339920948617</text:p>
          </table:table-cell>
          <table:table-cell office:value-type="float" office:value="1.32806324110672" calcext:value-type="float">
            <text:p>1.32806324110672</text:p>
          </table:table-cell>
          <table:table-cell office:value-type="float" office:value="1.35573122529644" calcext:value-type="float">
            <text:p>1.35573122529644</text:p>
          </table:table-cell>
          <table:table-cell office:value-type="float" office:value="1.300395256917" calcext:value-type="float">
            <text:p>1.300395256917</text:p>
          </table:table-cell>
          <table:table-cell office:value-type="float" office:value="1.100110010001E+246" calcext:value-type="float">
            <text:p>1.100110010001E+246</text:p>
          </table:table-cell>
          <table:table-cell office:value-type="float" office:value="1.01000111001011E+251" calcext:value-type="float">
            <text:p>1.01000111001011E+25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3587786259542" calcext:value-type="float">
            <text:p>1.3587786259542</text:p>
          </table:table-cell>
          <table:table-cell office:value-type="float" office:value="1.41221374045802" calcext:value-type="float">
            <text:p>1.41221374045802</text:p>
          </table:table-cell>
          <table:table-cell office:value-type="float" office:value="1.36068702290076" calcext:value-type="float">
            <text:p>1.36068702290076</text:p>
          </table:table-cell>
          <table:table-cell office:value-type="float" office:value="1.38931297709924" calcext:value-type="float">
            <text:p>1.38931297709924</text:p>
          </table:table-cell>
          <table:table-cell office:value-type="float" office:value="1.30916030534351" calcext:value-type="float">
            <text:p>1.30916030534351</text:p>
          </table:table-cell>
          <table:table-cell office:value-type="float" office:value="1.36259541984733" calcext:value-type="float">
            <text:p>1.36259541984733</text:p>
          </table:table-cell>
          <table:table-cell office:value-type="float" office:value="1.30916030534351" calcext:value-type="float">
            <text:p>1.30916030534351</text:p>
          </table:table-cell>
          <table:table-cell office:value-type="float" office:value="1.100110010001E+255" calcext:value-type="float">
            <text:p>1.100110010001E+255</text:p>
          </table:table-cell>
          <table:table-cell office:value-type="float" office:value="1.01000111001011E+260" calcext:value-type="float">
            <text:p>1.01000111001011E+26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36531365313653" calcext:value-type="float">
            <text:p>1.36531365313653</text:p>
          </table:table-cell>
          <table:table-cell office:value-type="float" office:value="1.4169741697417" calcext:value-type="float">
            <text:p>1.4169741697417</text:p>
          </table:table-cell>
          <table:table-cell office:value-type="float" office:value="1.34132841328413" calcext:value-type="float">
            <text:p>1.34132841328413</text:p>
          </table:table-cell>
          <table:table-cell table:number-columns-repeated="2" office:value-type="float" office:value="1.29151291512915" calcext:value-type="float">
            <text:p>1.29151291512915</text:p>
          </table:table-cell>
          <table:table-cell office:value-type="float" office:value="1.34317343173432" calcext:value-type="float">
            <text:p>1.34317343173432</text:p>
          </table:table-cell>
          <table:table-cell office:value-type="float" office:value="1.29151291512915" calcext:value-type="float">
            <text:p>1.29151291512915</text:p>
          </table:table-cell>
          <table:table-cell office:value-type="float" office:value="1.100110010001E+264" calcext:value-type="float">
            <text:p>1.100110010001E+264</text:p>
          </table:table-cell>
          <table:table-cell office:value-type="float" office:value="1.01000111001011E+269" calcext:value-type="float">
            <text:p>1.01000111001011E+26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37142857142857" calcext:value-type="float">
            <text:p>1.37142857142857</text:p>
          </table:table-cell>
          <table:table-cell office:value-type="float" office:value="1.42142857142857" calcext:value-type="float">
            <text:p>1.42142857142857</text:p>
          </table:table-cell>
          <table:table-cell office:value-type="float" office:value="1.34821428571429" calcext:value-type="float">
            <text:p>1.34821428571429</text:p>
          </table:table-cell>
          <table:table-cell office:value-type="float" office:value="1.325" calcext:value-type="float">
            <text:p>1.325</text:p>
          </table:table-cell>
          <table:table-cell office:value-type="float" office:value="1.275" calcext:value-type="float">
            <text:p>1.275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1.100110010001E+273" calcext:value-type="float">
            <text:p>1.100110010001E+273</text:p>
          </table:table-cell>
          <table:table-cell office:value-type="float" office:value="1.01000111001011E+278" calcext:value-type="float">
            <text:p>1.01000111001011E+2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37716262975779" calcext:value-type="float">
            <text:p>1.37716262975779</text:p>
          </table:table-cell>
          <table:table-cell office:value-type="float" office:value="1.42560553633218" calcext:value-type="float">
            <text:p>1.42560553633218</text:p>
          </table:table-cell>
          <table:table-cell office:value-type="float" office:value="1.34256055363322" calcext:value-type="float">
            <text:p>1.34256055363322</text:p>
          </table:table-cell>
          <table:table-cell office:value-type="float" office:value="1.28373702422145" calcext:value-type="float">
            <text:p>1.28373702422145</text:p>
          </table:table-cell>
          <table:table-cell office:value-type="float" office:value="1.25951557093426" calcext:value-type="float">
            <text:p>1.25951557093426</text:p>
          </table:table-cell>
          <table:table-cell office:value-type="float" office:value="1.30795847750865" calcext:value-type="float">
            <text:p>1.30795847750865</text:p>
          </table:table-cell>
          <table:table-cell office:value-type="float" office:value="1.25951557093426" calcext:value-type="float">
            <text:p>1.25951557093426</text:p>
          </table:table-cell>
          <table:table-cell office:value-type="float" office:value="1.100110010001E+282" calcext:value-type="float">
            <text:p>1.100110010001E+282</text:p>
          </table:table-cell>
          <table:table-cell office:value-type="float" office:value="1.01000111001011E+287" calcext:value-type="float">
            <text:p>1.01000111001011E+28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35906040268456" calcext:value-type="float">
            <text:p>1.35906040268456</text:p>
          </table:table-cell>
          <table:table-cell office:value-type="float" office:value="1.42953020134228" calcext:value-type="float">
            <text:p>1.42953020134228</text:p>
          </table:table-cell>
          <table:table-cell office:value-type="float" office:value="1.34395973154362" calcext:value-type="float">
            <text:p>1.34395973154362</text:p>
          </table:table-cell>
          <table:table-cell office:value-type="float" office:value="1.26845637583893" calcext:value-type="float">
            <text:p>1.26845637583893</text:p>
          </table:table-cell>
          <table:table-cell office:value-type="float" office:value="1.28187919463087" calcext:value-type="float">
            <text:p>1.28187919463087</text:p>
          </table:table-cell>
          <table:table-cell office:value-type="float" office:value="1.3255033557047" calcext:value-type="float">
            <text:p>1.3255033557047</text:p>
          </table:table-cell>
          <table:table-cell office:value-type="float" office:value="1.30872483221477" calcext:value-type="float">
            <text:p>1.30872483221477</text:p>
          </table:table-cell>
          <table:table-cell office:value-type="float" office:value="1.100110010001E+291" calcext:value-type="float">
            <text:p>1.100110010001E+291</text:p>
          </table:table-cell>
          <table:table-cell office:value-type="float" office:value="1.01000111001011E+296" calcext:value-type="float">
            <text:p>1.01000111001011E+2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36482084690554" calcext:value-type="float">
            <text:p>1.36482084690554</text:p>
          </table:table-cell>
          <table:table-cell office:value-type="float" office:value="1.43322475570033" calcext:value-type="float">
            <text:p>1.43322475570033</text:p>
          </table:table-cell>
          <table:table-cell office:value-type="float" office:value="1.35667752442997" calcext:value-type="float">
            <text:p>1.35667752442997</text:p>
          </table:table-cell>
          <table:table-cell office:value-type="float" office:value="1.29315960912052" calcext:value-type="float">
            <text:p>1.29315960912052</text:p>
          </table:table-cell>
          <table:table-cell office:value-type="float" office:value="1.27687296416938" calcext:value-type="float">
            <text:p>1.27687296416938</text:p>
          </table:table-cell>
          <table:table-cell office:value-type="float" office:value="1.34527687296417" calcext:value-type="float">
            <text:p>1.34527687296417</text:p>
          </table:table-cell>
          <table:table-cell office:value-type="float" office:value="1.30293159609121" calcext:value-type="float">
            <text:p>1.30293159609121</text:p>
          </table:table-cell>
          <table:table-cell office:value-type="float" office:value="1.100110010001E+300" calcext:value-type="float">
            <text:p>1.100110010001E+300</text:p>
          </table:table-cell>
          <table:table-cell office:value-type="float" office:value="1.01000111001011E+305" calcext:value-type="float">
            <text:p>1.01000111001011E+3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37025316455696" calcext:value-type="float">
            <text:p>1.37025316455696</text:p>
          </table:table-cell>
          <table:table-cell office:value-type="float" office:value="1.43670886075949" calcext:value-type="float">
            <text:p>1.43670886075949</text:p>
          </table:table-cell>
          <table:table-cell office:value-type="float" office:value="1.36867088607595" calcext:value-type="float">
            <text:p>1.36867088607595</text:p>
          </table:table-cell>
          <table:table-cell office:value-type="float" office:value="1.2626582278481" calcext:value-type="float">
            <text:p>1.2626582278481</text:p>
          </table:table-cell>
          <table:table-cell office:value-type="float" office:value="1.29746835443038" calcext:value-type="float">
            <text:p>1.29746835443038</text:p>
          </table:table-cell>
          <table:table-cell office:value-type="float" office:value="1.31329113924051" calcext:value-type="float">
            <text:p>1.31329113924051</text:p>
          </table:table-cell>
          <table:table-cell office:value-type="float" office:value="1.29746835443038" calcext:value-type="float">
            <text:p>1.2974683544303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35384615384615" calcext:value-type="float">
            <text:p>1.35384615384615</text:p>
          </table:table-cell>
          <table:table-cell office:value-type="float" office:value="1.44" calcext:value-type="float">
            <text:p>1.44</text:p>
          </table:table-cell>
          <table:table-cell office:value-type="float" office:value="1.35538461538462" calcext:value-type="float">
            <text:p>1.35538461538462</text:p>
          </table:table-cell>
          <table:table-cell office:value-type="float" office:value="1.25538461538462" calcext:value-type="float">
            <text:p>1.25538461538462</text:p>
          </table:table-cell>
          <table:table-cell office:value-type="float" office:value="1.29230769230769" calcext:value-type="float">
            <text:p>1.29230769230769</text:p>
          </table:table-cell>
          <table:table-cell office:value-type="float" office:value="1.32923076923077" calcext:value-type="float">
            <text:p>1.32923076923077</text:p>
          </table:table-cell>
          <table:table-cell office:value-type="float" office:value="1.29230769230769" calcext:value-type="float">
            <text:p>1.29230769230769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35928143712575" calcext:value-type="float">
            <text:p>1.35928143712575</text:p>
          </table:table-cell>
          <table:table-cell office:value-type="float" office:value="1.44311377245509" calcext:value-type="float">
            <text:p>1.44311377245509</text:p>
          </table:table-cell>
          <table:table-cell office:value-type="float" office:value="1.35479041916168" calcext:value-type="float">
            <text:p>1.35479041916168</text:p>
          </table:table-cell>
          <table:table-cell office:value-type="float" office:value="1.27544910179641" calcext:value-type="float">
            <text:p>1.27544910179641</text:p>
          </table:table-cell>
          <table:table-cell office:value-type="float" office:value="1.26347305389222" calcext:value-type="float">
            <text:p>1.26347305389222</text:p>
          </table:table-cell>
          <table:table-cell office:value-type="float" office:value="1.34730538922156" calcext:value-type="float">
            <text:p>1.34730538922156</text:p>
          </table:table-cell>
          <table:table-cell office:value-type="float" office:value="1.26347305389222" calcext:value-type="float">
            <text:p>1.2634730538922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36443148688047" calcext:value-type="float">
            <text:p>1.36443148688047</text:p>
          </table:table-cell>
          <table:table-cell office:value-type="float" office:value="1.44606413994169" calcext:value-type="float">
            <text:p>1.44606413994169</text:p>
          </table:table-cell>
          <table:table-cell office:value-type="float" office:value="1.35422740524781" calcext:value-type="float">
            <text:p>1.35422740524781</text:p>
          </table:table-cell>
          <table:table-cell office:value-type="float" office:value="1.29446064139942" calcext:value-type="float">
            <text:p>1.29446064139942</text:p>
          </table:table-cell>
          <table:table-cell office:value-type="float" office:value="1.28279883381924" calcext:value-type="float">
            <text:p>1.28279883381924</text:p>
          </table:table-cell>
          <table:table-cell office:value-type="float" office:value="1.34110787172012" calcext:value-type="float">
            <text:p>1.34110787172012</text:p>
          </table:table-cell>
          <table:table-cell office:value-type="float" office:value="1.30612244897959" calcext:value-type="float">
            <text:p>1.30612244897959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36931818181818" calcext:value-type="float">
            <text:p>1.36931818181818</text:p>
          </table:table-cell>
          <table:table-cell office:value-type="float" office:value="1.44886363636364" calcext:value-type="float">
            <text:p>1.44886363636364</text:p>
          </table:table-cell>
          <table:table-cell office:value-type="float" office:value="1.31960227272727" calcext:value-type="float">
            <text:p>1.31960227272727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25568181818182" calcext:value-type="float">
            <text:p>1.25568181818182</text:p>
          </table:table-cell>
          <table:table-cell office:value-type="float" office:value="1.33522727272727" calcext:value-type="float">
            <text:p>1.33522727272727</text:p>
          </table:table-cell>
          <table:table-cell office:value-type="float" office:value="1.30113636363636" calcext:value-type="float">
            <text:p>1.30113636363636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37396121883657" calcext:value-type="float">
            <text:p>1.37396121883657</text:p>
          </table:table-cell>
          <table:table-cell office:value-type="float" office:value="1.43213296398892" calcext:value-type="float">
            <text:p>1.43213296398892</text:p>
          </table:table-cell>
          <table:table-cell office:value-type="float" office:value="1.36426592797784" calcext:value-type="float">
            <text:p>1.36426592797784</text:p>
          </table:table-cell>
          <table:table-cell office:value-type="float" office:value="1.30747922437673" calcext:value-type="float">
            <text:p>1.30747922437673</text:p>
          </table:table-cell>
          <table:table-cell office:value-type="float" office:value="1.27146814404432" calcext:value-type="float">
            <text:p>1.27146814404432</text:p>
          </table:table-cell>
          <table:table-cell office:value-type="float" office:value="1.32963988919668" calcext:value-type="float">
            <text:p>1.32963988919668</text:p>
          </table:table-cell>
          <table:table-cell office:value-type="float" office:value="1.29362880886427" calcext:value-type="float">
            <text:p>1.29362880886427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35945945945946" calcext:value-type="float">
            <text:p>1.35945945945946</text:p>
          </table:table-cell>
          <table:table-cell office:value-type="float" office:value="1.43513513513514" calcext:value-type="float">
            <text:p>1.43513513513514</text:p>
          </table:table-cell>
          <table:table-cell office:value-type="float" office:value="1.34189189189189" calcext:value-type="float">
            <text:p>1.34189189189189</text:p>
          </table:table-cell>
          <table:table-cell office:value-type="float" office:value="1.32162162162162" calcext:value-type="float">
            <text:p>1.32162162162162</text:p>
          </table:table-cell>
          <table:table-cell office:value-type="float" office:value="1.31081081081081" calcext:value-type="float">
            <text:p>1.31081081081081</text:p>
          </table:table-cell>
          <table:table-cell office:value-type="float" office:value="1.32162162162162" calcext:value-type="float">
            <text:p>1.32162162162162</text:p>
          </table:table-cell>
          <table:table-cell office:value-type="float" office:value="1.31081081081081" calcext:value-type="float">
            <text:p>1.3108108108108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36411609498681" calcext:value-type="float">
            <text:p>1.36411609498681</text:p>
          </table:table-cell>
          <table:table-cell office:value-type="float" office:value="1.43799472295515" calcext:value-type="float">
            <text:p>1.43799472295515</text:p>
          </table:table-cell>
          <table:table-cell office:value-type="float" office:value="1.36279683377309" calcext:value-type="float">
            <text:p>1.36279683377309</text:p>
          </table:table-cell>
          <table:table-cell office:value-type="float" office:value="1.3377308707124" calcext:value-type="float">
            <text:p>1.3377308707124</text:p>
          </table:table-cell>
          <table:table-cell office:value-type="float" office:value="1.32717678100264" calcext:value-type="float">
            <text:p>1.32717678100264</text:p>
          </table:table-cell>
          <table:table-cell office:value-type="float" office:value="1.3377308707124" calcext:value-type="float">
            <text:p>1.3377308707124</text:p>
          </table:table-cell>
          <table:table-cell office:value-type="float" office:value="1.28496042216359" calcext:value-type="float">
            <text:p>1.28496042216359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36855670103093" calcext:value-type="float">
            <text:p>1.36855670103093</text:p>
          </table:table-cell>
          <table:table-cell office:value-type="float" office:value="1.42268041237113" calcext:value-type="float">
            <text:p>1.42268041237113</text:p>
          </table:table-cell>
          <table:table-cell office:value-type="float" office:value="1.32087628865979" calcext:value-type="float">
            <text:p>1.32087628865979</text:p>
          </table:table-cell>
          <table:table-cell office:value-type="float" office:value="1.35309278350515" calcext:value-type="float">
            <text:p>1.35309278350515</text:p>
          </table:table-cell>
          <table:table-cell office:value-type="float" office:value="1.27835051546392" calcext:value-type="float">
            <text:p>1.27835051546392</text:p>
          </table:table-cell>
          <table:table-cell office:value-type="float" office:value="1.35309278350515" calcext:value-type="float">
            <text:p>1.35309278350515</text:p>
          </table:table-cell>
          <table:table-cell office:value-type="float" office:value="1.29896907216495" calcext:value-type="float">
            <text:p>1.2989690721649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3551637279597" calcext:value-type="float">
            <text:p>1.3551637279597</text:p>
          </table:table-cell>
          <table:table-cell office:value-type="float" office:value="1.42569269521411" calcext:value-type="float">
            <text:p>1.42569269521411</text:p>
          </table:table-cell>
          <table:table-cell office:value-type="float" office:value="1.34130982367758" calcext:value-type="float">
            <text:p>1.34130982367758</text:p>
          </table:table-cell>
          <table:table-cell office:value-type="float" office:value="1.32493702770781" calcext:value-type="float">
            <text:p>1.32493702770781</text:p>
          </table:table-cell>
          <table:table-cell office:value-type="float" office:value="1.27455919395466" calcext:value-type="float">
            <text:p>1.27455919395466</text:p>
          </table:table-cell>
          <table:table-cell office:value-type="float" office:value="1.32493702770781" calcext:value-type="float">
            <text:p>1.32493702770781</text:p>
          </table:table-cell>
          <table:table-cell office:value-type="float" office:value="1.29471032745592" calcext:value-type="float">
            <text:p>1.2947103274559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35960591133005" calcext:value-type="float">
            <text:p>1.35960591133005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1.34113300492611" calcext:value-type="float">
            <text:p>1.34113300492611</text:p>
          </table:table-cell>
          <table:table-cell office:value-type="float" office:value="1.32019704433498" calcext:value-type="float">
            <text:p>1.32019704433498</text:p>
          </table:table-cell>
          <table:table-cell office:value-type="float" office:value="1.31034482758621" calcext:value-type="float">
            <text:p>1.31034482758621</text:p>
          </table:table-cell>
          <table:table-cell office:value-type="float" office:value="1.30049261083744" calcext:value-type="float">
            <text:p>1.30049261083744</text:p>
          </table:table-cell>
          <table:table-cell office:value-type="float" office:value="1.29064039408867" calcext:value-type="float">
            <text:p>1.29064039408867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36385542168675" calcext:value-type="float">
            <text:p>1.36385542168675</text:p>
          </table:table-cell>
          <table:table-cell office:value-type="float" office:value="1.43132530120482" calcext:value-type="float">
            <text:p>1.43132530120482</text:p>
          </table:table-cell>
          <table:table-cell office:value-type="float" office:value="1.35060240963855" calcext:value-type="float">
            <text:p>1.35060240963855</text:p>
          </table:table-cell>
          <table:table-cell office:value-type="float" office:value="1.29638554216867" calcext:value-type="float">
            <text:p>1.29638554216867</text:p>
          </table:table-cell>
          <table:table-cell office:value-type="float" office:value="1.32530120481928" calcext:value-type="float">
            <text:p>1.32530120481928</text:p>
          </table:table-cell>
          <table:table-cell office:value-type="float" office:value="1.31566265060241" calcext:value-type="float">
            <text:p>1.31566265060241</text:p>
          </table:table-cell>
          <table:table-cell office:value-type="float" office:value="1.28674698795181" calcext:value-type="float">
            <text:p>1.2867469879518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35141509433962" calcext:value-type="float">
            <text:p>1.35141509433962</text:p>
          </table:table-cell>
          <table:table-cell office:value-type="float" office:value="1.41745283018868" calcext:value-type="float">
            <text:p>1.41745283018868</text:p>
          </table:table-cell>
          <table:table-cell office:value-type="float" office:value="1.3313679245283" calcext:value-type="float">
            <text:p>1.3313679245283</text:p>
          </table:table-cell>
          <table:table-cell office:value-type="float" office:value="1.30896226415094" calcext:value-type="float">
            <text:p>1.30896226415094</text:p>
          </table:table-cell>
          <table:table-cell office:value-type="float" office:value="1.31839622641509" calcext:value-type="float">
            <text:p>1.31839622641509</text:p>
          </table:table-cell>
          <table:table-cell office:value-type="float" office:value="1.30896226415094" calcext:value-type="float">
            <text:p>1.30896226415094</text:p>
          </table:table-cell>
          <table:table-cell office:value-type="float" office:value="1.29952830188679" calcext:value-type="float">
            <text:p>1.29952830188679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35565819861432" calcext:value-type="float">
            <text:p>1.35565819861432</text:p>
          </table:table-cell>
          <table:table-cell office:value-type="float" office:value="1.4203233256351" calcext:value-type="float">
            <text:p>1.4203233256351</text:p>
          </table:table-cell>
          <table:table-cell office:value-type="float" office:value="1.34064665127021" calcext:value-type="float">
            <text:p>1.34064665127021</text:p>
          </table:table-cell>
          <table:table-cell office:value-type="float" office:value="1.30484988452656" calcext:value-type="float">
            <text:p>1.30484988452656</text:p>
          </table:table-cell>
          <table:table-cell office:value-type="float" office:value="1.27713625866051" calcext:value-type="float">
            <text:p>1.27713625866051</text:p>
          </table:table-cell>
          <table:table-cell office:value-type="float" office:value="1.34180138568129" calcext:value-type="float">
            <text:p>1.34180138568129</text:p>
          </table:table-cell>
          <table:table-cell office:value-type="float" office:value="1.29561200923788" calcext:value-type="float">
            <text:p>1.2956120092378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34389140271493" calcext:value-type="float">
            <text:p>1.34389140271493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33144796380091" calcext:value-type="float">
            <text:p>1.33144796380091</text:p>
          </table:table-cell>
          <table:table-cell office:value-type="float" office:value="1.29864253393665" calcext:value-type="float">
            <text:p>1.29864253393665</text:p>
          </table:table-cell>
          <table:table-cell office:value-type="float" office:value="1.2737556561086" calcext:value-type="float">
            <text:p>1.2737556561086</text:p>
          </table:table-cell>
          <table:table-cell office:value-type="float" office:value="1.33484162895928" calcext:value-type="float">
            <text:p>1.33484162895928</text:p>
          </table:table-cell>
          <table:table-cell office:value-type="float" office:value="1.30995475113122" calcext:value-type="float">
            <text:p>1.3099547511312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34811529933481" calcext:value-type="float">
            <text:p>1.34811529933481</text:p>
          </table:table-cell>
          <table:table-cell office:value-type="float" office:value="1.41019955654102" calcext:value-type="float">
            <text:p>1.41019955654102</text:p>
          </table:table-cell>
          <table:table-cell office:value-type="float" office:value="1.34035476718404" calcext:value-type="float">
            <text:p>1.34035476718404</text:p>
          </table:table-cell>
          <table:table-cell office:value-type="float" office:value="1.31263858093126" calcext:value-type="float">
            <text:p>1.31263858093126</text:p>
          </table:table-cell>
          <table:table-cell office:value-type="float" office:value="1.2860310421286" calcext:value-type="float">
            <text:p>1.2860310421286</text:p>
          </table:table-cell>
          <table:table-cell office:value-type="float" office:value="1.33037694013304" calcext:value-type="float">
            <text:p>1.33037694013304</text:p>
          </table:table-cell>
          <table:table-cell office:value-type="float" office:value="1.30376940133038" calcext:value-type="float">
            <text:p>1.3037694013303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35217391304348" calcext:value-type="float">
            <text:p>1.35217391304348</text:p>
          </table:table-cell>
          <table:table-cell office:value-type="float" office:value="1.41304347826087" calcext:value-type="float">
            <text:p>1.41304347826087</text:p>
          </table:table-cell>
          <table:table-cell office:value-type="float" office:value="1.33152173913043" calcext:value-type="float">
            <text:p>1.33152173913043</text:p>
          </table:table-cell>
          <table:table-cell office:value-type="float" office:value="1.30869565217391" calcext:value-type="float">
            <text:p>1.30869565217391</text:p>
          </table:table-cell>
          <table:table-cell office:value-type="float" office:value="1.28260869565217" calcext:value-type="float">
            <text:p>1.28260869565217</text:p>
          </table:table-cell>
          <table:table-cell office:value-type="float" office:value="1.34347826086957" calcext:value-type="float">
            <text:p>1.34347826086957</text:p>
          </table:table-cell>
          <table:table-cell office:value-type="float" office:value="1.28260869565217" calcext:value-type="float">
            <text:p>1.28260869565217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34115138592751" calcext:value-type="float">
            <text:p>1.34115138592751</text:p>
          </table:table-cell>
          <table:table-cell office:value-type="float" office:value="1.41577825159915" calcext:value-type="float">
            <text:p>1.41577825159915</text:p>
          </table:table-cell>
          <table:table-cell office:value-type="float" office:value="1.34008528784648" calcext:value-type="float">
            <text:p>1.34008528784648</text:p>
          </table:table-cell>
          <table:table-cell office:value-type="float" office:value="1.30277185501066" calcext:value-type="float">
            <text:p>1.30277185501066</text:p>
          </table:table-cell>
          <table:table-cell office:value-type="float" office:value="1.27931769722815" calcext:value-type="float">
            <text:p>1.27931769722815</text:p>
          </table:table-cell>
          <table:table-cell office:value-type="float" office:value="1.33688699360341" calcext:value-type="float">
            <text:p>1.33688699360341</text:p>
          </table:table-cell>
          <table:table-cell office:value-type="float" office:value="1.27931769722815" calcext:value-type="float">
            <text:p>1.2793176972281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34518828451883" calcext:value-type="float">
            <text:p>1.34518828451883</text:p>
          </table:table-cell>
          <table:table-cell office:value-type="float" office:value="1.40376569037657" calcext:value-type="float">
            <text:p>1.40376569037657</text:p>
          </table:table-cell>
          <table:table-cell office:value-type="float" office:value="1.33995815899582" calcext:value-type="float">
            <text:p>1.33995815899582</text:p>
          </table:table-cell>
          <table:table-cell office:value-type="float" office:value="1.26569037656904" calcext:value-type="float">
            <text:p>1.26569037656904</text:p>
          </table:table-cell>
          <table:table-cell office:value-type="float" office:value="1.2907949790795" calcext:value-type="float">
            <text:p>1.2907949790795</text:p>
          </table:table-cell>
          <table:table-cell office:value-type="float" office:value="1.3326359832636" calcext:value-type="float">
            <text:p>1.3326359832636</text:p>
          </table:table-cell>
          <table:table-cell office:value-type="float" office:value="1.30753138075314" calcext:value-type="float">
            <text:p>1.3075313807531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34907597535934" calcext:value-type="float">
            <text:p>1.34907597535934</text:p>
          </table:table-cell>
          <table:table-cell office:value-type="float" office:value="1.40657084188912" calcext:value-type="float">
            <text:p>1.40657084188912</text:p>
          </table:table-cell>
          <table:table-cell office:value-type="float" office:value="1.33162217659138" calcext:value-type="float">
            <text:p>1.33162217659138</text:p>
          </table:table-cell>
          <table:table-cell office:value-type="float" office:value="1.29568788501027" calcext:value-type="float">
            <text:p>1.29568788501027</text:p>
          </table:table-cell>
          <table:table-cell office:value-type="float" office:value="1.28747433264887" calcext:value-type="float">
            <text:p>1.28747433264887</text:p>
          </table:table-cell>
          <table:table-cell office:value-type="float" office:value="1.29568788501027" calcext:value-type="float">
            <text:p>1.29568788501027</text:p>
          </table:table-cell>
          <table:table-cell office:value-type="float" office:value="1.30390143737166" calcext:value-type="float">
            <text:p>1.30390143737166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33870967741935" calcext:value-type="float">
            <text:p>1.33870967741935</text:p>
          </table:table-cell>
          <table:table-cell office:value-type="float" office:value="1.39516129032258" calcext:value-type="float">
            <text:p>1.39516129032258</text:p>
          </table:table-cell>
          <table:table-cell office:value-type="float" office:value="1.33971774193548" calcext:value-type="float">
            <text:p>1.33971774193548</text:p>
          </table:table-cell>
          <table:table-cell office:value-type="float" office:value="1.29032258064516" calcext:value-type="float">
            <text:p>1.29032258064516</text:p>
          </table:table-cell>
          <table:table-cell office:value-type="float" office:value="1.28225806451613" calcext:value-type="float">
            <text:p>1.28225806451613</text:p>
          </table:table-cell>
          <table:table-cell office:value-type="float" office:value="1.30645161290323" calcext:value-type="float">
            <text:p>1.30645161290323</text:p>
          </table:table-cell>
          <table:table-cell office:value-type="float" office:value="1.29838709677419" calcext:value-type="float">
            <text:p>1.29838709677419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4257425742574" calcext:value-type="float">
            <text:p>1.34257425742574</text:p>
          </table:table-cell>
          <table:table-cell office:value-type="float" office:value="1.3980198019802" calcext:value-type="float">
            <text:p>1.3980198019802</text:p>
          </table:table-cell>
          <table:table-cell office:value-type="float" office:value="1.31584158415842" calcext:value-type="float">
            <text:p>1.31584158415842</text:p>
          </table:table-cell>
          <table:table-cell office:value-type="float" office:value="1.3029702970297" calcext:value-type="float">
            <text:p>1.3029702970297</text:p>
          </table:table-cell>
          <table:table-cell office:value-type="float" office:value="1.27920792079208" calcext:value-type="float">
            <text:p>1.27920792079208</text:p>
          </table:table-cell>
          <table:table-cell office:value-type="float" office:value="1.3029702970297" calcext:value-type="float">
            <text:p>1.3029702970297</text:p>
          </table:table-cell>
          <table:table-cell office:value-type="float" office:value="1.31089108910891" calcext:value-type="float">
            <text:p>1.3108910891089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34630350194553" calcext:value-type="float">
            <text:p>1.34630350194553</text:p>
          </table:table-cell>
          <table:table-cell office:value-type="float" office:value="1.38715953307393" calcext:value-type="float">
            <text:p>1.38715953307393</text:p>
          </table:table-cell>
          <table:table-cell office:value-type="float" office:value="1.32392996108949" calcext:value-type="float">
            <text:p>1.32392996108949</text:p>
          </table:table-cell>
          <table:table-cell office:value-type="float" office:value="1.29961089494163" calcext:value-type="float">
            <text:p>1.29961089494163</text:p>
          </table:table-cell>
          <table:table-cell office:value-type="float" office:value="1.27431906614786" calcext:value-type="float">
            <text:p>1.27431906614786</text:p>
          </table:table-cell>
          <table:table-cell office:value-type="float" office:value="1.31517509727626" calcext:value-type="float">
            <text:p>1.31517509727626</text:p>
          </table:table-cell>
          <table:table-cell office:value-type="float" office:value="1.30544747081712" calcext:value-type="float">
            <text:p>1.3054474708171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3652007648184" calcext:value-type="float">
            <text:p>1.33652007648184</text:p>
          </table:table-cell>
          <table:table-cell office:value-type="float" office:value="1.39005736137667" calcext:value-type="float">
            <text:p>1.39005736137667</text:p>
          </table:table-cell>
          <table:table-cell office:value-type="float" office:value="1.33173996175908" calcext:value-type="float">
            <text:p>1.33173996175908</text:p>
          </table:table-cell>
          <table:table-cell office:value-type="float" office:value="1.29445506692161" calcext:value-type="float">
            <text:p>1.29445506692161</text:p>
          </table:table-cell>
          <table:table-cell office:value-type="float" office:value="1.30210325047801" calcext:value-type="float">
            <text:p>1.30210325047801</text:p>
          </table:table-cell>
          <table:table-cell office:value-type="float" office:value="1.34034416826004" calcext:value-type="float">
            <text:p>1.34034416826004</text:p>
          </table:table-cell>
          <table:table-cell office:value-type="float" office:value="1.30210325047801" calcext:value-type="float">
            <text:p>1.3021032504780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34022556390977" calcext:value-type="float">
            <text:p>1.34022556390977</text:p>
          </table:table-cell>
          <table:table-cell office:value-type="float" office:value="1.3796992481203" calcext:value-type="float">
            <text:p>1.3796992481203</text:p>
          </table:table-cell>
          <table:table-cell office:value-type="float" office:value="1.32424812030075" calcext:value-type="float">
            <text:p>1.32424812030075</text:p>
          </table:table-cell>
          <table:table-cell office:value-type="float" office:value="1.30639097744361" calcext:value-type="float">
            <text:p>1.30639097744361</text:p>
          </table:table-cell>
          <table:table-cell office:value-type="float" office:value="1.28195488721805" calcext:value-type="float">
            <text:p>1.28195488721805</text:p>
          </table:table-cell>
          <table:table-cell office:value-type="float" office:value="1.32142857142857" calcext:value-type="float">
            <text:p>1.32142857142857</text:p>
          </table:table-cell>
          <table:table-cell office:value-type="float" office:value="1.29699248120301" calcext:value-type="float">
            <text:p>1.2969924812030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33086876155268" calcext:value-type="float">
            <text:p>1.33086876155268</text:p>
          </table:table-cell>
          <table:table-cell office:value-type="float" office:value="1.3826247689464" calcext:value-type="float">
            <text:p>1.3826247689464</text:p>
          </table:table-cell>
          <table:table-cell office:value-type="float" office:value="1.31700554528651" calcext:value-type="float">
            <text:p>1.31700554528651</text:p>
          </table:table-cell>
          <table:table-cell office:value-type="float" office:value="1.28650646950092" calcext:value-type="float">
            <text:p>1.28650646950092</text:p>
          </table:table-cell>
          <table:table-cell office:value-type="float" office:value="1.27911275415896" calcext:value-type="float">
            <text:p>1.27911275415896</text:p>
          </table:table-cell>
          <table:table-cell office:value-type="float" office:value="1.33086876155268" calcext:value-type="float">
            <text:p>1.33086876155268</text:p>
          </table:table-cell>
          <table:table-cell office:value-type="float" office:value="1.29390018484288" calcext:value-type="float">
            <text:p>1.2939001848428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33454545454545" calcext:value-type="float">
            <text:p>1.33454545454545</text:p>
          </table:table-cell>
          <table:table-cell office:value-type="float" office:value="1.37272727272727" calcext:value-type="float">
            <text:p>1.37272727272727</text:p>
          </table:table-cell>
          <table:table-cell office:value-type="float" office:value="1.33181818181818" calcext:value-type="float">
            <text:p>1.33181818181818</text:p>
          </table:table-cell>
          <table:table-cell office:value-type="float" office:value="1.28363636363636" calcext:value-type="float">
            <text:p>1.28363636363636</text:p>
          </table:table-cell>
          <table:table-cell office:value-type="float" office:value="1.27454545454545" calcext:value-type="float">
            <text:p>1.27454545454545</text:p>
          </table:table-cell>
          <table:table-cell office:value-type="float" office:value="1.29818181818182" calcext:value-type="float">
            <text:p>1.29818181818182</text:p>
          </table:table-cell>
          <table:table-cell office:value-type="float" office:value="1.30363636363636" calcext:value-type="float">
            <text:p>1.30363636363636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32558139534884" calcext:value-type="float">
            <text:p>1.32558139534884</text:p>
          </table:table-cell>
          <table:table-cell office:value-type="float" office:value="1.36314847942755" calcext:value-type="float">
            <text:p>1.36314847942755</text:p>
          </table:table-cell>
          <table:table-cell office:value-type="float" office:value="1.31037567084079" calcext:value-type="float">
            <text:p>1.31037567084079</text:p>
          </table:table-cell>
          <table:table-cell office:value-type="float" office:value="1.27906976744186" calcext:value-type="float">
            <text:p>1.27906976744186</text:p>
          </table:table-cell>
          <table:table-cell office:value-type="float" office:value="1.2701252236136" calcext:value-type="float">
            <text:p>1.2701252236136</text:p>
          </table:table-cell>
          <table:table-cell office:value-type="float" office:value="1.30769230769231" calcext:value-type="float">
            <text:p>1.30769230769231</text:p>
          </table:table-cell>
          <table:table-cell office:value-type="float" office:value="1.29874776386404" calcext:value-type="float">
            <text:p>1.2987477638640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32922535211268" calcext:value-type="float">
            <text:p>1.32922535211268</text:p>
          </table:table-cell>
          <table:table-cell office:value-type="float" office:value="1.36619718309859" calcext:value-type="float">
            <text:p>1.36619718309859</text:p>
          </table:table-cell>
          <table:table-cell office:value-type="float" office:value="1.30369718309859" calcext:value-type="float">
            <text:p>1.30369718309859</text:p>
          </table:table-cell>
          <table:table-cell office:value-type="float" office:value="1.29049295774648" calcext:value-type="float">
            <text:p>1.29049295774648</text:p>
          </table:table-cell>
          <table:table-cell office:value-type="float" office:value="1.26760563380282" calcext:value-type="float">
            <text:p>1.26760563380282</text:p>
          </table:table-cell>
          <table:table-cell office:value-type="float" office:value="1.30457746478873" calcext:value-type="float">
            <text:p>1.30457746478873</text:p>
          </table:table-cell>
          <table:table-cell office:value-type="float" office:value="1.29577464788732" calcext:value-type="float">
            <text:p>1.2957746478873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33275563258232" calcext:value-type="float">
            <text:p>1.33275563258232</text:p>
          </table:table-cell>
          <table:table-cell office:value-type="float" office:value="1.37435008665511" calcext:value-type="float">
            <text:p>1.37435008665511</text:p>
          </table:table-cell>
          <table:table-cell office:value-type="float" office:value="1.31109185441941" calcext:value-type="float">
            <text:p>1.31109185441941</text:p>
          </table:table-cell>
          <table:table-cell office:value-type="float" office:value="1.30155979202773" calcext:value-type="float">
            <text:p>1.30155979202773</text:p>
          </table:table-cell>
          <table:table-cell office:value-type="float" office:value="1.2894280762565" calcext:value-type="float">
            <text:p>1.2894280762565</text:p>
          </table:table-cell>
          <table:table-cell office:value-type="float" office:value="1.30155979202773" calcext:value-type="float">
            <text:p>1.30155979202773</text:p>
          </table:table-cell>
          <table:table-cell office:value-type="float" office:value="1.2894280762565" calcext:value-type="float">
            <text:p>1.289428076256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32423208191126" calcext:value-type="float">
            <text:p>1.32423208191126</text:p>
          </table:table-cell>
          <table:table-cell office:value-type="float" office:value="1.36689419795222" calcext:value-type="float">
            <text:p>1.36689419795222</text:p>
          </table:table-cell>
          <table:table-cell office:value-type="float" office:value="1.31825938566553" calcext:value-type="float">
            <text:p>1.31825938566553</text:p>
          </table:table-cell>
          <table:table-cell office:value-type="float" office:value="1.31058020477816" calcext:value-type="float">
            <text:p>1.31058020477816</text:p>
          </table:table-cell>
          <table:table-cell office:value-type="float" office:value="1.29692832764505" calcext:value-type="float">
            <text:p>1.29692832764505</text:p>
          </table:table-cell>
          <table:table-cell office:value-type="float" office:value="1.31058020477816" calcext:value-type="float">
            <text:p>1.31058020477816</text:p>
          </table:table-cell>
          <table:table-cell office:value-type="float" office:value="1.29692832764505" calcext:value-type="float">
            <text:p>1.2969283276450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3327731092437" calcext:value-type="float">
            <text:p>1.3327731092437</text:p>
          </table:table-cell>
          <table:table-cell office:value-type="float" office:value="1.35966386554622" calcext:value-type="float">
            <text:p>1.35966386554622</text:p>
          </table:table-cell>
          <table:table-cell office:value-type="float" office:value="1.31848739495798" calcext:value-type="float">
            <text:p>1.31848739495798</text:p>
          </table:table-cell>
          <table:table-cell office:value-type="float" office:value="1.30420168067227" calcext:value-type="float">
            <text:p>1.30420168067227</text:p>
          </table:table-cell>
          <table:table-cell office:value-type="float" office:value="1.27731092436975" calcext:value-type="float">
            <text:p>1.27731092436975</text:p>
          </table:table-cell>
          <table:table-cell office:value-type="float" office:value="1.31764705882353" calcext:value-type="float">
            <text:p>1.31764705882353</text:p>
          </table:table-cell>
          <table:table-cell office:value-type="float" office:value="1.29075630252101" calcext:value-type="float">
            <text:p>1.2907563025210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32615894039735" calcext:value-type="float">
            <text:p>1.32615894039735</text:p>
          </table:table-cell>
          <table:table-cell office:value-type="float" office:value="1.3658940397351" calcext:value-type="float">
            <text:p>1.3658940397351</text:p>
          </table:table-cell>
          <table:table-cell office:value-type="float" office:value="1.31208609271523" calcext:value-type="float">
            <text:p>1.31208609271523</text:p>
          </table:table-cell>
          <table:table-cell office:value-type="float" office:value="1.28476821192053" calcext:value-type="float">
            <text:p>1.28476821192053</text:p>
          </table:table-cell>
          <table:table-cell office:value-type="float" office:value="1.27152317880795" calcext:value-type="float">
            <text:p>1.27152317880795</text:p>
          </table:table-cell>
          <table:table-cell office:value-type="float" office:value="1.3112582781457" calcext:value-type="float">
            <text:p>1.3112582781457</text:p>
          </table:table-cell>
          <table:table-cell office:value-type="float" office:value="1.29801324503311" calcext:value-type="float">
            <text:p>1.2980132450331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33278955954323" calcext:value-type="float">
            <text:p>1.33278955954323</text:p>
          </table:table-cell>
          <table:table-cell office:value-type="float" office:value="1.35889070146819" calcext:value-type="float">
            <text:p>1.35889070146819</text:p>
          </table:table-cell>
          <table:table-cell office:value-type="float" office:value="1.3189233278956" calcext:value-type="float">
            <text:p>1.3189233278956</text:p>
          </table:table-cell>
          <table:table-cell table:number-columns-repeated="2" office:value-type="float" office:value="1.278955954323" calcext:value-type="float">
            <text:p>1.278955954323</text:p>
          </table:table-cell>
          <table:table-cell office:value-type="float" office:value="1.30505709624796" calcext:value-type="float">
            <text:p>1.30505709624796</text:p>
          </table:table-cell>
          <table:table-cell office:value-type="float" office:value="1.26590538336052" calcext:value-type="float">
            <text:p>1.2659053833605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32636655948553" calcext:value-type="float">
            <text:p>1.32636655948553</text:p>
          </table:table-cell>
          <table:table-cell office:value-type="float" office:value="1.36495176848875" calcext:value-type="float">
            <text:p>1.36495176848875</text:p>
          </table:table-cell>
          <table:table-cell office:value-type="float" office:value="1.31913183279743" calcext:value-type="float">
            <text:p>1.31913183279743</text:p>
          </table:table-cell>
          <table:table-cell table:number-columns-repeated="2" office:value-type="float" office:value="1.27331189710611" calcext:value-type="float">
            <text:p>1.27331189710611</text:p>
          </table:table-cell>
          <table:table-cell office:value-type="float" office:value="1.29903536977492" calcext:value-type="float">
            <text:p>1.29903536977492</text:p>
          </table:table-cell>
          <table:table-cell office:value-type="float" office:value="1.27331189710611" calcext:value-type="float">
            <text:p>1.2733118971061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33280507131537" calcext:value-type="float">
            <text:p>1.33280507131537</text:p>
          </table:table-cell>
          <table:table-cell office:value-type="float" office:value="1.3581616481775" calcext:value-type="float">
            <text:p>1.3581616481775</text:p>
          </table:table-cell>
          <table:table-cell office:value-type="float" office:value="1.31299524564184" calcext:value-type="float">
            <text:p>1.31299524564184</text:p>
          </table:table-cell>
          <table:table-cell office:value-type="float" office:value="1.28050713153724" calcext:value-type="float">
            <text:p>1.28050713153724</text:p>
          </table:table-cell>
          <table:table-cell office:value-type="float" office:value="1.24247226624406" calcext:value-type="float">
            <text:p>1.24247226624406</text:p>
          </table:table-cell>
          <table:table-cell office:value-type="float" office:value="1.30586370839937" calcext:value-type="float">
            <text:p>1.30586370839937</text:p>
          </table:table-cell>
          <table:table-cell office:value-type="float" office:value="1.26782884310618" calcext:value-type="float">
            <text:p>1.2678288431061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3265625" calcext:value-type="float">
            <text:p>1.3265625</text:p>
          </table:table-cell>
          <table:table-cell office:value-type="float" office:value="1.3640625" calcext:value-type="float">
            <text:p>1.3640625</text:p>
          </table:table-cell>
          <table:table-cell office:value-type="float" office:value="1.30703125" calcext:value-type="float">
            <text:p>1.30703125</text:p>
          </table:table-cell>
          <table:table-cell office:value-type="float" office:value="1.275" calcext:value-type="float">
            <text:p>1.275</text:p>
          </table:table-cell>
          <table:table-cell office:value-type="float" office:value="1.25" calcext:value-type="float">
            <text:p>1.25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2875" calcext:value-type="float">
            <text:p>1.287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33281972265023" calcext:value-type="float">
            <text:p>1.33281972265023</text:p>
          </table:table-cell>
          <table:table-cell office:value-type="float" office:value="1.35747303543914" calcext:value-type="float">
            <text:p>1.35747303543914</text:p>
          </table:table-cell>
          <table:table-cell office:value-type="float" office:value="1.3135593220339" calcext:value-type="float">
            <text:p>1.3135593220339</text:p>
          </table:table-cell>
          <table:table-cell office:value-type="float" office:value="1.26964560862866" calcext:value-type="float">
            <text:p>1.26964560862866</text:p>
          </table:table-cell>
          <table:table-cell office:value-type="float" office:value="1.24499229583975" calcext:value-type="float">
            <text:p>1.24499229583975</text:p>
          </table:table-cell>
          <table:table-cell office:value-type="float" office:value="1.30662557781202" calcext:value-type="float">
            <text:p>1.30662557781202</text:p>
          </table:table-cell>
          <table:table-cell office:value-type="float" office:value="1.28197226502311" calcext:value-type="float">
            <text:p>1.2819722650231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32674772036474" calcext:value-type="float">
            <text:p>1.32674772036474</text:p>
          </table:table-cell>
          <table:table-cell office:value-type="float" office:value="1.36322188449848" calcext:value-type="float">
            <text:p>1.36322188449848</text:p>
          </table:table-cell>
          <table:table-cell office:value-type="float" office:value="1.31382978723404" calcext:value-type="float">
            <text:p>1.31382978723404</text:p>
          </table:table-cell>
          <table:table-cell office:value-type="float" office:value="1.2644376899696" calcext:value-type="float">
            <text:p>1.2644376899696</text:p>
          </table:table-cell>
          <table:table-cell office:value-type="float" office:value="1.24012158054711" calcext:value-type="float">
            <text:p>1.24012158054711</text:p>
          </table:table-cell>
          <table:table-cell office:value-type="float" office:value="1.31306990881459" calcext:value-type="float">
            <text:p>1.31306990881459</text:p>
          </table:table-cell>
          <table:table-cell office:value-type="float" office:value="1.2644376899696" calcext:value-type="float">
            <text:p>1.2644376899696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3208395802099" calcext:value-type="float">
            <text:p>1.3208395802099</text:p>
          </table:table-cell>
          <table:table-cell office:value-type="float" office:value="1.3688155922039" calcext:value-type="float">
            <text:p>1.3688155922039</text:p>
          </table:table-cell>
          <table:table-cell office:value-type="float" office:value="1.31409295352324" calcext:value-type="float">
            <text:p>1.31409295352324</text:p>
          </table:table-cell>
          <table:table-cell office:value-type="float" office:value="1.27136431784108" calcext:value-type="float">
            <text:p>1.27136431784108</text:p>
          </table:table-cell>
          <table:table-cell office:value-type="float" office:value="1.23538230884558" calcext:value-type="float">
            <text:p>1.23538230884558</text:p>
          </table:table-cell>
          <table:table-cell office:value-type="float" office:value="1.30734632683658" calcext:value-type="float">
            <text:p>1.30734632683658</text:p>
          </table:table-cell>
          <table:table-cell office:value-type="float" office:value="1.25937031484258" calcext:value-type="float">
            <text:p>1.2593703148425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31508875739645" calcext:value-type="float">
            <text:p>1.31508875739645</text:p>
          </table:table-cell>
          <table:table-cell office:value-type="float" office:value="1.37426035502959" calcext:value-type="float">
            <text:p>1.37426035502959</text:p>
          </table:table-cell>
          <table:table-cell office:value-type="float" office:value="1.29659763313609" calcext:value-type="float">
            <text:p>1.29659763313609</text:p>
          </table:table-cell>
          <table:table-cell office:value-type="float" office:value="1.27810650887574" calcext:value-type="float">
            <text:p>1.27810650887574</text:p>
          </table:table-cell>
          <table:table-cell office:value-type="float" office:value="1.24260355029586" calcext:value-type="float">
            <text:p>1.24260355029586</text:p>
          </table:table-cell>
          <table:table-cell table:number-columns-repeated="2" office:value-type="float" office:value="1.27810650887574" calcext:value-type="float">
            <text:p>1.2781065088757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32116788321168" calcext:value-type="float">
            <text:p>1.32116788321168</text:p>
          </table:table-cell>
          <table:table-cell office:value-type="float" office:value="1.36788321167883" calcext:value-type="float">
            <text:p>1.36788321167883</text:p>
          </table:table-cell>
          <table:table-cell office:value-type="float" office:value="1.31459854014599" calcext:value-type="float">
            <text:p>1.31459854014599</text:p>
          </table:table-cell>
          <table:table-cell office:value-type="float" office:value="1.28467153284672" calcext:value-type="float">
            <text:p>1.28467153284672</text:p>
          </table:table-cell>
          <table:table-cell office:value-type="float" office:value="1.23795620437956" calcext:value-type="float">
            <text:p>1.23795620437956</text:p>
          </table:table-cell>
          <table:table-cell office:value-type="float" office:value="1.28467153284672" calcext:value-type="float">
            <text:p>1.28467153284672</text:p>
          </table:table-cell>
          <table:table-cell office:value-type="float" office:value="1.27299270072993" calcext:value-type="float">
            <text:p>1.27299270072993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32708933717579" calcext:value-type="float">
            <text:p>1.32708933717579</text:p>
          </table:table-cell>
          <table:table-cell office:value-type="float" office:value="1.37319884726225" calcext:value-type="float">
            <text:p>1.37319884726225</text:p>
          </table:table-cell>
          <table:table-cell office:value-type="float" office:value="1.29755043227666" calcext:value-type="float">
            <text:p>1.29755043227666</text:p>
          </table:table-cell>
          <table:table-cell office:value-type="float" office:value="1.26801152737752" calcext:value-type="float">
            <text:p>1.26801152737752</text:p>
          </table:table-cell>
          <table:table-cell office:value-type="float" office:value="1.22190201729107" calcext:value-type="float">
            <text:p>1.22190201729107</text:p>
          </table:table-cell>
          <table:table-cell office:value-type="float" office:value="1.27953890489914" calcext:value-type="float">
            <text:p>1.27953890489914</text:p>
          </table:table-cell>
          <table:table-cell office:value-type="float" office:value="1.28674351585014" calcext:value-type="float">
            <text:p>1.2867435158501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32147937411095" calcext:value-type="float">
            <text:p>1.32147937411095</text:p>
          </table:table-cell>
          <table:table-cell office:value-type="float" office:value="1.36699857752489" calcext:value-type="float">
            <text:p>1.36699857752489</text:p>
          </table:table-cell>
          <table:table-cell office:value-type="float" office:value="1.30085348506401" calcext:value-type="float">
            <text:p>1.30085348506401</text:p>
          </table:table-cell>
          <table:table-cell office:value-type="float" office:value="1.27880512091038" calcext:value-type="float">
            <text:p>1.27880512091038</text:p>
          </table:table-cell>
          <table:table-cell office:value-type="float" office:value="1.23328591749644" calcext:value-type="float">
            <text:p>1.23328591749644</text:p>
          </table:table-cell>
          <table:table-cell office:value-type="float" office:value="1.27880512091038" calcext:value-type="float">
            <text:p>1.27880512091038</text:p>
          </table:table-cell>
          <table:table-cell office:value-type="float" office:value="1.28449502133713" calcext:value-type="float">
            <text:p>1.28449502133713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32724719101124" calcext:value-type="float">
            <text:p>1.32724719101124</text:p>
          </table:table-cell>
          <table:table-cell office:value-type="float" office:value="1.37219101123596" calcext:value-type="float">
            <text:p>1.37219101123596</text:p>
          </table:table-cell>
          <table:table-cell office:value-type="float" office:value="1.29705056179775" calcext:value-type="float">
            <text:p>1.29705056179775</text:p>
          </table:table-cell>
          <table:table-cell office:value-type="float" office:value="1.24016853932584" calcext:value-type="float">
            <text:p>1.24016853932584</text:p>
          </table:table-cell>
          <table:table-cell office:value-type="float" office:value="1.24578651685393" calcext:value-type="float">
            <text:p>1.24578651685393</text:p>
          </table:table-cell>
          <table:table-cell office:value-type="float" office:value="1.29073033707865" calcext:value-type="float">
            <text:p>1.29073033707865</text:p>
          </table:table-cell>
          <table:table-cell office:value-type="float" office:value="1.28370786516854" calcext:value-type="float">
            <text:p>1.2837078651685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32177531206657" calcext:value-type="float">
            <text:p>1.32177531206657</text:p>
          </table:table-cell>
          <table:table-cell office:value-type="float" office:value="1.36615811373093" calcext:value-type="float">
            <text:p>1.36615811373093</text:p>
          </table:table-cell>
          <table:table-cell office:value-type="float" office:value="1.30582524271845" calcext:value-type="float">
            <text:p>1.30582524271845</text:p>
          </table:table-cell>
          <table:table-cell office:value-type="float" office:value="1.23855755894591" calcext:value-type="float">
            <text:p>1.23855755894591</text:p>
          </table:table-cell>
          <table:table-cell office:value-type="float" office:value="1.25658807212205" calcext:value-type="float">
            <text:p>1.25658807212205</text:p>
          </table:table-cell>
          <table:table-cell office:value-type="float" office:value="1.28848821081831" calcext:value-type="float">
            <text:p>1.28848821081831</text:p>
          </table:table-cell>
          <table:table-cell office:value-type="float" office:value="1.26907073509015" calcext:value-type="float">
            <text:p>1.2690707350901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31643835616438" calcext:value-type="float">
            <text:p>1.31643835616438</text:p>
          </table:table-cell>
          <table:table-cell office:value-type="float" office:value="1.37123287671233" calcext:value-type="float">
            <text:p>1.37123287671233</text:p>
          </table:table-cell>
          <table:table-cell office:value-type="float" office:value="1.2958904109589" calcext:value-type="float">
            <text:p>1.2958904109589</text:p>
          </table:table-cell>
          <table:table-cell office:value-type="float" office:value="1.23698630136986" calcext:value-type="float">
            <text:p>1.23698630136986</text:p>
          </table:table-cell>
          <table:table-cell office:value-type="float" office:value="1.24383561643836" calcext:value-type="float">
            <text:p>1.24383561643836</text:p>
          </table:table-cell>
          <table:table-cell office:value-type="float" office:value="1.2986301369863" calcext:value-type="float">
            <text:p>1.2986301369863</text:p>
          </table:table-cell>
          <table:table-cell office:value-type="float" office:value="1.28082191780822" calcext:value-type="float">
            <text:p>1.2808219178082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32205683355886" calcext:value-type="float">
            <text:p>1.32205683355886</text:p>
          </table:table-cell>
          <table:table-cell office:value-type="float" office:value="1.36535859269283" calcext:value-type="float">
            <text:p>1.36535859269283</text:p>
          </table:table-cell>
          <table:table-cell office:value-type="float" office:value="1.29837618403248" calcext:value-type="float">
            <text:p>1.29837618403248</text:p>
          </table:table-cell>
          <table:table-cell office:value-type="float" office:value="1.23680649526387" calcext:value-type="float">
            <text:p>1.23680649526387</text:p>
          </table:table-cell>
          <table:table-cell office:value-type="float" office:value="1.25439783491204" calcext:value-type="float">
            <text:p>1.25439783491204</text:p>
          </table:table-cell>
          <table:table-cell office:value-type="float" office:value="1.29769959404601" calcext:value-type="float">
            <text:p>1.29769959404601</text:p>
          </table:table-cell>
          <table:table-cell office:value-type="float" office:value="1.25439783491204" calcext:value-type="float">
            <text:p>1.2543978349120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3168449197861" calcext:value-type="float">
            <text:p>1.3168449197861</text:p>
          </table:table-cell>
          <table:table-cell office:value-type="float" office:value="1.37032085561497" calcext:value-type="float">
            <text:p>1.37032085561497</text:p>
          </table:table-cell>
          <table:table-cell office:value-type="float" office:value="1.30080213903743" calcext:value-type="float">
            <text:p>1.30080213903743</text:p>
          </table:table-cell>
          <table:table-cell office:value-type="float" office:value="1.24732620320856" calcext:value-type="float">
            <text:p>1.24732620320856</text:p>
          </table:table-cell>
          <table:table-cell office:value-type="float" office:value="1.24197860962567" calcext:value-type="float">
            <text:p>1.24197860962567</text:p>
          </table:table-cell>
          <table:table-cell office:value-type="float" office:value="1.29545454545455" calcext:value-type="float">
            <text:p>1.29545454545455</text:p>
          </table:table-cell>
          <table:table-cell office:value-type="float" office:value="1.25401069518717" calcext:value-type="float">
            <text:p>1.25401069518717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3223249669749" calcext:value-type="float">
            <text:p>1.3223249669749</text:p>
          </table:table-cell>
          <table:table-cell office:value-type="float" office:value="1.36459709379128" calcext:value-type="float">
            <text:p>1.36459709379128</text:p>
          </table:table-cell>
          <table:table-cell office:value-type="float" office:value="1.28533685601057" calcext:value-type="float">
            <text:p>1.28533685601057</text:p>
          </table:table-cell>
          <table:table-cell office:value-type="float" office:value="1.24702774108322" calcext:value-type="float">
            <text:p>1.24702774108322</text:p>
          </table:table-cell>
          <table:table-cell office:value-type="float" office:value="1.25231175693527" calcext:value-type="float">
            <text:p>1.25231175693527</text:p>
          </table:table-cell>
          <table:table-cell office:value-type="float" office:value="1.29458388375165" calcext:value-type="float">
            <text:p>1.29458388375165</text:p>
          </table:table-cell>
          <table:table-cell office:value-type="float" office:value="1.25231175693527" calcext:value-type="float">
            <text:p>1.25231175693527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31723237597911" calcext:value-type="float">
            <text:p>1.31723237597911</text:p>
          </table:table-cell>
          <table:table-cell office:value-type="float" office:value="1.36945169712794" calcext:value-type="float">
            <text:p>1.36945169712794</text:p>
          </table:table-cell>
          <table:table-cell office:value-type="float" office:value="1.29373368146214" calcext:value-type="float">
            <text:p>1.29373368146214</text:p>
          </table:table-cell>
          <table:table-cell office:value-type="float" office:value="1.25718015665796" calcext:value-type="float">
            <text:p>1.25718015665796</text:p>
          </table:table-cell>
          <table:table-cell office:value-type="float" office:value="1.2402088772846" calcext:value-type="float">
            <text:p>1.2402088772846</text:p>
          </table:table-cell>
          <table:table-cell office:value-type="float" office:value="1.29242819843342" calcext:value-type="float">
            <text:p>1.29242819843342</text:p>
          </table:table-cell>
          <table:table-cell office:value-type="float" office:value="1.25195822454308" calcext:value-type="float">
            <text:p>1.2519582245430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32258064516129" calcext:value-type="float">
            <text:p>1.32258064516129</text:p>
          </table:table-cell>
          <table:table-cell office:value-type="float" office:value="1.36387096774194" calcext:value-type="float">
            <text:p>1.36387096774194</text:p>
          </table:table-cell>
          <table:table-cell office:value-type="float" office:value="1.30193548387097" calcext:value-type="float">
            <text:p>1.30193548387097</text:p>
          </table:table-cell>
          <table:table-cell office:value-type="float" office:value="1.25677419354839" calcext:value-type="float">
            <text:p>1.25677419354839</text:p>
          </table:table-cell>
          <table:table-cell office:value-type="float" office:value="1.25032258064516" calcext:value-type="float">
            <text:p>1.25032258064516</text:p>
          </table:table-cell>
          <table:table-cell office:value-type="float" office:value="1.28" calcext:value-type="float">
            <text:p>1.28</text:p>
          </table:table-cell>
          <table:table-cell office:value-type="float" office:value="1.27354838709677" calcext:value-type="float">
            <text:p>1.27354838709677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32780612244898" calcext:value-type="float">
            <text:p>1.32780612244898</text:p>
          </table:table-cell>
          <table:table-cell office:value-type="float" office:value="1.36862244897959" calcext:value-type="float">
            <text:p>1.36862244897959</text:p>
          </table:table-cell>
          <table:table-cell office:value-type="float" office:value="1.30420918367347" calcext:value-type="float">
            <text:p>1.30420918367347</text:p>
          </table:table-cell>
          <table:table-cell office:value-type="float" office:value="1.24489795918367" calcext:value-type="float">
            <text:p>1.24489795918367</text:p>
          </table:table-cell>
          <table:table-cell office:value-type="float" office:value="1.25" calcext:value-type="float">
            <text:p>1.25</text:p>
          </table:table-cell>
          <table:table-cell office:value-type="float" office:value="1.29081632653061" calcext:value-type="float">
            <text:p>1.29081632653061</text:p>
          </table:table-cell>
          <table:table-cell office:value-type="float" office:value="1.26147959183673" calcext:value-type="float">
            <text:p>1.26147959183673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32282471626734" calcext:value-type="float">
            <text:p>1.32282471626734</text:p>
          </table:table-cell>
          <table:table-cell office:value-type="float" office:value="1.36317780580076" calcext:value-type="float">
            <text:p>1.36317780580076</text:p>
          </table:table-cell>
          <table:table-cell office:value-type="float" office:value="1.28940731399748" calcext:value-type="float">
            <text:p>1.28940731399748</text:p>
          </table:table-cell>
          <table:table-cell office:value-type="float" office:value="1.26607818411097" calcext:value-type="float">
            <text:p>1.26607818411097</text:p>
          </table:table-cell>
          <table:table-cell office:value-type="float" office:value="1.2484237074401" calcext:value-type="float">
            <text:p>1.2484237074401</text:p>
          </table:table-cell>
          <table:table-cell office:value-type="float" office:value="1.27742749054224" calcext:value-type="float">
            <text:p>1.27742749054224</text:p>
          </table:table-cell>
          <table:table-cell office:value-type="float" office:value="1.27112232030265" calcext:value-type="float">
            <text:p>1.2711223203026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32793017456359" calcext:value-type="float">
            <text:p>1.32793017456359</text:p>
          </table:table-cell>
          <table:table-cell office:value-type="float" office:value="1.36783042394015" calcext:value-type="float">
            <text:p>1.36783042394015</text:p>
          </table:table-cell>
          <table:table-cell office:value-type="float" office:value="1.29177057356608" calcext:value-type="float">
            <text:p>1.29177057356608</text:p>
          </table:table-cell>
          <table:table-cell office:value-type="float" office:value="1.26558603491272" calcext:value-type="float">
            <text:p>1.26558603491272</text:p>
          </table:table-cell>
          <table:table-cell office:value-type="float" office:value="1.25935162094763" calcext:value-type="float">
            <text:p>1.25935162094763</text:p>
          </table:table-cell>
          <table:table-cell office:value-type="float" office:value="1.26558603491272" calcext:value-type="float">
            <text:p>1.26558603491272</text:p>
          </table:table-cell>
          <table:table-cell office:value-type="float" office:value="1.25935162094763" calcext:value-type="float">
            <text:p>1.25935162094763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32305795314427" calcext:value-type="float">
            <text:p>1.32305795314427</text:p>
          </table:table-cell>
          <table:table-cell office:value-type="float" office:value="1.37237977805179" calcext:value-type="float">
            <text:p>1.37237977805179</text:p>
          </table:table-cell>
          <table:table-cell office:value-type="float" office:value="1.2940813810111" calcext:value-type="float">
            <text:p>1.2940813810111</text:p>
          </table:table-cell>
          <table:table-cell office:value-type="float" office:value="1.26387176325524" calcext:value-type="float">
            <text:p>1.26387176325524</text:p>
          </table:table-cell>
          <table:table-cell office:value-type="float" office:value="1.25893958076449" calcext:value-type="float">
            <text:p>1.25893958076449</text:p>
          </table:table-cell>
          <table:table-cell office:value-type="float" office:value="1.28606658446363" calcext:value-type="float">
            <text:p>1.28606658446363</text:p>
          </table:table-cell>
          <table:table-cell office:value-type="float" office:value="1.27003699136868" calcext:value-type="float">
            <text:p>1.2700369913686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32804878048781" calcext:value-type="float">
            <text:p>1.32804878048781</text:p>
          </table:table-cell>
          <table:table-cell office:value-type="float" office:value="1.36707317073171" calcext:value-type="float">
            <text:p>1.36707317073171</text:p>
          </table:table-cell>
          <table:table-cell office:value-type="float" office:value="1.30182926829268" calcext:value-type="float">
            <text:p>1.30182926829268</text:p>
          </table:table-cell>
          <table:table-cell office:value-type="float" office:value="1.26341463414634" calcext:value-type="float">
            <text:p>1.26341463414634</text:p>
          </table:table-cell>
          <table:table-cell office:value-type="float" office:value="1.25731707317073" calcext:value-type="float">
            <text:p>1.25731707317073</text:p>
          </table:table-cell>
          <table:table-cell office:value-type="float" office:value="1.28536585365854" calcext:value-type="float">
            <text:p>1.28536585365854</text:p>
          </table:table-cell>
          <table:table-cell office:value-type="float" office:value="1.26829268292683" calcext:value-type="float">
            <text:p>1.26829268292683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3232810615199" calcext:value-type="float">
            <text:p>1.3232810615199</text:p>
          </table:table-cell>
          <table:table-cell office:value-type="float" office:value="1.36188178528347" calcext:value-type="float">
            <text:p>1.36188178528347</text:p>
          </table:table-cell>
          <table:table-cell office:value-type="float" office:value="1.31483715319662" calcext:value-type="float">
            <text:p>1.31483715319662</text:p>
          </table:table-cell>
          <table:table-cell office:value-type="float" office:value="1.25090470446321" calcext:value-type="float">
            <text:p>1.25090470446321</text:p>
          </table:table-cell>
          <table:table-cell office:value-type="float" office:value="1.26658624849216" calcext:value-type="float">
            <text:p>1.26658624849216</text:p>
          </table:table-cell>
          <table:table-cell office:value-type="float" office:value="1.29433051869723" calcext:value-type="float">
            <text:p>1.29433051869723</text:p>
          </table:table-cell>
          <table:table-cell office:value-type="float" office:value="1.26658624849216" calcext:value-type="float">
            <text:p>1.26658624849216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31861575178998" calcext:value-type="float">
            <text:p>1.31861575178998</text:p>
          </table:table-cell>
          <table:table-cell office:value-type="float" office:value="1.36634844868735" calcext:value-type="float">
            <text:p>1.36634844868735</text:p>
          </table:table-cell>
          <table:table-cell office:value-type="float" office:value="1.30071599045346" calcext:value-type="float">
            <text:p>1.30071599045346</text:p>
          </table:table-cell>
          <table:table-cell office:value-type="float" office:value="1.26014319809069" calcext:value-type="float">
            <text:p>1.26014319809069</text:p>
          </table:table-cell>
          <table:table-cell office:value-type="float" office:value="1.24463007159905" calcext:value-type="float">
            <text:p>1.24463007159905</text:p>
          </table:table-cell>
          <table:table-cell office:value-type="float" office:value="1.29236276849642" calcext:value-type="float">
            <text:p>1.29236276849642</text:p>
          </table:table-cell>
          <table:table-cell office:value-type="float" office:value="1.27684964200477" calcext:value-type="float">
            <text:p>1.27684964200477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32349468713105" calcext:value-type="float">
            <text:p>1.32349468713105</text:p>
          </table:table-cell>
          <table:table-cell office:value-type="float" office:value="1.36127508854782" calcext:value-type="float">
            <text:p>1.36127508854782</text:p>
          </table:table-cell>
          <table:table-cell office:value-type="float" office:value="1.30814639905549" calcext:value-type="float">
            <text:p>1.30814639905549</text:p>
          </table:table-cell>
          <table:table-cell office:value-type="float" office:value="1.25974025974026" calcext:value-type="float">
            <text:p>1.25974025974026</text:p>
          </table:table-cell>
          <table:table-cell office:value-type="float" office:value="1.25383707201889" calcext:value-type="float">
            <text:p>1.25383707201889</text:p>
          </table:table-cell>
          <table:table-cell office:value-type="float" office:value="1.30224321133412" calcext:value-type="float">
            <text:p>1.30224321133412</text:p>
          </table:table-cell>
          <table:table-cell office:value-type="float" office:value="1.27508854781582" calcext:value-type="float">
            <text:p>1.2750885478158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100110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0110111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31892523364486" calcext:value-type="float">
            <text:p>1.31892523364486</text:p>
          </table:table-cell>
          <table:table-cell office:value-type="float" office:value="1.36565420560748" calcext:value-type="float">
            <text:p>1.36565420560748</text:p>
          </table:table-cell>
          <table:table-cell office:value-type="float" office:value="1.29964953271028" calcext:value-type="float">
            <text:p>1.29964953271028</text:p>
          </table:table-cell>
          <table:table-cell office:value-type="float" office:value="1.26869158878505" calcext:value-type="float">
            <text:p>1.26869158878505</text:p>
          </table:table-cell>
          <table:table-cell office:value-type="float" office:value="1.2535046728972" calcext:value-type="float">
            <text:p>1.2535046728972</text:p>
          </table:table-cell>
          <table:table-cell office:value-type="float" office:value="1.28971962616822" calcext:value-type="float">
            <text:p>1.28971962616822</text:p>
          </table:table-cell>
          <table:table-cell office:value-type="float" office:value="1.24299065420561" calcext:value-type="float">
            <text:p>1.24299065420561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10011010101110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01101110010001110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31445086705202" calcext:value-type="float">
            <text:p>1.31445086705202</text:p>
          </table:table-cell>
          <table:table-cell office:value-type="float" office:value="1.3606936416185" calcext:value-type="float">
            <text:p>1.3606936416185</text:p>
          </table:table-cell>
          <table:table-cell office:value-type="float" office:value="1.30693641618497" calcext:value-type="float">
            <text:p>1.30693641618497</text:p>
          </table:table-cell>
          <table:table-cell office:value-type="float" office:value="1.26705202312139" calcext:value-type="float">
            <text:p>1.26705202312139</text:p>
          </table:table-cell>
          <table:table-cell office:value-type="float" office:value="1.26242774566474" calcext:value-type="float">
            <text:p>1.26242774566474</text:p>
          </table:table-cell>
          <table:table-cell office:value-type="float" office:value="1.29826589595376" calcext:value-type="float">
            <text:p>1.29826589595376</text:p>
          </table:table-cell>
          <table:table-cell office:value-type="float" office:value="1.26242774566474" calcext:value-type="float">
            <text:p>1.2624277456647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100110101011101111101010110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0110111001000111010001100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31922196796339" calcext:value-type="float">
            <text:p>1.31922196796339</text:p>
          </table:table-cell>
          <table:table-cell office:value-type="float" office:value="1.3649885583524" calcext:value-type="float">
            <text:p>1.3649885583524</text:p>
          </table:table-cell>
          <table:table-cell office:value-type="float" office:value="1.29862700228833" calcext:value-type="float">
            <text:p>1.29862700228833</text:p>
          </table:table-cell>
          <table:table-cell office:value-type="float" office:value="1.26659038901602" calcext:value-type="float">
            <text:p>1.26659038901602</text:p>
          </table:table-cell>
          <table:table-cell office:value-type="float" office:value="1.24141876430206" calcext:value-type="float">
            <text:p>1.24141876430206</text:p>
          </table:table-cell>
          <table:table-cell office:value-type="float" office:value="1.2974828375286" calcext:value-type="float">
            <text:p>1.2974828375286</text:p>
          </table:table-cell>
          <table:table-cell office:value-type="float" office:value="1.26201372997712" calcext:value-type="float">
            <text:p>1.26201372997712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10011010101110111110101011000011010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011011100100011101000110010111001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31483578708947" calcext:value-type="float">
            <text:p>1.31483578708947</text:p>
          </table:table-cell>
          <table:table-cell office:value-type="float" office:value="1.36013590033975" calcext:value-type="float">
            <text:p>1.36013590033975</text:p>
          </table:table-cell>
          <table:table-cell office:value-type="float" office:value="1.2955832389581" calcext:value-type="float">
            <text:p>1.2955832389581</text:p>
          </table:table-cell>
          <table:table-cell office:value-type="float" office:value="1.28539071347678" calcext:value-type="float">
            <text:p>1.28539071347678</text:p>
          </table:table-cell>
          <table:table-cell office:value-type="float" office:value="1.26047565118913" calcext:value-type="float">
            <text:p>1.26047565118913</text:p>
          </table:table-cell>
          <table:table-cell office:value-type="float" office:value="1.2955832389581" calcext:value-type="float">
            <text:p>1.2955832389581</text:p>
          </table:table-cell>
          <table:table-cell office:value-type="float" office:value="1.27066817667044" calcext:value-type="float">
            <text:p>1.27066817667044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100110101011101111101010110000110101100101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0110111001000111010001100101110010001111111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3195067264574" calcext:value-type="float">
            <text:p>1.3195067264574</text:p>
          </table:table-cell>
          <table:table-cell office:value-type="float" office:value="1.36434977578475" calcext:value-type="float">
            <text:p>1.36434977578475</text:p>
          </table:table-cell>
          <table:table-cell office:value-type="float" office:value="1.3127802690583" calcext:value-type="float">
            <text:p>1.3127802690583</text:p>
          </table:table-cell>
          <table:table-cell office:value-type="float" office:value="1.2847533632287" calcext:value-type="float">
            <text:p>1.2847533632287</text:p>
          </table:table-cell>
          <table:table-cell office:value-type="float" office:value="1.25" calcext:value-type="float">
            <text:p>1.25</text:p>
          </table:table-cell>
          <table:table-cell office:value-type="float" office:value="1.29484304932735" calcext:value-type="float">
            <text:p>1.29484304932735</text:p>
          </table:table-cell>
          <table:table-cell office:value-type="float" office:value="1.26008968609865" calcext:value-type="float">
            <text:p>1.26008968609865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1001101010111011111010101100001101011001011111001010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0110111001000111010001100101110010001111111000100010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32408435072142" calcext:value-type="float">
            <text:p>1.32408435072142</text:p>
          </table:table-cell>
          <table:table-cell office:value-type="float" office:value="1.35960044395117" calcext:value-type="float">
            <text:p>1.35960044395117</text:p>
          </table:table-cell>
          <table:table-cell office:value-type="float" office:value="1.29966703662597" calcext:value-type="float">
            <text:p>1.29966703662597</text:p>
          </table:table-cell>
          <table:table-cell office:value-type="float" office:value="1.28412874583796" calcext:value-type="float">
            <text:p>1.28412874583796</text:p>
          </table:table-cell>
          <table:table-cell office:value-type="float" office:value="1.25860155382908" calcext:value-type="float">
            <text:p>1.25860155382908</text:p>
          </table:table-cell>
          <table:table-cell office:value-type="float" office:value="1.28412874583796" calcext:value-type="float">
            <text:p>1.28412874583796</text:p>
          </table:table-cell>
          <table:table-cell office:value-type="float" office:value="1.25860155382908" calcext:value-type="float">
            <text:p>1.25860155382908</text:p>
          </table:table-cell>
          <table:table-cell office:value-type="string" calcext:value-type="string">
            <text:p>0000001100110010001000001011001010000011001011110001010000110010011110000000111010101110110011100110011101101110011011001001100011100010011100100101110011011000111101100000100011011010001101111101001110111011111011001000000100100111001011001010010100111001111011110101001100001001011101100111001001100111010110110101110110011000101111101001001101001111000011100001110110111000001000011111100001111000110111010111000111000001010000000100110011110101000111111101100000110110001000000100000001101110100010101010010001100011001001101001010010011101000001110000010101111100010100011011000010100100000101001010001111011101000001100110001111000000101100010000010100111101111011011100110111100001110010111000000101101100110110100000010100110111101010111101000110111111101010000000001100110111010001001111011111110111000110100101100001110100110001100110101011101111101010110000110101100101111100101011111000111</text:p>
          </table:table-cell>
          <table:table-cell office:value-type="string" calcext:value-type="string">
            <text:p>0101000111001011011000000011001011000101100100110001010110010110111011100111011111010110000000010000100000011110111011100011001110110011001011001000001101010000010101011000000110110100010011011111101011100011111001110110011000000100001101110010010001010110101111011010100001101010100110110101001111100111110001011111010011010111011000101010011010001111110111111110001101010011010110110110001001100000111000100001101101000111011100000010001111100101001000001101001010111001111000100111000000000010101001110100010100110111110101001010001100000001010101101110100011101000011101101011101100010101010000100001110011101010101010101100011011111111100111001100011000101001001000101111110010111101110111110100110110111101101000010111001001101100001111111001110011011110101100000000110101111110101000101011100001011011001101000110110100101111001001011011100100011101000110010111001000111111100010001011000101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1T19:46:17.291860182</dc:date>
    <meta:editing-duration>PT13M18S</meta:editing-duration>
    <meta:editing-cycles>2</meta:editing-cycles>
    <meta:generator>LibreOffice/6.4.7.2$Linux_X86_64 LibreOffice_project/40$Build-2</meta:generator>
    <meta:document-statistic meta:table-count="1" meta:cell-count="101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364cm" svg:height="21.41cm" xlink:href=".." xlink:type="simple" chart:class="chart:line" chart:style-name="ch1">
        <chart:legend chart:legend-position="end" svg:x="40.437cm" svg:y="8.912cm" style:legend-expansion="high" chart:style-name="ch2"/>
        <chart:plot-area chart:style-name="ch3" table:cell-range-address="Crossed2PropertyTest.B1:Crossed2PropertyTest.H101" chart:data-source-has-labels="row" svg:x="0.947cm" svg:y="0.428cm" svg:width="38.543cm" svg:height="20.554cm">
          <chartooo:coordinate-region svg:x="1.674cm" svg:y="0.627cm" svg:width="37.816cm" svg:height="19.5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2PropertyTest.B2:Crossed2PropertyTest.B101" chart:label-cell-address="Crossed2PropertyTest.B1:Crossed2PropertyTest.B1" chart:class="chart:line">
            <chart:data-point chart:repeated="100"/>
          </chart:series>
          <chart:series chart:style-name="ch7" chart:values-cell-range-address="Crossed2PropertyTest.C2:Crossed2PropertyTest.C101" chart:label-cell-address="Crossed2PropertyTest.C1:Crossed2PropertyTest.C1" chart:class="chart:line">
            <chart:data-point chart:repeated="100"/>
          </chart:series>
          <chart:series chart:style-name="ch8" chart:values-cell-range-address="Crossed2PropertyTest.D2:Crossed2PropertyTest.D101" chart:label-cell-address="Crossed2PropertyTest.D1:Crossed2PropertyTest.D1" chart:class="chart:line">
            <chart:data-point chart:repeated="100"/>
          </chart:series>
          <chart:series chart:style-name="ch9" chart:values-cell-range-address="Crossed2PropertyTest.E2:Crossed2PropertyTest.E101" chart:label-cell-address="Crossed2PropertyTest.E1:Crossed2PropertyTest.E1" chart:class="chart:line">
            <chart:data-point chart:repeated="100"/>
          </chart:series>
          <chart:series chart:style-name="ch10" chart:values-cell-range-address="Crossed2PropertyTest.F2:Crossed2PropertyTest.F101" chart:label-cell-address="Crossed2PropertyTest.F1:Crossed2PropertyTest.F1" chart:class="chart:line">
            <chart:data-point chart:repeated="100"/>
          </chart:series>
          <chart:series chart:style-name="ch11" chart:values-cell-range-address="Crossed2PropertyTest.G2:Crossed2PropertyTest.G101" chart:label-cell-address="Crossed2PropertyTest.G1:Crossed2PropertyTest.G1" chart:class="chart:line">
            <chart:data-point chart:repeated="100"/>
          </chart:series>
          <chart:series chart:style-name="ch12" chart:values-cell-range-address="Crossed2PropertyTest.H2:Crossed2PropertyTest.H101" chart:label-cell-address="Crossed2PropertyTest.H1:Crossed2PropertyTest.H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2PropertyTest.B1:Crossed2PropertyTest.B1</svg:desc>
                </draw:g>
              </table:table-cell>
              <table:table-cell office:value-type="string">
                <text:p> compression ratio of s2 </text:p>
                <draw:g>
                  <svg:desc>Crossed2PropertyTest.C1:Crossed2PropertyTest.C1</svg:desc>
                </draw:g>
              </table:table-cell>
              <table:table-cell office:value-type="string">
                <text:p> joint compression </text:p>
                <draw:g>
                  <svg:desc>Crossed2PropertyTest.D1:Crossed2PropertyTest.D1</svg:desc>
                </draw:g>
              </table:table-cell>
              <table:table-cell office:value-type="string">
                <text:p> Mutual compression crossed(s1:s1)</text:p>
                <draw:g>
                  <svg:desc>Crossed2PropertyTest.E1:Crossed2PropertyTest.E1</svg:desc>
                </draw:g>
              </table:table-cell>
              <table:table-cell office:value-type="string">
                <text:p> Mutual compression crossed(s2:s2)</text:p>
                <draw:g>
                  <svg:desc>Crossed2PropertyTest.F1:Crossed2PropertyTest.F1</svg:desc>
                </draw:g>
              </table:table-cell>
              <table:table-cell office:value-type="string">
                <text:p> Mutual compression crossed(s1:s2)</text:p>
                <draw:g>
                  <svg:desc>Crossed2PropertyTest.G1:Crossed2PropertyTest.G1</svg:desc>
                </draw:g>
              </table:table-cell>
              <table:table-cell office:value-type="string">
                <text:p> Mutual compression crossed(s2:s1)</text:p>
                <draw:g>
                  <svg:desc>Crossed2PropertyTest.H1:Crossed2PropertyTes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Crossed2PropertyTest.B2:Crossed2PropertyTest.B101</svg:desc>
                </draw:g>
              </table:table-cell>
              <table:table-cell office:value-type="float" office:value="1.7">
                <text:p>1.7</text:p>
                <draw:g>
                  <svg:desc>Crossed2PropertyTest.C2:Crossed2PropertyTest.C101</svg:desc>
                </draw:g>
              </table:table-cell>
              <table:table-cell office:value-type="float" office:value="1.65">
                <text:p>1.65</text:p>
                <draw:g>
                  <svg:desc>Crossed2PropertyTest.D2:Crossed2PropertyTest.D101</svg:desc>
                </draw:g>
              </table:table-cell>
              <table:table-cell office:value-type="float" office:value="1.4">
                <text:p>1.4</text:p>
                <draw:g>
                  <svg:desc>Crossed2PropertyTest.E2:Crossed2PropertyTest.E101</svg:desc>
                </draw:g>
              </table:table-cell>
              <table:table-cell office:value-type="float" office:value="1.5">
                <text:p>1.5</text:p>
                <draw:g>
                  <svg:desc>Crossed2PropertyTest.F2:Crossed2PropertyTest.F101</svg:desc>
                </draw:g>
              </table:table-cell>
              <table:table-cell office:value-type="float" office:value="2.2">
                <text:p>2.2</text:p>
                <draw:g>
                  <svg:desc>Crossed2PropertyTest.G2:Crossed2PropertyTest.G101</svg:desc>
                </draw:g>
              </table:table-cell>
              <table:table-cell office:value-type="float" office:value="1.9">
                <text:p>1.9</text:p>
                <draw:g>
                  <svg:desc>Crossed2PropertyTest.H2:Crossed2PropertyTest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47368421052632">
                <text:p>1.47368421052632</text:p>
              </table:table-cell>
              <table:table-cell office:value-type="float" office:value="1.57894736842105">
                <text:p>1.57894736842105</text:p>
              </table:table-cell>
              <table:table-cell office:value-type="float" office:value="2">
                <text:p>2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142857142857">
                <text:p>1.32142857142857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1.5">
                <text:p>1.5</text:p>
              </table:table-cell>
              <table:table-cell office:value-type="float" office:value="1.64285714285714">
                <text:p>1.64285714285714</text:p>
              </table:table-cell>
              <table:table-cell office:value-type="float" office:value="1.53571428571429">
                <text:p>1.53571428571429</text:p>
              </table:table-cell>
              <table:table-cell office:value-type="float" office:value="1.82142857142857">
                <text:p>1.82142857142857</text:p>
              </table:table-cell>
              <table:table-cell office:value-type="float" office:value="1.53571428571429">
                <text:p>1.53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243243243243">
                <text:p>1.43243243243243</text:p>
              </table:table-cell>
              <table:table-cell office:value-type="float" office:value="1.59459459459459">
                <text:p>1.59459459459459</text:p>
              </table:table-cell>
              <table:table-cell office:value-type="float" office:value="1.40540540540541">
                <text:p>1.40540540540541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8648648648649">
                <text:p>1.48648648648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40217391304348">
                <text:p>1.40217391304348</text:p>
              </table:table-cell>
              <table:table-cell office:value-type="float" office:value="1.30434782608696">
                <text:p>1.30434782608696</text:p>
              </table:table-cell>
              <table:table-cell office:value-type="float" office:value="1.41304347826087">
                <text:p>1.41304347826087</text:p>
              </table:table-cell>
              <table:table-cell office:value-type="float" office:value="1.41304347826087">
                <text:p>1.41304347826087</text:p>
              </table:table-cell>
              <table:table-cell office:value-type="float" office:value="1.30434782608696">
                <text:p>1.30434782608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44545454545455">
                <text:p>1.4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4545454545455">
                <text:p>1.34545454545455</text:p>
              </table:table-cell>
              <table:table-cell office:value-type="float" office:value="1.34545454545455">
                <text:p>1.3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6875">
                <text:p>1.546875</text:p>
              </table:table-cell>
              <table:table-cell office:value-type="float" office:value="1.46875">
                <text:p>1.46875</text:p>
              </table:table-cell>
              <table:table-cell office:value-type="float" office:value="1.4765625">
                <text:p>1.4765625</text:p>
              </table:table-cell>
              <table:table-cell office:value-type="float" office:value="1.390625">
                <text:p>1.390625</text:p>
              </table:table-cell>
              <table:table-cell office:value-type="float" office:value="1.28125">
                <text:p>1.28125</text:p>
              </table:table-cell>
              <table:table-cell office:value-type="float" office:value="1.390625">
                <text:p>1.390625</text:p>
              </table:table-cell>
              <table:table-cell office:value-type="float" office:value="1.46875">
                <text:p>1.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315068493151">
                <text:p>1.49315068493151</text:p>
              </table:table-cell>
              <table:table-cell office:value-type="float" office:value="1.42465753424658">
                <text:p>1.42465753424658</text:p>
              </table:table-cell>
              <table:table-cell office:value-type="float" office:value="1.45890410958904">
                <text:p>1.45890410958904</text:p>
              </table:table-cell>
              <table:table-cell office:value-type="float" office:value="1.32876712328767">
                <text:p>1.32876712328767</text:p>
              </table:table-cell>
              <table:table-cell office:value-type="float" office:value="1.3972602739726">
                <text:p>1.3972602739726</text:p>
              </table:table-cell>
              <table:table-cell office:value-type="float" office:value="1.41095890410959">
                <text:p>1.41095890410959</text:p>
              </table:table-cell>
              <table:table-cell office:value-type="float" office:value="1.47945205479452">
                <text:p>1.47945205479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5121951219512">
                <text:p>1.45121951219512</text:p>
              </table:table-cell>
              <table:table-cell office:value-type="float" office:value="1.44512195121951">
                <text:p>1.44512195121951</text:p>
              </table:table-cell>
              <table:table-cell office:value-type="float" office:value="1.36585365853659">
                <text:p>1.36585365853659</text:p>
              </table:table-cell>
              <table:table-cell office:value-type="float" office:value="1.42682926829268">
                <text:p>1.42682926829268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2682926829268">
                <text:p>1.42682926829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46703296703297">
                <text:p>1.46703296703297</text:p>
              </table:table-cell>
              <table:table-cell office:value-type="float" office:value="1.38461538461538">
                <text:p>1.38461538461538</text:p>
              </table:table-cell>
              <table:table-cell office:value-type="float" office:value="1.31868131868132">
                <text:p>1.31868131868132</text:p>
              </table:table-cell>
              <table:table-cell office:value-type="float" office:value="1.45054945054945">
                <text:p>1.45054945054945</text:p>
              </table:table-cell>
              <table:table-cell office:value-type="float" office:value="1.38461538461538">
                <text:p>1.384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25">
                <text:p>1.425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1.41743119266055">
                <text:p>1.41743119266055</text:p>
              </table:table-cell>
              <table:table-cell office:value-type="float" office:value="1.37614678899083">
                <text:p>1.37614678899083</text:p>
              </table:table-cell>
              <table:table-cell office:value-type="float" office:value="1.26605504587156">
                <text:p>1.26605504587156</text:p>
              </table:table-cell>
              <table:table-cell office:value-type="float" office:value="1.37614678899083">
                <text:p>1.37614678899083</text:p>
              </table:table-cell>
              <table:table-cell office:value-type="float" office:value="1.32110091743119">
                <text:p>1.32110091743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1.5">
                <text:p>1.5</text:p>
              </table:table-cell>
              <table:table-cell office:value-type="float" office:value="1.36016949152542">
                <text:p>1.36016949152542</text:p>
              </table:table-cell>
              <table:table-cell office:value-type="float" office:value="1.32203389830508">
                <text:p>1.32203389830508</text:p>
              </table:table-cell>
              <table:table-cell office:value-type="float" office:value="1.27118644067797">
                <text:p>1.27118644067797</text:p>
              </table:table-cell>
              <table:table-cell office:value-type="float" office:value="1.3728813559322">
                <text:p>1.3728813559322</text:p>
              </table:table-cell>
              <table:table-cell office:value-type="float" office:value="1.32203389830508">
                <text:p>1.32203389830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1.40157480314961">
                <text:p>1.40157480314961</text:p>
              </table:table-cell>
              <table:table-cell office:value-type="float" office:value="1.35433070866142">
                <text:p>1.35433070866142</text:p>
              </table:table-cell>
              <table:table-cell office:value-type="float" office:value="1.2992125984252">
                <text:p>1.2992125984252</text:p>
              </table:table-cell>
              <table:table-cell office:value-type="float" office:value="1.35433070866142">
                <text:p>1.35433070866142</text:p>
              </table:table-cell>
              <table:table-cell office:value-type="float" office:value="1.35433070866142">
                <text:p>1.3543307086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970588235294">
                <text:p>1.38970588235294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1.36029411764706">
                <text:p>1.36029411764706</text:p>
              </table:table-cell>
              <table:table-cell office:value-type="float" office:value="1.32352941176471">
                <text:p>1.32352941176471</text:p>
              </table:table-cell>
              <table:table-cell office:value-type="float" office:value="1.28676470588235">
                <text:p>1.28676470588235</text:p>
              </table:table-cell>
              <table:table-cell office:value-type="float" office:value="1.375">
                <text:p>1.375</text:p>
              </table:table-cell>
              <table:table-cell office:value-type="float" office:value="1.38970588235294">
                <text:p>1.38970588235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1.37241379310345">
                <text:p>1.37241379310345</text:p>
              </table:table-cell>
              <table:table-cell office:value-type="float" office:value="1.40689655172414">
                <text:p>1.40689655172414</text:p>
              </table:table-cell>
              <table:table-cell office:value-type="float" office:value="1.35862068965517">
                <text:p>1.35862068965517</text:p>
              </table:table-cell>
              <table:table-cell office:value-type="float" office:value="1.31034482758621">
                <text:p>1.31034482758621</text:p>
              </table:table-cell>
              <table:table-cell office:value-type="float" office:value="1.40689655172414">
                <text:p>1.40689655172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8311688311688">
                <text:p>1.38311688311688</text:p>
              </table:table-cell>
              <table:table-cell office:value-type="float" office:value="1.42207792207792">
                <text:p>1.42207792207792</text:p>
              </table:table-cell>
              <table:table-cell office:value-type="float" office:value="1.36038961038961">
                <text:p>1.36038961038961</text:p>
              </table:table-cell>
              <table:table-cell office:value-type="float" office:value="1.42207792207792">
                <text:p>1.42207792207792</text:p>
              </table:table-cell>
              <table:table-cell office:value-type="float" office:value="1.29220779220779">
                <text:p>1.29220779220779</text:p>
              </table:table-cell>
              <table:table-cell office:value-type="float" office:value="1.37662337662338">
                <text:p>1.37662337662338</text:p>
              </table:table-cell>
              <table:table-cell office:value-type="float" office:value="1.33766233766234">
                <text:p>1.33766233766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8036809815951">
                <text:p>1.38036809815951</text:p>
              </table:table-cell>
              <table:table-cell office:value-type="float" office:value="1.45398773006135">
                <text:p>1.45398773006135</text:p>
              </table:table-cell>
              <table:table-cell office:value-type="float" office:value="1.37116564417178">
                <text:p>1.37116564417178</text:p>
              </table:table-cell>
              <table:table-cell office:value-type="float" office:value="1.39877300613497">
                <text:p>1.39877300613497</text:p>
              </table:table-cell>
              <table:table-cell office:value-type="float" office:value="1.23926380368098">
                <text:p>1.23926380368098</text:p>
              </table:table-cell>
              <table:table-cell office:value-type="float" office:value="1.3558282208589">
                <text:p>1.3558282208589</text:p>
              </table:table-cell>
              <table:table-cell office:value-type="float" office:value="1.32515337423313">
                <text:p>1.32515337423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7790697674419">
                <text:p>1.37790697674419</text:p>
              </table:table-cell>
              <table:table-cell office:value-type="float" office:value="1.44767441860465">
                <text:p>1.44767441860465</text:p>
              </table:table-cell>
              <table:table-cell office:value-type="float" office:value="1.36046511627907">
                <text:p>1.36046511627907</text:p>
              </table:table-cell>
              <table:table-cell office:value-type="float" office:value="1.37790697674419">
                <text:p>1.37790697674419</text:p>
              </table:table-cell>
              <table:table-cell office:value-type="float" office:value="1.26744186046512">
                <text:p>1.26744186046512</text:p>
              </table:table-cell>
              <table:table-cell office:value-type="float" office:value="1.37790697674419">
                <text:p>1.37790697674419</text:p>
              </table:table-cell>
              <table:table-cell office:value-type="float" office:value="1.30813953488372">
                <text:p>1.30813953488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569060773481">
                <text:p>1.37569060773481</text:p>
              </table:table-cell>
              <table:table-cell office:value-type="float" office:value="1.44198895027624">
                <text:p>1.44198895027624</text:p>
              </table:table-cell>
              <table:table-cell office:value-type="float" office:value="1.37016574585635">
                <text:p>1.37016574585635</text:p>
              </table:table-cell>
              <table:table-cell office:value-type="float" office:value="1.39779005524862">
                <text:p>1.39779005524862</text:p>
              </table:table-cell>
              <table:table-cell office:value-type="float" office:value="1.33149171270718">
                <text:p>1.33149171270718</text:p>
              </table:table-cell>
              <table:table-cell office:value-type="float" office:value="1.35911602209945">
                <text:p>1.35911602209945</text:p>
              </table:table-cell>
              <table:table-cell office:value-type="float" office:value="1.33149171270718">
                <text:p>1.3314917127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7368421052632">
                <text:p>1.37368421052632</text:p>
              </table:table-cell>
              <table:table-cell office:value-type="float" office:value="1.43684210526316">
                <text:p>1.43684210526316</text:p>
              </table:table-cell>
              <table:table-cell office:value-type="float" office:value="1.37894736842105">
                <text:p>1.37894736842105</text:p>
              </table:table-cell>
              <table:table-cell office:value-type="float" office:value="1.41578947368421">
                <text:p>1.41578947368421</text:p>
              </table:table-cell>
              <table:table-cell office:value-type="float" office:value="1.35263157894737">
                <text:p>1.35263157894737</text:p>
              </table:table-cell>
              <table:table-cell office:value-type="float" office:value="1.37894736842105">
                <text:p>1.37894736842105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7185929648241">
                <text:p>1.37185929648241</text:p>
              </table:table-cell>
              <table:table-cell office:value-type="float" office:value="1.4321608040201">
                <text:p>1.4321608040201</text:p>
              </table:table-cell>
              <table:table-cell office:value-type="float" office:value="1.36934673366834">
                <text:p>1.36934673366834</text:p>
              </table:table-cell>
              <table:table-cell office:value-type="float" office:value="1.4321608040201">
                <text:p>1.4321608040201</text:p>
              </table:table-cell>
              <table:table-cell office:value-type="float" office:value="1.37185929648241">
                <text:p>1.37185929648241</text:p>
              </table:table-cell>
              <table:table-cell office:value-type="float" office:value="1.36180904522613">
                <text:p>1.36180904522613</text:p>
              </table:table-cell>
              <table:table-cell office:value-type="float" office:value="1.33668341708543">
                <text:p>1.33668341708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019230769231">
                <text:p>1.37019230769231</text:p>
              </table:table-cell>
              <table:table-cell office:value-type="float" office:value="1.42788461538462">
                <text:p>1.42788461538462</text:p>
              </table:table-cell>
              <table:table-cell office:value-type="float" office:value="1.37740384615385">
                <text:p>1.37740384615385</text:p>
              </table:table-cell>
              <table:table-cell office:value-type="float" office:value="1.44711538461538">
                <text:p>1.44711538461538</text:p>
              </table:table-cell>
              <table:table-cell office:value-type="float" office:value="1.35576923076923">
                <text:p>1.35576923076923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5576923076923">
                <text:p>1.35576923076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866359447005">
                <text:p>1.36866359447005</text:p>
              </table:table-cell>
              <table:table-cell office:value-type="float" office:value="1.42396313364055">
                <text:p>1.42396313364055</text:p>
              </table:table-cell>
              <table:table-cell office:value-type="float" office:value="1.38479262672811">
                <text:p>1.38479262672811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37327188940092">
                <text:p>1.37327188940092</text:p>
              </table:table-cell>
              <table:table-cell office:value-type="float" office:value="1.36405529953917">
                <text:p>1.36405529953917</text:p>
              </table:table-cell>
              <table:table-cell office:value-type="float" office:value="1.37327188940092">
                <text:p>1.37327188940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725663716814">
                <text:p>1.36725663716814</text:p>
              </table:table-cell>
              <table:table-cell office:value-type="float" office:value="1.42035398230089">
                <text:p>1.42035398230089</text:p>
              </table:table-cell>
              <table:table-cell office:value-type="float" office:value="1.36061946902655">
                <text:p>1.36061946902655</text:p>
              </table:table-cell>
              <table:table-cell office:value-type="float" office:value="1.41150442477876">
                <text:p>1.41150442477876</text:p>
              </table:table-cell>
              <table:table-cell office:value-type="float" office:value="1.35840707964602">
                <text:p>1.35840707964602</text:p>
              </table:table-cell>
              <table:table-cell office:value-type="float" office:value="1.38053097345133">
                <text:p>1.38053097345133</text:p>
              </table:table-cell>
              <table:table-cell office:value-type="float" office:value="1.35840707964602">
                <text:p>1.35840707964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595744680851">
                <text:p>1.36595744680851</text:p>
              </table:table-cell>
              <table:table-cell office:value-type="float" office:value="1.42553191489362">
                <text:p>1.42553191489362</text:p>
              </table:table-cell>
              <table:table-cell office:value-type="float" office:value="1.3531914893617">
                <text:p>1.3531914893617</text:p>
              </table:table-cell>
              <table:table-cell office:value-type="float" office:value="1.39574468085106">
                <text:p>1.39574468085106</text:p>
              </table:table-cell>
              <table:table-cell office:value-type="float" office:value="1.31063829787234">
                <text:p>1.31063829787234</text:p>
              </table:table-cell>
              <table:table-cell office:value-type="float" office:value="1.36595744680851">
                <text:p>1.36595744680851</text:p>
              </table:table-cell>
              <table:table-cell office:value-type="float" office:value="1.28085106382979">
                <text:p>1.28085106382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7295081967213">
                <text:p>1.37295081967213</text:p>
              </table:table-cell>
              <table:table-cell office:value-type="float" office:value="1.4016393442623">
                <text:p>1.4016393442623</text:p>
              </table:table-cell>
              <table:table-cell office:value-type="float" office:value="1.33196721311475">
                <text:p>1.33196721311475</text:p>
              </table:table-cell>
              <table:table-cell office:value-type="float" office:value="1.40573770491803">
                <text:p>1.40573770491803</text:p>
              </table:table-cell>
              <table:table-cell office:value-type="float" office:value="1.31967213114754">
                <text:p>1.31967213114754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29098360655738">
                <text:p>1.29098360655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177865612648">
                <text:p>1.35177865612648</text:p>
              </table:table-cell>
              <table:table-cell office:value-type="float" office:value="1.40711462450593">
                <text:p>1.40711462450593</text:p>
              </table:table-cell>
              <table:table-cell office:value-type="float" office:value="1.35375494071146">
                <text:p>1.35375494071146</text:p>
              </table:table-cell>
              <table:table-cell office:value-type="float" office:value="1.38339920948617">
                <text:p>1.38339920948617</text:p>
              </table:table-cell>
              <table:table-cell office:value-type="float" office:value="1.32806324110672">
                <text:p>1.32806324110672</text:p>
              </table:table-cell>
              <table:table-cell office:value-type="float" office:value="1.35573122529644">
                <text:p>1.35573122529644</text:p>
              </table:table-cell>
              <table:table-cell office:value-type="float" office:value="1.300395256917">
                <text:p>1.300395256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87786259542">
                <text:p>1.3587786259542</text:p>
              </table:table-cell>
              <table:table-cell office:value-type="float" office:value="1.41221374045802">
                <text:p>1.41221374045802</text:p>
              </table:table-cell>
              <table:table-cell office:value-type="float" office:value="1.36068702290076">
                <text:p>1.36068702290076</text:p>
              </table:table-cell>
              <table:table-cell office:value-type="float" office:value="1.38931297709924">
                <text:p>1.38931297709924</text:p>
              </table:table-cell>
              <table:table-cell office:value-type="float" office:value="1.30916030534351">
                <text:p>1.30916030534351</text:p>
              </table:table-cell>
              <table:table-cell office:value-type="float" office:value="1.36259541984733">
                <text:p>1.36259541984733</text:p>
              </table:table-cell>
              <table:table-cell office:value-type="float" office:value="1.30916030534351">
                <text:p>1.3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531365313653">
                <text:p>1.36531365313653</text:p>
              </table:table-cell>
              <table:table-cell office:value-type="float" office:value="1.4169741697417">
                <text:p>1.4169741697417</text:p>
              </table:table-cell>
              <table:table-cell office:value-type="float" office:value="1.34132841328413">
                <text:p>1.34132841328413</text:p>
              </table:table-cell>
              <table:table-cell office:value-type="float" office:value="1.29151291512915">
                <text:p>1.29151291512915</text:p>
              </table:table-cell>
              <table:table-cell office:value-type="float" office:value="1.29151291512915">
                <text:p>1.29151291512915</text:p>
              </table:table-cell>
              <table:table-cell office:value-type="float" office:value="1.34317343173432">
                <text:p>1.34317343173432</text:p>
              </table:table-cell>
              <table:table-cell office:value-type="float" office:value="1.29151291512915">
                <text:p>1.29151291512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1.34821428571429">
                <text:p>1.34821428571429</text:p>
              </table:table-cell>
              <table:table-cell office:value-type="float" office:value="1.325">
                <text:p>1.325</text:p>
              </table:table-cell>
              <table:table-cell office:value-type="float" office:value="1.275">
                <text:p>1.275</text:p>
              </table:table-cell>
              <table:table-cell office:value-type="float" office:value="1.35">
                <text:p>1.3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7716262975779">
                <text:p>1.37716262975779</text:p>
              </table:table-cell>
              <table:table-cell office:value-type="float" office:value="1.42560553633218">
                <text:p>1.42560553633218</text:p>
              </table:table-cell>
              <table:table-cell office:value-type="float" office:value="1.34256055363322">
                <text:p>1.34256055363322</text:p>
              </table:table-cell>
              <table:table-cell office:value-type="float" office:value="1.28373702422145">
                <text:p>1.28373702422145</text:p>
              </table:table-cell>
              <table:table-cell office:value-type="float" office:value="1.25951557093426">
                <text:p>1.25951557093426</text:p>
              </table:table-cell>
              <table:table-cell office:value-type="float" office:value="1.30795847750865">
                <text:p>1.30795847750865</text:p>
              </table:table-cell>
              <table:table-cell office:value-type="float" office:value="1.25951557093426">
                <text:p>1.25951557093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906040268456">
                <text:p>1.35906040268456</text:p>
              </table:table-cell>
              <table:table-cell office:value-type="float" office:value="1.42953020134228">
                <text:p>1.42953020134228</text:p>
              </table:table-cell>
              <table:table-cell office:value-type="float" office:value="1.34395973154362">
                <text:p>1.34395973154362</text:p>
              </table:table-cell>
              <table:table-cell office:value-type="float" office:value="1.26845637583893">
                <text:p>1.26845637583893</text:p>
              </table:table-cell>
              <table:table-cell office:value-type="float" office:value="1.28187919463087">
                <text:p>1.28187919463087</text:p>
              </table:table-cell>
              <table:table-cell office:value-type="float" office:value="1.3255033557047">
                <text:p>1.3255033557047</text:p>
              </table:table-cell>
              <table:table-cell office:value-type="float" office:value="1.30872483221477">
                <text:p>1.308724832214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482084690554">
                <text:p>1.36482084690554</text:p>
              </table:table-cell>
              <table:table-cell office:value-type="float" office:value="1.43322475570033">
                <text:p>1.43322475570033</text:p>
              </table:table-cell>
              <table:table-cell office:value-type="float" office:value="1.35667752442997">
                <text:p>1.35667752442997</text:p>
              </table:table-cell>
              <table:table-cell office:value-type="float" office:value="1.29315960912052">
                <text:p>1.29315960912052</text:p>
              </table:table-cell>
              <table:table-cell office:value-type="float" office:value="1.27687296416938">
                <text:p>1.27687296416938</text:p>
              </table:table-cell>
              <table:table-cell office:value-type="float" office:value="1.34527687296417">
                <text:p>1.34527687296417</text:p>
              </table:table-cell>
              <table:table-cell office:value-type="float" office:value="1.30293159609121">
                <text:p>1.30293159609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7025316455696">
                <text:p>1.37025316455696</text:p>
              </table:table-cell>
              <table:table-cell office:value-type="float" office:value="1.43670886075949">
                <text:p>1.43670886075949</text:p>
              </table:table-cell>
              <table:table-cell office:value-type="float" office:value="1.36867088607595">
                <text:p>1.36867088607595</text:p>
              </table:table-cell>
              <table:table-cell office:value-type="float" office:value="1.2626582278481">
                <text:p>1.2626582278481</text:p>
              </table:table-cell>
              <table:table-cell office:value-type="float" office:value="1.29746835443038">
                <text:p>1.29746835443038</text:p>
              </table:table-cell>
              <table:table-cell office:value-type="float" office:value="1.31329113924051">
                <text:p>1.31329113924051</text:p>
              </table:table-cell>
              <table:table-cell office:value-type="float" office:value="1.29746835443038">
                <text:p>1.29746835443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384615384615">
                <text:p>1.35384615384615</text:p>
              </table:table-cell>
              <table:table-cell office:value-type="float" office:value="1.44">
                <text:p>1.44</text:p>
              </table:table-cell>
              <table:table-cell office:value-type="float" office:value="1.35538461538462">
                <text:p>1.35538461538462</text:p>
              </table:table-cell>
              <table:table-cell office:value-type="float" office:value="1.25538461538462">
                <text:p>1.25538461538462</text:p>
              </table:table-cell>
              <table:table-cell office:value-type="float" office:value="1.29230769230769">
                <text:p>1.29230769230769</text:p>
              </table:table-cell>
              <table:table-cell office:value-type="float" office:value="1.32923076923077">
                <text:p>1.32923076923077</text:p>
              </table:table-cell>
              <table:table-cell office:value-type="float" office:value="1.29230769230769">
                <text:p>1.2923076923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5928143712575">
                <text:p>1.35928143712575</text:p>
              </table:table-cell>
              <table:table-cell office:value-type="float" office:value="1.44311377245509">
                <text:p>1.44311377245509</text:p>
              </table:table-cell>
              <table:table-cell office:value-type="float" office:value="1.35479041916168">
                <text:p>1.35479041916168</text:p>
              </table:table-cell>
              <table:table-cell office:value-type="float" office:value="1.27544910179641">
                <text:p>1.27544910179641</text:p>
              </table:table-cell>
              <table:table-cell office:value-type="float" office:value="1.26347305389222">
                <text:p>1.26347305389222</text:p>
              </table:table-cell>
              <table:table-cell office:value-type="float" office:value="1.34730538922156">
                <text:p>1.34730538922156</text:p>
              </table:table-cell>
              <table:table-cell office:value-type="float" office:value="1.26347305389222">
                <text:p>1.26347305389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6443148688047">
                <text:p>1.36443148688047</text:p>
              </table:table-cell>
              <table:table-cell office:value-type="float" office:value="1.44606413994169">
                <text:p>1.44606413994169</text:p>
              </table:table-cell>
              <table:table-cell office:value-type="float" office:value="1.35422740524781">
                <text:p>1.35422740524781</text:p>
              </table:table-cell>
              <table:table-cell office:value-type="float" office:value="1.29446064139942">
                <text:p>1.29446064139942</text:p>
              </table:table-cell>
              <table:table-cell office:value-type="float" office:value="1.28279883381924">
                <text:p>1.28279883381924</text:p>
              </table:table-cell>
              <table:table-cell office:value-type="float" office:value="1.34110787172012">
                <text:p>1.34110787172012</text:p>
              </table:table-cell>
              <table:table-cell office:value-type="float" office:value="1.30612244897959">
                <text:p>1.30612244897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6931818181818">
                <text:p>1.36931818181818</text:p>
              </table:table-cell>
              <table:table-cell office:value-type="float" office:value="1.44886363636364">
                <text:p>1.44886363636364</text:p>
              </table:table-cell>
              <table:table-cell office:value-type="float" office:value="1.31960227272727">
                <text:p>1.31960227272727</text:p>
              </table:table-cell>
              <table:table-cell office:value-type="float" office:value="1.3125">
                <text:p>1.3125</text:p>
              </table:table-cell>
              <table:table-cell office:value-type="float" office:value="1.25568181818182">
                <text:p>1.25568181818182</text:p>
              </table:table-cell>
              <table:table-cell office:value-type="float" office:value="1.33522727272727">
                <text:p>1.33522727272727</text:p>
              </table:table-cell>
              <table:table-cell office:value-type="float" office:value="1.30113636363636">
                <text:p>1.3011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7396121883657">
                <text:p>1.37396121883657</text:p>
              </table:table-cell>
              <table:table-cell office:value-type="float" office:value="1.43213296398892">
                <text:p>1.43213296398892</text:p>
              </table:table-cell>
              <table:table-cell office:value-type="float" office:value="1.36426592797784">
                <text:p>1.36426592797784</text:p>
              </table:table-cell>
              <table:table-cell office:value-type="float" office:value="1.30747922437673">
                <text:p>1.30747922437673</text:p>
              </table:table-cell>
              <table:table-cell office:value-type="float" office:value="1.27146814404432">
                <text:p>1.27146814404432</text:p>
              </table:table-cell>
              <table:table-cell office:value-type="float" office:value="1.32963988919668">
                <text:p>1.32963988919668</text:p>
              </table:table-cell>
              <table:table-cell office:value-type="float" office:value="1.29362880886427">
                <text:p>1.29362880886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945945945946">
                <text:p>1.35945945945946</text:p>
              </table:table-cell>
              <table:table-cell office:value-type="float" office:value="1.43513513513514">
                <text:p>1.43513513513514</text:p>
              </table:table-cell>
              <table:table-cell office:value-type="float" office:value="1.34189189189189">
                <text:p>1.34189189189189</text:p>
              </table:table-cell>
              <table:table-cell office:value-type="float" office:value="1.32162162162162">
                <text:p>1.32162162162162</text:p>
              </table:table-cell>
              <table:table-cell office:value-type="float" office:value="1.31081081081081">
                <text:p>1.31081081081081</text:p>
              </table:table-cell>
              <table:table-cell office:value-type="float" office:value="1.32162162162162">
                <text:p>1.32162162162162</text:p>
              </table:table-cell>
              <table:table-cell office:value-type="float" office:value="1.31081081081081">
                <text:p>1.31081081081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6411609498681">
                <text:p>1.36411609498681</text:p>
              </table:table-cell>
              <table:table-cell office:value-type="float" office:value="1.43799472295515">
                <text:p>1.43799472295515</text:p>
              </table:table-cell>
              <table:table-cell office:value-type="float" office:value="1.36279683377309">
                <text:p>1.36279683377309</text:p>
              </table:table-cell>
              <table:table-cell office:value-type="float" office:value="1.3377308707124">
                <text:p>1.3377308707124</text:p>
              </table:table-cell>
              <table:table-cell office:value-type="float" office:value="1.32717678100264">
                <text:p>1.32717678100264</text:p>
              </table:table-cell>
              <table:table-cell office:value-type="float" office:value="1.3377308707124">
                <text:p>1.3377308707124</text:p>
              </table:table-cell>
              <table:table-cell office:value-type="float" office:value="1.28496042216359">
                <text:p>1.28496042216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6855670103093">
                <text:p>1.36855670103093</text:p>
              </table:table-cell>
              <table:table-cell office:value-type="float" office:value="1.42268041237113">
                <text:p>1.42268041237113</text:p>
              </table:table-cell>
              <table:table-cell office:value-type="float" office:value="1.32087628865979">
                <text:p>1.32087628865979</text:p>
              </table:table-cell>
              <table:table-cell office:value-type="float" office:value="1.35309278350515">
                <text:p>1.35309278350515</text:p>
              </table:table-cell>
              <table:table-cell office:value-type="float" office:value="1.27835051546392">
                <text:p>1.27835051546392</text:p>
              </table:table-cell>
              <table:table-cell office:value-type="float" office:value="1.35309278350515">
                <text:p>1.35309278350515</text:p>
              </table:table-cell>
              <table:table-cell office:value-type="float" office:value="1.29896907216495">
                <text:p>1.29896907216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51637279597">
                <text:p>1.3551637279597</text:p>
              </table:table-cell>
              <table:table-cell office:value-type="float" office:value="1.42569269521411">
                <text:p>1.42569269521411</text:p>
              </table:table-cell>
              <table:table-cell office:value-type="float" office:value="1.34130982367758">
                <text:p>1.34130982367758</text:p>
              </table:table-cell>
              <table:table-cell office:value-type="float" office:value="1.32493702770781">
                <text:p>1.32493702770781</text:p>
              </table:table-cell>
              <table:table-cell office:value-type="float" office:value="1.27455919395466">
                <text:p>1.27455919395466</text:p>
              </table:table-cell>
              <table:table-cell office:value-type="float" office:value="1.32493702770781">
                <text:p>1.32493702770781</text:p>
              </table:table-cell>
              <table:table-cell office:value-type="float" office:value="1.29471032745592">
                <text:p>1.29471032745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5960591133005">
                <text:p>1.3596059113300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34113300492611">
                <text:p>1.34113300492611</text:p>
              </table:table-cell>
              <table:table-cell office:value-type="float" office:value="1.32019704433498">
                <text:p>1.32019704433498</text:p>
              </table:table-cell>
              <table:table-cell office:value-type="float" office:value="1.31034482758621">
                <text:p>1.31034482758621</text:p>
              </table:table-cell>
              <table:table-cell office:value-type="float" office:value="1.30049261083744">
                <text:p>1.30049261083744</text:p>
              </table:table-cell>
              <table:table-cell office:value-type="float" office:value="1.29064039408867">
                <text:p>1.29064039408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6385542168675">
                <text:p>1.36385542168675</text:p>
              </table:table-cell>
              <table:table-cell office:value-type="float" office:value="1.43132530120482">
                <text:p>1.43132530120482</text:p>
              </table:table-cell>
              <table:table-cell office:value-type="float" office:value="1.35060240963855">
                <text:p>1.35060240963855</text:p>
              </table:table-cell>
              <table:table-cell office:value-type="float" office:value="1.29638554216867">
                <text:p>1.29638554216867</text:p>
              </table:table-cell>
              <table:table-cell office:value-type="float" office:value="1.32530120481928">
                <text:p>1.32530120481928</text:p>
              </table:table-cell>
              <table:table-cell office:value-type="float" office:value="1.31566265060241">
                <text:p>1.31566265060241</text:p>
              </table:table-cell>
              <table:table-cell office:value-type="float" office:value="1.28674698795181">
                <text:p>1.28674698795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5141509433962">
                <text:p>1.35141509433962</text:p>
              </table:table-cell>
              <table:table-cell office:value-type="float" office:value="1.41745283018868">
                <text:p>1.41745283018868</text:p>
              </table:table-cell>
              <table:table-cell office:value-type="float" office:value="1.3313679245283">
                <text:p>1.3313679245283</text:p>
              </table:table-cell>
              <table:table-cell office:value-type="float" office:value="1.30896226415094">
                <text:p>1.30896226415094</text:p>
              </table:table-cell>
              <table:table-cell office:value-type="float" office:value="1.31839622641509">
                <text:p>1.31839622641509</text:p>
              </table:table-cell>
              <table:table-cell office:value-type="float" office:value="1.30896226415094">
                <text:p>1.30896226415094</text:p>
              </table:table-cell>
              <table:table-cell office:value-type="float" office:value="1.29952830188679">
                <text:p>1.29952830188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565819861432">
                <text:p>1.35565819861432</text:p>
              </table:table-cell>
              <table:table-cell office:value-type="float" office:value="1.4203233256351">
                <text:p>1.4203233256351</text:p>
              </table:table-cell>
              <table:table-cell office:value-type="float" office:value="1.34064665127021">
                <text:p>1.34064665127021</text:p>
              </table:table-cell>
              <table:table-cell office:value-type="float" office:value="1.30484988452656">
                <text:p>1.30484988452656</text:p>
              </table:table-cell>
              <table:table-cell office:value-type="float" office:value="1.27713625866051">
                <text:p>1.27713625866051</text:p>
              </table:table-cell>
              <table:table-cell office:value-type="float" office:value="1.34180138568129">
                <text:p>1.34180138568129</text:p>
              </table:table-cell>
              <table:table-cell office:value-type="float" office:value="1.29561200923788">
                <text:p>1.295612009237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389140271493">
                <text:p>1.34389140271493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33144796380091">
                <text:p>1.33144796380091</text:p>
              </table:table-cell>
              <table:table-cell office:value-type="float" office:value="1.29864253393665">
                <text:p>1.29864253393665</text:p>
              </table:table-cell>
              <table:table-cell office:value-type="float" office:value="1.2737556561086">
                <text:p>1.2737556561086</text:p>
              </table:table-cell>
              <table:table-cell office:value-type="float" office:value="1.33484162895928">
                <text:p>1.33484162895928</text:p>
              </table:table-cell>
              <table:table-cell office:value-type="float" office:value="1.30995475113122">
                <text:p>1.30995475113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4811529933481">
                <text:p>1.34811529933481</text:p>
              </table:table-cell>
              <table:table-cell office:value-type="float" office:value="1.41019955654102">
                <text:p>1.41019955654102</text:p>
              </table:table-cell>
              <table:table-cell office:value-type="float" office:value="1.34035476718404">
                <text:p>1.34035476718404</text:p>
              </table:table-cell>
              <table:table-cell office:value-type="float" office:value="1.31263858093126">
                <text:p>1.31263858093126</text:p>
              </table:table-cell>
              <table:table-cell office:value-type="float" office:value="1.2860310421286">
                <text:p>1.2860310421286</text:p>
              </table:table-cell>
              <table:table-cell office:value-type="float" office:value="1.33037694013304">
                <text:p>1.33037694013304</text:p>
              </table:table-cell>
              <table:table-cell office:value-type="float" office:value="1.30376940133038">
                <text:p>1.30376940133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5217391304348">
                <text:p>1.35217391304348</text:p>
              </table:table-cell>
              <table:table-cell office:value-type="float" office:value="1.41304347826087">
                <text:p>1.41304347826087</text:p>
              </table:table-cell>
              <table:table-cell office:value-type="float" office:value="1.33152173913043">
                <text:p>1.33152173913043</text:p>
              </table:table-cell>
              <table:table-cell office:value-type="float" office:value="1.30869565217391">
                <text:p>1.30869565217391</text:p>
              </table:table-cell>
              <table:table-cell office:value-type="float" office:value="1.28260869565217">
                <text:p>1.28260869565217</text:p>
              </table:table-cell>
              <table:table-cell office:value-type="float" office:value="1.34347826086957">
                <text:p>1.34347826086957</text:p>
              </table:table-cell>
              <table:table-cell office:value-type="float" office:value="1.28260869565217">
                <text:p>1.28260869565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4115138592751">
                <text:p>1.34115138592751</text:p>
              </table:table-cell>
              <table:table-cell office:value-type="float" office:value="1.41577825159915">
                <text:p>1.41577825159915</text:p>
              </table:table-cell>
              <table:table-cell office:value-type="float" office:value="1.34008528784648">
                <text:p>1.34008528784648</text:p>
              </table:table-cell>
              <table:table-cell office:value-type="float" office:value="1.30277185501066">
                <text:p>1.30277185501066</text:p>
              </table:table-cell>
              <table:table-cell office:value-type="float" office:value="1.27931769722815">
                <text:p>1.27931769722815</text:p>
              </table:table-cell>
              <table:table-cell office:value-type="float" office:value="1.33688699360341">
                <text:p>1.33688699360341</text:p>
              </table:table-cell>
              <table:table-cell office:value-type="float" office:value="1.27931769722815">
                <text:p>1.27931769722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518828451883">
                <text:p>1.34518828451883</text:p>
              </table:table-cell>
              <table:table-cell office:value-type="float" office:value="1.40376569037657">
                <text:p>1.40376569037657</text:p>
              </table:table-cell>
              <table:table-cell office:value-type="float" office:value="1.33995815899582">
                <text:p>1.33995815899582</text:p>
              </table:table-cell>
              <table:table-cell office:value-type="float" office:value="1.26569037656904">
                <text:p>1.26569037656904</text:p>
              </table:table-cell>
              <table:table-cell office:value-type="float" office:value="1.2907949790795">
                <text:p>1.2907949790795</text:p>
              </table:table-cell>
              <table:table-cell office:value-type="float" office:value="1.3326359832636">
                <text:p>1.3326359832636</text:p>
              </table:table-cell>
              <table:table-cell office:value-type="float" office:value="1.30753138075314">
                <text:p>1.30753138075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4907597535934">
                <text:p>1.34907597535934</text:p>
              </table:table-cell>
              <table:table-cell office:value-type="float" office:value="1.40657084188912">
                <text:p>1.40657084188912</text:p>
              </table:table-cell>
              <table:table-cell office:value-type="float" office:value="1.33162217659138">
                <text:p>1.33162217659138</text:p>
              </table:table-cell>
              <table:table-cell office:value-type="float" office:value="1.29568788501027">
                <text:p>1.29568788501027</text:p>
              </table:table-cell>
              <table:table-cell office:value-type="float" office:value="1.28747433264887">
                <text:p>1.28747433264887</text:p>
              </table:table-cell>
              <table:table-cell office:value-type="float" office:value="1.29568788501027">
                <text:p>1.29568788501027</text:p>
              </table:table-cell>
              <table:table-cell office:value-type="float" office:value="1.30390143737166">
                <text:p>1.30390143737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9516129032258">
                <text:p>1.39516129032258</text:p>
              </table:table-cell>
              <table:table-cell office:value-type="float" office:value="1.33971774193548">
                <text:p>1.33971774193548</text:p>
              </table:table-cell>
              <table:table-cell office:value-type="float" office:value="1.29032258064516">
                <text:p>1.29032258064516</text:p>
              </table:table-cell>
              <table:table-cell office:value-type="float" office:value="1.28225806451613">
                <text:p>1.28225806451613</text:p>
              </table:table-cell>
              <table:table-cell office:value-type="float" office:value="1.30645161290323">
                <text:p>1.30645161290323</text:p>
              </table:table-cell>
              <table:table-cell office:value-type="float" office:value="1.29838709677419">
                <text:p>1.29838709677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4257425742574">
                <text:p>1.34257425742574</text:p>
              </table:table-cell>
              <table:table-cell office:value-type="float" office:value="1.3980198019802">
                <text:p>1.3980198019802</text:p>
              </table:table-cell>
              <table:table-cell office:value-type="float" office:value="1.31584158415842">
                <text:p>1.31584158415842</text:p>
              </table:table-cell>
              <table:table-cell office:value-type="float" office:value="1.3029702970297">
                <text:p>1.3029702970297</text:p>
              </table:table-cell>
              <table:table-cell office:value-type="float" office:value="1.27920792079208">
                <text:p>1.27920792079208</text:p>
              </table:table-cell>
              <table:table-cell office:value-type="float" office:value="1.3029702970297">
                <text:p>1.3029702970297</text:p>
              </table:table-cell>
              <table:table-cell office:value-type="float" office:value="1.31089108910891">
                <text:p>1.31089108910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630350194553">
                <text:p>1.34630350194553</text:p>
              </table:table-cell>
              <table:table-cell office:value-type="float" office:value="1.38715953307393">
                <text:p>1.38715953307393</text:p>
              </table:table-cell>
              <table:table-cell office:value-type="float" office:value="1.32392996108949">
                <text:p>1.32392996108949</text:p>
              </table:table-cell>
              <table:table-cell office:value-type="float" office:value="1.29961089494163">
                <text:p>1.29961089494163</text:p>
              </table:table-cell>
              <table:table-cell office:value-type="float" office:value="1.27431906614786">
                <text:p>1.27431906614786</text:p>
              </table:table-cell>
              <table:table-cell office:value-type="float" office:value="1.31517509727626">
                <text:p>1.31517509727626</text:p>
              </table:table-cell>
              <table:table-cell office:value-type="float" office:value="1.30544747081712">
                <text:p>1.30544747081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3652007648184">
                <text:p>1.33652007648184</text:p>
              </table:table-cell>
              <table:table-cell office:value-type="float" office:value="1.39005736137667">
                <text:p>1.39005736137667</text:p>
              </table:table-cell>
              <table:table-cell office:value-type="float" office:value="1.33173996175908">
                <text:p>1.33173996175908</text:p>
              </table:table-cell>
              <table:table-cell office:value-type="float" office:value="1.29445506692161">
                <text:p>1.29445506692161</text:p>
              </table:table-cell>
              <table:table-cell office:value-type="float" office:value="1.30210325047801">
                <text:p>1.30210325047801</text:p>
              </table:table-cell>
              <table:table-cell office:value-type="float" office:value="1.34034416826004">
                <text:p>1.34034416826004</text:p>
              </table:table-cell>
              <table:table-cell office:value-type="float" office:value="1.30210325047801">
                <text:p>1.30210325047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4022556390977">
                <text:p>1.34022556390977</text:p>
              </table:table-cell>
              <table:table-cell office:value-type="float" office:value="1.3796992481203">
                <text:p>1.3796992481203</text:p>
              </table:table-cell>
              <table:table-cell office:value-type="float" office:value="1.32424812030075">
                <text:p>1.32424812030075</text:p>
              </table:table-cell>
              <table:table-cell office:value-type="float" office:value="1.30639097744361">
                <text:p>1.30639097744361</text:p>
              </table:table-cell>
              <table:table-cell office:value-type="float" office:value="1.28195488721805">
                <text:p>1.28195488721805</text:p>
              </table:table-cell>
              <table:table-cell office:value-type="float" office:value="1.32142857142857">
                <text:p>1.32142857142857</text:p>
              </table:table-cell>
              <table:table-cell office:value-type="float" office:value="1.29699248120301">
                <text:p>1.29699248120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3086876155268">
                <text:p>1.33086876155268</text:p>
              </table:table-cell>
              <table:table-cell office:value-type="float" office:value="1.3826247689464">
                <text:p>1.3826247689464</text:p>
              </table:table-cell>
              <table:table-cell office:value-type="float" office:value="1.31700554528651">
                <text:p>1.31700554528651</text:p>
              </table:table-cell>
              <table:table-cell office:value-type="float" office:value="1.28650646950092">
                <text:p>1.28650646950092</text:p>
              </table:table-cell>
              <table:table-cell office:value-type="float" office:value="1.27911275415896">
                <text:p>1.27911275415896</text:p>
              </table:table-cell>
              <table:table-cell office:value-type="float" office:value="1.33086876155268">
                <text:p>1.33086876155268</text:p>
              </table:table-cell>
              <table:table-cell office:value-type="float" office:value="1.29390018484288">
                <text:p>1.29390018484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454545454545">
                <text:p>1.33454545454545</text:p>
              </table:table-cell>
              <table:table-cell office:value-type="float" office:value="1.37272727272727">
                <text:p>1.37272727272727</text:p>
              </table:table-cell>
              <table:table-cell office:value-type="float" office:value="1.33181818181818">
                <text:p>1.33181818181818</text:p>
              </table:table-cell>
              <table:table-cell office:value-type="float" office:value="1.28363636363636">
                <text:p>1.28363636363636</text:p>
              </table:table-cell>
              <table:table-cell office:value-type="float" office:value="1.27454545454545">
                <text:p>1.27454545454545</text:p>
              </table:table-cell>
              <table:table-cell office:value-type="float" office:value="1.29818181818182">
                <text:p>1.29818181818182</text:p>
              </table:table-cell>
              <table:table-cell office:value-type="float" office:value="1.30363636363636">
                <text:p>1.303636363636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2558139534884">
                <text:p>1.32558139534884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1.31037567084079">
                <text:p>1.31037567084079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1252236136">
                <text:p>1.2701252236136</text:p>
              </table:table-cell>
              <table:table-cell office:value-type="float" office:value="1.30769230769231">
                <text:p>1.30769230769231</text:p>
              </table:table-cell>
              <table:table-cell office:value-type="float" office:value="1.29874776386404">
                <text:p>1.29874776386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2922535211268">
                <text:p>1.32922535211268</text:p>
              </table:table-cell>
              <table:table-cell office:value-type="float" office:value="1.36619718309859">
                <text:p>1.36619718309859</text:p>
              </table:table-cell>
              <table:table-cell office:value-type="float" office:value="1.30369718309859">
                <text:p>1.30369718309859</text:p>
              </table:table-cell>
              <table:table-cell office:value-type="float" office:value="1.29049295774648">
                <text:p>1.29049295774648</text:p>
              </table:table-cell>
              <table:table-cell office:value-type="float" office:value="1.26760563380282">
                <text:p>1.26760563380282</text:p>
              </table:table-cell>
              <table:table-cell office:value-type="float" office:value="1.30457746478873">
                <text:p>1.30457746478873</text:p>
              </table:table-cell>
              <table:table-cell office:value-type="float" office:value="1.29577464788732">
                <text:p>1.295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275563258232">
                <text:p>1.33275563258232</text:p>
              </table:table-cell>
              <table:table-cell office:value-type="float" office:value="1.37435008665511">
                <text:p>1.37435008665511</text:p>
              </table:table-cell>
              <table:table-cell office:value-type="float" office:value="1.31109185441941">
                <text:p>1.31109185441941</text:p>
              </table:table-cell>
              <table:table-cell office:value-type="float" office:value="1.30155979202773">
                <text:p>1.30155979202773</text:p>
              </table:table-cell>
              <table:table-cell office:value-type="float" office:value="1.2894280762565">
                <text:p>1.2894280762565</text:p>
              </table:table-cell>
              <table:table-cell office:value-type="float" office:value="1.30155979202773">
                <text:p>1.30155979202773</text:p>
              </table:table-cell>
              <table:table-cell office:value-type="float" office:value="1.2894280762565">
                <text:p>1.2894280762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2423208191126">
                <text:p>1.32423208191126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1.31825938566553">
                <text:p>1.31825938566553</text:p>
              </table:table-cell>
              <table:table-cell office:value-type="float" office:value="1.31058020477816">
                <text:p>1.31058020477816</text:p>
              </table:table-cell>
              <table:table-cell office:value-type="float" office:value="1.29692832764505">
                <text:p>1.29692832764505</text:p>
              </table:table-cell>
              <table:table-cell office:value-type="float" office:value="1.31058020477816">
                <text:p>1.31058020477816</text:p>
              </table:table-cell>
              <table:table-cell office:value-type="float" office:value="1.29692832764505">
                <text:p>1.29692832764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327731092437">
                <text:p>1.3327731092437</text:p>
              </table:table-cell>
              <table:table-cell office:value-type="float" office:value="1.35966386554622">
                <text:p>1.35966386554622</text:p>
              </table:table-cell>
              <table:table-cell office:value-type="float" office:value="1.31848739495798">
                <text:p>1.31848739495798</text:p>
              </table:table-cell>
              <table:table-cell office:value-type="float" office:value="1.30420168067227">
                <text:p>1.30420168067227</text:p>
              </table:table-cell>
              <table:table-cell office:value-type="float" office:value="1.27731092436975">
                <text:p>1.27731092436975</text:p>
              </table:table-cell>
              <table:table-cell office:value-type="float" office:value="1.31764705882353">
                <text:p>1.31764705882353</text:p>
              </table:table-cell>
              <table:table-cell office:value-type="float" office:value="1.29075630252101">
                <text:p>1.2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615894039735">
                <text:p>1.32615894039735</text:p>
              </table:table-cell>
              <table:table-cell office:value-type="float" office:value="1.3658940397351">
                <text:p>1.3658940397351</text:p>
              </table:table-cell>
              <table:table-cell office:value-type="float" office:value="1.31208609271523">
                <text:p>1.31208609271523</text:p>
              </table:table-cell>
              <table:table-cell office:value-type="float" office:value="1.28476821192053">
                <text:p>1.28476821192053</text:p>
              </table:table-cell>
              <table:table-cell office:value-type="float" office:value="1.27152317880795">
                <text:p>1.27152317880795</text:p>
              </table:table-cell>
              <table:table-cell office:value-type="float" office:value="1.3112582781457">
                <text:p>1.3112582781457</text:p>
              </table:table-cell>
              <table:table-cell office:value-type="float" office:value="1.29801324503311">
                <text:p>1.298013245033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3278955954323">
                <text:p>1.33278955954323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1.3189233278956">
                <text:p>1.3189233278956</text:p>
              </table:table-cell>
              <table:table-cell office:value-type="float" office:value="1.278955954323">
                <text:p>1.278955954323</text:p>
              </table:table-cell>
              <table:table-cell office:value-type="float" office:value="1.278955954323">
                <text:p>1.278955954323</text:p>
              </table:table-cell>
              <table:table-cell office:value-type="float" office:value="1.30505709624796">
                <text:p>1.30505709624796</text:p>
              </table:table-cell>
              <table:table-cell office:value-type="float" office:value="1.26590538336052">
                <text:p>1.26590538336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2636655948553">
                <text:p>1.32636655948553</text:p>
              </table:table-cell>
              <table:table-cell office:value-type="float" office:value="1.36495176848875">
                <text:p>1.36495176848875</text:p>
              </table:table-cell>
              <table:table-cell office:value-type="float" office:value="1.31913183279743">
                <text:p>1.31913183279743</text:p>
              </table:table-cell>
              <table:table-cell office:value-type="float" office:value="1.27331189710611">
                <text:p>1.27331189710611</text:p>
              </table:table-cell>
              <table:table-cell office:value-type="float" office:value="1.27331189710611">
                <text:p>1.27331189710611</text:p>
              </table:table-cell>
              <table:table-cell office:value-type="float" office:value="1.29903536977492">
                <text:p>1.29903536977492</text:p>
              </table:table-cell>
              <table:table-cell office:value-type="float" office:value="1.27331189710611">
                <text:p>1.27331189710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3280507131537">
                <text:p>1.33280507131537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1.31299524564184">
                <text:p>1.31299524564184</text:p>
              </table:table-cell>
              <table:table-cell office:value-type="float" office:value="1.28050713153724">
                <text:p>1.28050713153724</text:p>
              </table:table-cell>
              <table:table-cell office:value-type="float" office:value="1.24247226624406">
                <text:p>1.24247226624406</text:p>
              </table:table-cell>
              <table:table-cell office:value-type="float" office:value="1.30586370839937">
                <text:p>1.30586370839937</text:p>
              </table:table-cell>
              <table:table-cell office:value-type="float" office:value="1.26782884310618">
                <text:p>1.267828843106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265625">
                <text:p>1.3265625</text:p>
              </table:table-cell>
              <table:table-cell office:value-type="float" office:value="1.3640625">
                <text:p>1.3640625</text:p>
              </table:table-cell>
              <table:table-cell office:value-type="float" office:value="1.30703125">
                <text:p>1.30703125</text:p>
              </table:table-cell>
              <table:table-cell office:value-type="float" office:value="1.275">
                <text:p>1.275</text:p>
              </table:table-cell>
              <table:table-cell office:value-type="float" office:value="1.25">
                <text:p>1.25</text:p>
              </table:table-cell>
              <table:table-cell office:value-type="float" office:value="1.3125">
                <text:p>1.312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3281972265023">
                <text:p>1.33281972265023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1.3135593220339">
                <text:p>1.3135593220339</text:p>
              </table:table-cell>
              <table:table-cell office:value-type="float" office:value="1.26964560862866">
                <text:p>1.26964560862866</text:p>
              </table:table-cell>
              <table:table-cell office:value-type="float" office:value="1.24499229583975">
                <text:p>1.24499229583975</text:p>
              </table:table-cell>
              <table:table-cell office:value-type="float" office:value="1.30662557781202">
                <text:p>1.30662557781202</text:p>
              </table:table-cell>
              <table:table-cell office:value-type="float" office:value="1.28197226502311">
                <text:p>1.281972265023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2674772036474">
                <text:p>1.32674772036474</text:p>
              </table:table-cell>
              <table:table-cell office:value-type="float" office:value="1.36322188449848">
                <text:p>1.36322188449848</text:p>
              </table:table-cell>
              <table:table-cell office:value-type="float" office:value="1.31382978723404">
                <text:p>1.31382978723404</text:p>
              </table:table-cell>
              <table:table-cell office:value-type="float" office:value="1.2644376899696">
                <text:p>1.2644376899696</text:p>
              </table:table-cell>
              <table:table-cell office:value-type="float" office:value="1.24012158054711">
                <text:p>1.24012158054711</text:p>
              </table:table-cell>
              <table:table-cell office:value-type="float" office:value="1.31306990881459">
                <text:p>1.31306990881459</text:p>
              </table:table-cell>
              <table:table-cell office:value-type="float" office:value="1.2644376899696">
                <text:p>1.2644376899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208395802099">
                <text:p>1.3208395802099</text:p>
              </table:table-cell>
              <table:table-cell office:value-type="float" office:value="1.3688155922039">
                <text:p>1.3688155922039</text:p>
              </table:table-cell>
              <table:table-cell office:value-type="float" office:value="1.31409295352324">
                <text:p>1.31409295352324</text:p>
              </table:table-cell>
              <table:table-cell office:value-type="float" office:value="1.27136431784108">
                <text:p>1.27136431784108</text:p>
              </table:table-cell>
              <table:table-cell office:value-type="float" office:value="1.23538230884558">
                <text:p>1.23538230884558</text:p>
              </table:table-cell>
              <table:table-cell office:value-type="float" office:value="1.30734632683658">
                <text:p>1.30734632683658</text:p>
              </table:table-cell>
              <table:table-cell office:value-type="float" office:value="1.25937031484258">
                <text:p>1.25937031484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1508875739645">
                <text:p>1.31508875739645</text:p>
              </table:table-cell>
              <table:table-cell office:value-type="float" office:value="1.37426035502959">
                <text:p>1.37426035502959</text:p>
              </table:table-cell>
              <table:table-cell office:value-type="float" office:value="1.29659763313609">
                <text:p>1.29659763313609</text:p>
              </table:table-cell>
              <table:table-cell office:value-type="float" office:value="1.27810650887574">
                <text:p>1.27810650887574</text:p>
              </table:table-cell>
              <table:table-cell office:value-type="float" office:value="1.24260355029586">
                <text:p>1.24260355029586</text:p>
              </table:table-cell>
              <table:table-cell office:value-type="float" office:value="1.27810650887574">
                <text:p>1.27810650887574</text:p>
              </table:table-cell>
              <table:table-cell office:value-type="float" office:value="1.27810650887574">
                <text:p>1.27810650887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116788321168">
                <text:p>1.32116788321168</text:p>
              </table:table-cell>
              <table:table-cell office:value-type="float" office:value="1.36788321167883">
                <text:p>1.36788321167883</text:p>
              </table:table-cell>
              <table:table-cell office:value-type="float" office:value="1.31459854014599">
                <text:p>1.31459854014599</text:p>
              </table:table-cell>
              <table:table-cell office:value-type="float" office:value="1.28467153284672">
                <text:p>1.28467153284672</text:p>
              </table:table-cell>
              <table:table-cell office:value-type="float" office:value="1.23795620437956">
                <text:p>1.23795620437956</text:p>
              </table:table-cell>
              <table:table-cell office:value-type="float" office:value="1.28467153284672">
                <text:p>1.28467153284672</text:p>
              </table:table-cell>
              <table:table-cell office:value-type="float" office:value="1.27299270072993">
                <text:p>1.27299270072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2708933717579">
                <text:p>1.32708933717579</text:p>
              </table:table-cell>
              <table:table-cell office:value-type="float" office:value="1.37319884726225">
                <text:p>1.37319884726225</text:p>
              </table:table-cell>
              <table:table-cell office:value-type="float" office:value="1.29755043227666">
                <text:p>1.29755043227666</text:p>
              </table:table-cell>
              <table:table-cell office:value-type="float" office:value="1.26801152737752">
                <text:p>1.26801152737752</text:p>
              </table:table-cell>
              <table:table-cell office:value-type="float" office:value="1.22190201729107">
                <text:p>1.22190201729107</text:p>
              </table:table-cell>
              <table:table-cell office:value-type="float" office:value="1.27953890489914">
                <text:p>1.27953890489914</text:p>
              </table:table-cell>
              <table:table-cell office:value-type="float" office:value="1.28674351585014">
                <text:p>1.28674351585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147937411095">
                <text:p>1.32147937411095</text:p>
              </table:table-cell>
              <table:table-cell office:value-type="float" office:value="1.36699857752489">
                <text:p>1.36699857752489</text:p>
              </table:table-cell>
              <table:table-cell office:value-type="float" office:value="1.30085348506401">
                <text:p>1.30085348506401</text:p>
              </table:table-cell>
              <table:table-cell office:value-type="float" office:value="1.27880512091038">
                <text:p>1.27880512091038</text:p>
              </table:table-cell>
              <table:table-cell office:value-type="float" office:value="1.23328591749644">
                <text:p>1.23328591749644</text:p>
              </table:table-cell>
              <table:table-cell office:value-type="float" office:value="1.27880512091038">
                <text:p>1.27880512091038</text:p>
              </table:table-cell>
              <table:table-cell office:value-type="float" office:value="1.28449502133713">
                <text:p>1.28449502133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724719101124">
                <text:p>1.32724719101124</text:p>
              </table:table-cell>
              <table:table-cell office:value-type="float" office:value="1.37219101123596">
                <text:p>1.37219101123596</text:p>
              </table:table-cell>
              <table:table-cell office:value-type="float" office:value="1.29705056179775">
                <text:p>1.29705056179775</text:p>
              </table:table-cell>
              <table:table-cell office:value-type="float" office:value="1.24016853932584">
                <text:p>1.24016853932584</text:p>
              </table:table-cell>
              <table:table-cell office:value-type="float" office:value="1.24578651685393">
                <text:p>1.24578651685393</text:p>
              </table:table-cell>
              <table:table-cell office:value-type="float" office:value="1.29073033707865">
                <text:p>1.29073033707865</text:p>
              </table:table-cell>
              <table:table-cell office:value-type="float" office:value="1.28370786516854">
                <text:p>1.28370786516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2177531206657">
                <text:p>1.32177531206657</text:p>
              </table:table-cell>
              <table:table-cell office:value-type="float" office:value="1.36615811373093">
                <text:p>1.36615811373093</text:p>
              </table:table-cell>
              <table:table-cell office:value-type="float" office:value="1.30582524271845">
                <text:p>1.30582524271845</text:p>
              </table:table-cell>
              <table:table-cell office:value-type="float" office:value="1.23855755894591">
                <text:p>1.23855755894591</text:p>
              </table:table-cell>
              <table:table-cell office:value-type="float" office:value="1.25658807212205">
                <text:p>1.25658807212205</text:p>
              </table:table-cell>
              <table:table-cell office:value-type="float" office:value="1.28848821081831">
                <text:p>1.28848821081831</text:p>
              </table:table-cell>
              <table:table-cell office:value-type="float" office:value="1.26907073509015">
                <text:p>1.26907073509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1643835616438">
                <text:p>1.31643835616438</text:p>
              </table:table-cell>
              <table:table-cell office:value-type="float" office:value="1.37123287671233">
                <text:p>1.37123287671233</text:p>
              </table:table-cell>
              <table:table-cell office:value-type="float" office:value="1.2958904109589">
                <text:p>1.2958904109589</text:p>
              </table:table-cell>
              <table:table-cell office:value-type="float" office:value="1.23698630136986">
                <text:p>1.23698630136986</text:p>
              </table:table-cell>
              <table:table-cell office:value-type="float" office:value="1.24383561643836">
                <text:p>1.24383561643836</text:p>
              </table:table-cell>
              <table:table-cell office:value-type="float" office:value="1.2986301369863">
                <text:p>1.2986301369863</text:p>
              </table:table-cell>
              <table:table-cell office:value-type="float" office:value="1.28082191780822">
                <text:p>1.280821917808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2205683355886">
                <text:p>1.32205683355886</text:p>
              </table:table-cell>
              <table:table-cell office:value-type="float" office:value="1.36535859269283">
                <text:p>1.36535859269283</text:p>
              </table:table-cell>
              <table:table-cell office:value-type="float" office:value="1.29837618403248">
                <text:p>1.29837618403248</text:p>
              </table:table-cell>
              <table:table-cell office:value-type="float" office:value="1.23680649526387">
                <text:p>1.23680649526387</text:p>
              </table:table-cell>
              <table:table-cell office:value-type="float" office:value="1.25439783491204">
                <text:p>1.25439783491204</text:p>
              </table:table-cell>
              <table:table-cell office:value-type="float" office:value="1.29769959404601">
                <text:p>1.29769959404601</text:p>
              </table:table-cell>
              <table:table-cell office:value-type="float" office:value="1.25439783491204">
                <text:p>1.25439783491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68449197861">
                <text:p>1.3168449197861</text:p>
              </table:table-cell>
              <table:table-cell office:value-type="float" office:value="1.37032085561497">
                <text:p>1.37032085561497</text:p>
              </table:table-cell>
              <table:table-cell office:value-type="float" office:value="1.30080213903743">
                <text:p>1.30080213903743</text:p>
              </table:table-cell>
              <table:table-cell office:value-type="float" office:value="1.24732620320856">
                <text:p>1.24732620320856</text:p>
              </table:table-cell>
              <table:table-cell office:value-type="float" office:value="1.24197860962567">
                <text:p>1.24197860962567</text:p>
              </table:table-cell>
              <table:table-cell office:value-type="float" office:value="1.29545454545455">
                <text:p>1.29545454545455</text:p>
              </table:table-cell>
              <table:table-cell office:value-type="float" office:value="1.25401069518717">
                <text:p>1.25401069518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223249669749">
                <text:p>1.3223249669749</text:p>
              </table:table-cell>
              <table:table-cell office:value-type="float" office:value="1.36459709379128">
                <text:p>1.36459709379128</text:p>
              </table:table-cell>
              <table:table-cell office:value-type="float" office:value="1.28533685601057">
                <text:p>1.28533685601057</text:p>
              </table:table-cell>
              <table:table-cell office:value-type="float" office:value="1.24702774108322">
                <text:p>1.24702774108322</text:p>
              </table:table-cell>
              <table:table-cell office:value-type="float" office:value="1.25231175693527">
                <text:p>1.25231175693527</text:p>
              </table:table-cell>
              <table:table-cell office:value-type="float" office:value="1.29458388375165">
                <text:p>1.29458388375165</text:p>
              </table:table-cell>
              <table:table-cell office:value-type="float" office:value="1.25231175693527">
                <text:p>1.25231175693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723237597911">
                <text:p>1.31723237597911</text:p>
              </table:table-cell>
              <table:table-cell office:value-type="float" office:value="1.36945169712794">
                <text:p>1.36945169712794</text:p>
              </table:table-cell>
              <table:table-cell office:value-type="float" office:value="1.29373368146214">
                <text:p>1.29373368146214</text:p>
              </table:table-cell>
              <table:table-cell office:value-type="float" office:value="1.25718015665796">
                <text:p>1.25718015665796</text:p>
              </table:table-cell>
              <table:table-cell office:value-type="float" office:value="1.2402088772846">
                <text:p>1.2402088772846</text:p>
              </table:table-cell>
              <table:table-cell office:value-type="float" office:value="1.29242819843342">
                <text:p>1.29242819843342</text:p>
              </table:table-cell>
              <table:table-cell office:value-type="float" office:value="1.25195822454308">
                <text:p>1.25195822454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36387096774194">
                <text:p>1.36387096774194</text:p>
              </table:table-cell>
              <table:table-cell office:value-type="float" office:value="1.30193548387097">
                <text:p>1.30193548387097</text:p>
              </table:table-cell>
              <table:table-cell office:value-type="float" office:value="1.25677419354839">
                <text:p>1.25677419354839</text:p>
              </table:table-cell>
              <table:table-cell office:value-type="float" office:value="1.25032258064516">
                <text:p>1.25032258064516</text:p>
              </table:table-cell>
              <table:table-cell office:value-type="float" office:value="1.28">
                <text:p>1.28</text:p>
              </table:table-cell>
              <table:table-cell office:value-type="float" office:value="1.27354838709677">
                <text:p>1.273548387096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2780612244898">
                <text:p>1.32780612244898</text:p>
              </table:table-cell>
              <table:table-cell office:value-type="float" office:value="1.36862244897959">
                <text:p>1.36862244897959</text:p>
              </table:table-cell>
              <table:table-cell office:value-type="float" office:value="1.30420918367347">
                <text:p>1.30420918367347</text:p>
              </table:table-cell>
              <table:table-cell office:value-type="float" office:value="1.24489795918367">
                <text:p>1.24489795918367</text:p>
              </table:table-cell>
              <table:table-cell office:value-type="float" office:value="1.25">
                <text:p>1.25</text:p>
              </table:table-cell>
              <table:table-cell office:value-type="float" office:value="1.29081632653061">
                <text:p>1.29081632653061</text:p>
              </table:table-cell>
              <table:table-cell office:value-type="float" office:value="1.26147959183673">
                <text:p>1.261479591836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2282471626734">
                <text:p>1.32282471626734</text:p>
              </table:table-cell>
              <table:table-cell office:value-type="float" office:value="1.36317780580076">
                <text:p>1.36317780580076</text:p>
              </table:table-cell>
              <table:table-cell office:value-type="float" office:value="1.28940731399748">
                <text:p>1.28940731399748</text:p>
              </table:table-cell>
              <table:table-cell office:value-type="float" office:value="1.26607818411097">
                <text:p>1.26607818411097</text:p>
              </table:table-cell>
              <table:table-cell office:value-type="float" office:value="1.2484237074401">
                <text:p>1.2484237074401</text:p>
              </table:table-cell>
              <table:table-cell office:value-type="float" office:value="1.27742749054224">
                <text:p>1.27742749054224</text:p>
              </table:table-cell>
              <table:table-cell office:value-type="float" office:value="1.27112232030265">
                <text:p>1.27112232030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2793017456359">
                <text:p>1.32793017456359</text:p>
              </table:table-cell>
              <table:table-cell office:value-type="float" office:value="1.36783042394015">
                <text:p>1.36783042394015</text:p>
              </table:table-cell>
              <table:table-cell office:value-type="float" office:value="1.29177057356608">
                <text:p>1.29177057356608</text:p>
              </table:table-cell>
              <table:table-cell office:value-type="float" office:value="1.26558603491272">
                <text:p>1.26558603491272</text:p>
              </table:table-cell>
              <table:table-cell office:value-type="float" office:value="1.25935162094763">
                <text:p>1.25935162094763</text:p>
              </table:table-cell>
              <table:table-cell office:value-type="float" office:value="1.26558603491272">
                <text:p>1.26558603491272</text:p>
              </table:table-cell>
              <table:table-cell office:value-type="float" office:value="1.25935162094763">
                <text:p>1.25935162094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2305795314427">
                <text:p>1.32305795314427</text:p>
              </table:table-cell>
              <table:table-cell office:value-type="float" office:value="1.37237977805179">
                <text:p>1.37237977805179</text:p>
              </table:table-cell>
              <table:table-cell office:value-type="float" office:value="1.2940813810111">
                <text:p>1.2940813810111</text:p>
              </table:table-cell>
              <table:table-cell office:value-type="float" office:value="1.26387176325524">
                <text:p>1.26387176325524</text:p>
              </table:table-cell>
              <table:table-cell office:value-type="float" office:value="1.25893958076449">
                <text:p>1.25893958076449</text:p>
              </table:table-cell>
              <table:table-cell office:value-type="float" office:value="1.28606658446363">
                <text:p>1.28606658446363</text:p>
              </table:table-cell>
              <table:table-cell office:value-type="float" office:value="1.27003699136868">
                <text:p>1.27003699136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2804878048781">
                <text:p>1.32804878048781</text:p>
              </table:table-cell>
              <table:table-cell office:value-type="float" office:value="1.36707317073171">
                <text:p>1.36707317073171</text:p>
              </table:table-cell>
              <table:table-cell office:value-type="float" office:value="1.30182926829268">
                <text:p>1.30182926829268</text:p>
              </table:table-cell>
              <table:table-cell office:value-type="float" office:value="1.26341463414634">
                <text:p>1.26341463414634</text:p>
              </table:table-cell>
              <table:table-cell office:value-type="float" office:value="1.25731707317073">
                <text:p>1.25731707317073</text:p>
              </table:table-cell>
              <table:table-cell office:value-type="float" office:value="1.28536585365854">
                <text:p>1.28536585365854</text:p>
              </table:table-cell>
              <table:table-cell office:value-type="float" office:value="1.26829268292683">
                <text:p>1.268292682926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32810615199">
                <text:p>1.3232810615199</text:p>
              </table:table-cell>
              <table:table-cell office:value-type="float" office:value="1.36188178528347">
                <text:p>1.36188178528347</text:p>
              </table:table-cell>
              <table:table-cell office:value-type="float" office:value="1.31483715319662">
                <text:p>1.31483715319662</text:p>
              </table:table-cell>
              <table:table-cell office:value-type="float" office:value="1.25090470446321">
                <text:p>1.25090470446321</text:p>
              </table:table-cell>
              <table:table-cell office:value-type="float" office:value="1.26658624849216">
                <text:p>1.26658624849216</text:p>
              </table:table-cell>
              <table:table-cell office:value-type="float" office:value="1.29433051869723">
                <text:p>1.29433051869723</text:p>
              </table:table-cell>
              <table:table-cell office:value-type="float" office:value="1.26658624849216">
                <text:p>1.26658624849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1861575178998">
                <text:p>1.31861575178998</text:p>
              </table:table-cell>
              <table:table-cell office:value-type="float" office:value="1.36634844868735">
                <text:p>1.36634844868735</text:p>
              </table:table-cell>
              <table:table-cell office:value-type="float" office:value="1.30071599045346">
                <text:p>1.30071599045346</text:p>
              </table:table-cell>
              <table:table-cell office:value-type="float" office:value="1.26014319809069">
                <text:p>1.26014319809069</text:p>
              </table:table-cell>
              <table:table-cell office:value-type="float" office:value="1.24463007159905">
                <text:p>1.24463007159905</text:p>
              </table:table-cell>
              <table:table-cell office:value-type="float" office:value="1.29236276849642">
                <text:p>1.29236276849642</text:p>
              </table:table-cell>
              <table:table-cell office:value-type="float" office:value="1.27684964200477">
                <text:p>1.27684964200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349468713105">
                <text:p>1.32349468713105</text:p>
              </table:table-cell>
              <table:table-cell office:value-type="float" office:value="1.36127508854782">
                <text:p>1.36127508854782</text:p>
              </table:table-cell>
              <table:table-cell office:value-type="float" office:value="1.30814639905549">
                <text:p>1.30814639905549</text:p>
              </table:table-cell>
              <table:table-cell office:value-type="float" office:value="1.25974025974026">
                <text:p>1.25974025974026</text:p>
              </table:table-cell>
              <table:table-cell office:value-type="float" office:value="1.25383707201889">
                <text:p>1.25383707201889</text:p>
              </table:table-cell>
              <table:table-cell office:value-type="float" office:value="1.30224321133412">
                <text:p>1.30224321133412</text:p>
              </table:table-cell>
              <table:table-cell office:value-type="float" office:value="1.27508854781582">
                <text:p>1.27508854781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1892523364486">
                <text:p>1.31892523364486</text:p>
              </table:table-cell>
              <table:table-cell office:value-type="float" office:value="1.36565420560748">
                <text:p>1.36565420560748</text:p>
              </table:table-cell>
              <table:table-cell office:value-type="float" office:value="1.29964953271028">
                <text:p>1.29964953271028</text:p>
              </table:table-cell>
              <table:table-cell office:value-type="float" office:value="1.26869158878505">
                <text:p>1.26869158878505</text:p>
              </table:table-cell>
              <table:table-cell office:value-type="float" office:value="1.2535046728972">
                <text:p>1.2535046728972</text:p>
              </table:table-cell>
              <table:table-cell office:value-type="float" office:value="1.28971962616822">
                <text:p>1.28971962616822</text:p>
              </table:table-cell>
              <table:table-cell office:value-type="float" office:value="1.24299065420561">
                <text:p>1.24299065420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1445086705202">
                <text:p>1.31445086705202</text:p>
              </table:table-cell>
              <table:table-cell office:value-type="float" office:value="1.3606936416185">
                <text:p>1.3606936416185</text:p>
              </table:table-cell>
              <table:table-cell office:value-type="float" office:value="1.30693641618497">
                <text:p>1.30693641618497</text:p>
              </table:table-cell>
              <table:table-cell office:value-type="float" office:value="1.26705202312139">
                <text:p>1.26705202312139</text:p>
              </table:table-cell>
              <table:table-cell office:value-type="float" office:value="1.26242774566474">
                <text:p>1.26242774566474</text:p>
              </table:table-cell>
              <table:table-cell office:value-type="float" office:value="1.29826589595376">
                <text:p>1.29826589595376</text:p>
              </table:table-cell>
              <table:table-cell office:value-type="float" office:value="1.26242774566474">
                <text:p>1.26242774566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1922196796339">
                <text:p>1.31922196796339</text:p>
              </table:table-cell>
              <table:table-cell office:value-type="float" office:value="1.3649885583524">
                <text:p>1.3649885583524</text:p>
              </table:table-cell>
              <table:table-cell office:value-type="float" office:value="1.29862700228833">
                <text:p>1.29862700228833</text:p>
              </table:table-cell>
              <table:table-cell office:value-type="float" office:value="1.26659038901602">
                <text:p>1.26659038901602</text:p>
              </table:table-cell>
              <table:table-cell office:value-type="float" office:value="1.24141876430206">
                <text:p>1.24141876430206</text:p>
              </table:table-cell>
              <table:table-cell office:value-type="float" office:value="1.2974828375286">
                <text:p>1.2974828375286</text:p>
              </table:table-cell>
              <table:table-cell office:value-type="float" office:value="1.26201372997712">
                <text:p>1.26201372997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483578708947">
                <text:p>1.31483578708947</text:p>
              </table:table-cell>
              <table:table-cell office:value-type="float" office:value="1.36013590033975">
                <text:p>1.36013590033975</text:p>
              </table:table-cell>
              <table:table-cell office:value-type="float" office:value="1.2955832389581">
                <text:p>1.2955832389581</text:p>
              </table:table-cell>
              <table:table-cell office:value-type="float" office:value="1.28539071347678">
                <text:p>1.28539071347678</text:p>
              </table:table-cell>
              <table:table-cell office:value-type="float" office:value="1.26047565118913">
                <text:p>1.26047565118913</text:p>
              </table:table-cell>
              <table:table-cell office:value-type="float" office:value="1.2955832389581">
                <text:p>1.2955832389581</text:p>
              </table:table-cell>
              <table:table-cell office:value-type="float" office:value="1.27066817667044">
                <text:p>1.270668176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95067264574">
                <text:p>1.3195067264574</text:p>
              </table:table-cell>
              <table:table-cell office:value-type="float" office:value="1.36434977578475">
                <text:p>1.36434977578475</text:p>
              </table:table-cell>
              <table:table-cell office:value-type="float" office:value="1.3127802690583">
                <text:p>1.3127802690583</text:p>
              </table:table-cell>
              <table:table-cell office:value-type="float" office:value="1.2847533632287">
                <text:p>1.2847533632287</text:p>
              </table:table-cell>
              <table:table-cell office:value-type="float" office:value="1.25">
                <text:p>1.25</text:p>
              </table:table-cell>
              <table:table-cell office:value-type="float" office:value="1.29484304932735">
                <text:p>1.29484304932735</text:p>
              </table:table-cell>
              <table:table-cell office:value-type="float" office:value="1.26008968609865">
                <text:p>1.26008968609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408435072142">
                <text:p>1.32408435072142</text:p>
              </table:table-cell>
              <table:table-cell office:value-type="float" office:value="1.35960044395117">
                <text:p>1.35960044395117</text:p>
              </table:table-cell>
              <table:table-cell office:value-type="float" office:value="1.29966703662597">
                <text:p>1.29966703662597</text:p>
              </table:table-cell>
              <table:table-cell office:value-type="float" office:value="1.28412874583796">
                <text:p>1.28412874583796</text:p>
              </table:table-cell>
              <table:table-cell office:value-type="float" office:value="1.25860155382908">
                <text:p>1.25860155382908</text:p>
              </table:table-cell>
              <table:table-cell office:value-type="float" office:value="1.28412874583796">
                <text:p>1.28412874583796</text:p>
              </table:table-cell>
              <table:table-cell office:value-type="float" office:value="1.25860155382908">
                <text:p>1.25860155382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53cm" svg:height="10.626cm" xlink:href=".." xlink:type="simple" chart:class="chart:line" chart:style-name="ch1">
        <chart:legend chart:legend-position="end" svg:x="16.126cm" svg:y="4.765cm" style:legend-expansion="high" chart:style-name="ch2"/>
        <chart:plot-area chart:style-name="ch3" table:cell-range-address="Crossed2PropertyTest.B1:Crossed2PropertyTest.B101 Crossed2PropertyTest.E1:Crossed2PropertyTest.E101" chart:data-source-has-labels="row" svg:x="0.461cm" svg:y="0.212cm" svg:width="15.204cm" svg:height="10.202cm">
          <chartooo:coordinate-region svg:x="1.188cm" svg:y="0.411cm" svg:width="14.477cm" svg:height="9.2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2PropertyTest.B2:Crossed2PropertyTest.B101" chart:label-cell-address="Crossed2PropertyTest.B1:Crossed2PropertyTest.B1" chart:class="chart:line">
            <chart:data-point chart:repeated="100"/>
          </chart:series>
          <chart:series chart:style-name="ch7" chart:values-cell-range-address="Crossed2PropertyTest.E2:Crossed2PropertyTest.E101" chart:label-cell-address="Crossed2PropertyTest.E1:Crossed2PropertyTest.E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2PropertyTest.B1:Crossed2PropertyTest.B1</svg:desc>
                </draw:g>
              </table:table-cell>
              <table:table-cell office:value-type="string">
                <text:p> Mutual compression crossed(s1:s1)</text:p>
                <draw:g>
                  <svg:desc>Crossed2PropertyTest.E1:Crossed2PropertyT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Crossed2PropertyTest.B2:Crossed2PropertyTest.B101</svg:desc>
                </draw:g>
              </table:table-cell>
              <table:table-cell office:value-type="float" office:value="1.4">
                <text:p>1.4</text:p>
                <draw:g>
                  <svg:desc>Crossed2PropertyTest.E2:Crossed2PropertyTes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7368421052632">
                <text:p>1.47368421052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142857142857">
                <text:p>1.32142857142857</text:p>
              </table:table-cell>
              <table:table-cell office:value-type="float" office:value="1.64285714285714">
                <text:p>1.6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243243243243">
                <text:p>1.43243243243243</text:p>
              </table:table-cell>
              <table:table-cell office:value-type="float" office:value="1.48648648648649">
                <text:p>1.48648648648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30434782608696">
                <text:p>1.30434782608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6875">
                <text:p>1.546875</text:p>
              </table:table-cell>
              <table:table-cell office:value-type="float" office:value="1.390625">
                <text:p>1.3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315068493151">
                <text:p>1.49315068493151</text:p>
              </table:table-cell>
              <table:table-cell office:value-type="float" office:value="1.32876712328767">
                <text:p>1.32876712328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36585365853659">
                <text:p>1.365853658536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38461538461538">
                <text:p>1.384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1.37614678899083">
                <text:p>1.37614678899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1.32203389830508">
                <text:p>1.32203389830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1.35433070866142">
                <text:p>1.3543307086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970588235294">
                <text:p>1.38970588235294</text:p>
              </table:table-cell>
              <table:table-cell office:value-type="float" office:value="1.32352941176471">
                <text:p>1.32352941176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1.40689655172414">
                <text:p>1.40689655172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8311688311688">
                <text:p>1.38311688311688</text:p>
              </table:table-cell>
              <table:table-cell office:value-type="float" office:value="1.42207792207792">
                <text:p>1.42207792207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8036809815951">
                <text:p>1.38036809815951</text:p>
              </table:table-cell>
              <table:table-cell office:value-type="float" office:value="1.39877300613497">
                <text:p>1.39877300613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7790697674419">
                <text:p>1.37790697674419</text:p>
              </table:table-cell>
              <table:table-cell office:value-type="float" office:value="1.37790697674419">
                <text:p>1.37790697674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569060773481">
                <text:p>1.37569060773481</text:p>
              </table:table-cell>
              <table:table-cell office:value-type="float" office:value="1.39779005524862">
                <text:p>1.397790055248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7368421052632">
                <text:p>1.37368421052632</text:p>
              </table:table-cell>
              <table:table-cell office:value-type="float" office:value="1.41578947368421">
                <text:p>1.41578947368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7185929648241">
                <text:p>1.37185929648241</text:p>
              </table:table-cell>
              <table:table-cell office:value-type="float" office:value="1.4321608040201">
                <text:p>1.4321608040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019230769231">
                <text:p>1.37019230769231</text:p>
              </table:table-cell>
              <table:table-cell office:value-type="float" office:value="1.44711538461538">
                <text:p>1.44711538461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866359447005">
                <text:p>1.36866359447005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725663716814">
                <text:p>1.36725663716814</text:p>
              </table:table-cell>
              <table:table-cell office:value-type="float" office:value="1.41150442477876">
                <text:p>1.411504424778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595744680851">
                <text:p>1.36595744680851</text:p>
              </table:table-cell>
              <table:table-cell office:value-type="float" office:value="1.39574468085106">
                <text:p>1.39574468085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7295081967213">
                <text:p>1.37295081967213</text:p>
              </table:table-cell>
              <table:table-cell office:value-type="float" office:value="1.40573770491803">
                <text:p>1.40573770491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177865612648">
                <text:p>1.35177865612648</text:p>
              </table:table-cell>
              <table:table-cell office:value-type="float" office:value="1.38339920948617">
                <text:p>1.38339920948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87786259542">
                <text:p>1.3587786259542</text:p>
              </table:table-cell>
              <table:table-cell office:value-type="float" office:value="1.38931297709924">
                <text:p>1.389312977099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531365313653">
                <text:p>1.36531365313653</text:p>
              </table:table-cell>
              <table:table-cell office:value-type="float" office:value="1.29151291512915">
                <text:p>1.29151291512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7716262975779">
                <text:p>1.37716262975779</text:p>
              </table:table-cell>
              <table:table-cell office:value-type="float" office:value="1.28373702422145">
                <text:p>1.283737024221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906040268456">
                <text:p>1.35906040268456</text:p>
              </table:table-cell>
              <table:table-cell office:value-type="float" office:value="1.26845637583893">
                <text:p>1.26845637583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482084690554">
                <text:p>1.36482084690554</text:p>
              </table:table-cell>
              <table:table-cell office:value-type="float" office:value="1.29315960912052">
                <text:p>1.29315960912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7025316455696">
                <text:p>1.37025316455696</text:p>
              </table:table-cell>
              <table:table-cell office:value-type="float" office:value="1.2626582278481">
                <text:p>1.2626582278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384615384615">
                <text:p>1.35384615384615</text:p>
              </table:table-cell>
              <table:table-cell office:value-type="float" office:value="1.25538461538462">
                <text:p>1.25538461538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5928143712575">
                <text:p>1.35928143712575</text:p>
              </table:table-cell>
              <table:table-cell office:value-type="float" office:value="1.27544910179641">
                <text:p>1.275449101796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6443148688047">
                <text:p>1.36443148688047</text:p>
              </table:table-cell>
              <table:table-cell office:value-type="float" office:value="1.29446064139942">
                <text:p>1.29446064139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6931818181818">
                <text:p>1.36931818181818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7396121883657">
                <text:p>1.37396121883657</text:p>
              </table:table-cell>
              <table:table-cell office:value-type="float" office:value="1.30747922437673">
                <text:p>1.30747922437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945945945946">
                <text:p>1.35945945945946</text:p>
              </table:table-cell>
              <table:table-cell office:value-type="float" office:value="1.32162162162162">
                <text:p>1.32162162162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6411609498681">
                <text:p>1.36411609498681</text:p>
              </table:table-cell>
              <table:table-cell office:value-type="float" office:value="1.3377308707124">
                <text:p>1.3377308707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6855670103093">
                <text:p>1.36855670103093</text:p>
              </table:table-cell>
              <table:table-cell office:value-type="float" office:value="1.35309278350515">
                <text:p>1.35309278350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51637279597">
                <text:p>1.3551637279597</text:p>
              </table:table-cell>
              <table:table-cell office:value-type="float" office:value="1.32493702770781">
                <text:p>1.32493702770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5960591133005">
                <text:p>1.35960591133005</text:p>
              </table:table-cell>
              <table:table-cell office:value-type="float" office:value="1.32019704433498">
                <text:p>1.32019704433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6385542168675">
                <text:p>1.36385542168675</text:p>
              </table:table-cell>
              <table:table-cell office:value-type="float" office:value="1.29638554216867">
                <text:p>1.296385542168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5141509433962">
                <text:p>1.35141509433962</text:p>
              </table:table-cell>
              <table:table-cell office:value-type="float" office:value="1.30896226415094">
                <text:p>1.30896226415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565819861432">
                <text:p>1.35565819861432</text:p>
              </table:table-cell>
              <table:table-cell office:value-type="float" office:value="1.30484988452656">
                <text:p>1.30484988452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389140271493">
                <text:p>1.34389140271493</text:p>
              </table:table-cell>
              <table:table-cell office:value-type="float" office:value="1.29864253393665">
                <text:p>1.298642533936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4811529933481">
                <text:p>1.34811529933481</text:p>
              </table:table-cell>
              <table:table-cell office:value-type="float" office:value="1.31263858093126">
                <text:p>1.31263858093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5217391304348">
                <text:p>1.35217391304348</text:p>
              </table:table-cell>
              <table:table-cell office:value-type="float" office:value="1.30869565217391">
                <text:p>1.30869565217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4115138592751">
                <text:p>1.34115138592751</text:p>
              </table:table-cell>
              <table:table-cell office:value-type="float" office:value="1.30277185501066">
                <text:p>1.302771855010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518828451883">
                <text:p>1.34518828451883</text:p>
              </table:table-cell>
              <table:table-cell office:value-type="float" office:value="1.26569037656904">
                <text:p>1.265690376569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4907597535934">
                <text:p>1.34907597535934</text:p>
              </table:table-cell>
              <table:table-cell office:value-type="float" office:value="1.29568788501027">
                <text:p>1.29568788501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4257425742574">
                <text:p>1.34257425742574</text:p>
              </table:table-cell>
              <table:table-cell office:value-type="float" office:value="1.3029702970297">
                <text:p>1.3029702970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630350194553">
                <text:p>1.34630350194553</text:p>
              </table:table-cell>
              <table:table-cell office:value-type="float" office:value="1.29961089494163">
                <text:p>1.299610894941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3652007648184">
                <text:p>1.33652007648184</text:p>
              </table:table-cell>
              <table:table-cell office:value-type="float" office:value="1.29445506692161">
                <text:p>1.294455066921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4022556390977">
                <text:p>1.34022556390977</text:p>
              </table:table-cell>
              <table:table-cell office:value-type="float" office:value="1.30639097744361">
                <text:p>1.306390977443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3086876155268">
                <text:p>1.33086876155268</text:p>
              </table:table-cell>
              <table:table-cell office:value-type="float" office:value="1.28650646950092">
                <text:p>1.286506469500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454545454545">
                <text:p>1.33454545454545</text:p>
              </table:table-cell>
              <table:table-cell office:value-type="float" office:value="1.28363636363636">
                <text:p>1.283636363636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2558139534884">
                <text:p>1.32558139534884</text:p>
              </table:table-cell>
              <table:table-cell office:value-type="float" office:value="1.27906976744186">
                <text:p>1.27906976744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2922535211268">
                <text:p>1.32922535211268</text:p>
              </table:table-cell>
              <table:table-cell office:value-type="float" office:value="1.29049295774648">
                <text:p>1.290492957746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275563258232">
                <text:p>1.33275563258232</text:p>
              </table:table-cell>
              <table:table-cell office:value-type="float" office:value="1.30155979202773">
                <text:p>1.30155979202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2423208191126">
                <text:p>1.32423208191126</text:p>
              </table:table-cell>
              <table:table-cell office:value-type="float" office:value="1.31058020477816">
                <text:p>1.310580204778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327731092437">
                <text:p>1.3327731092437</text:p>
              </table:table-cell>
              <table:table-cell office:value-type="float" office:value="1.30420168067227">
                <text:p>1.304201680672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615894039735">
                <text:p>1.32615894039735</text:p>
              </table:table-cell>
              <table:table-cell office:value-type="float" office:value="1.28476821192053">
                <text:p>1.28476821192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3278955954323">
                <text:p>1.33278955954323</text:p>
              </table:table-cell>
              <table:table-cell office:value-type="float" office:value="1.278955954323">
                <text:p>1.278955954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2636655948553">
                <text:p>1.32636655948553</text:p>
              </table:table-cell>
              <table:table-cell office:value-type="float" office:value="1.27331189710611">
                <text:p>1.27331189710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3280507131537">
                <text:p>1.33280507131537</text:p>
              </table:table-cell>
              <table:table-cell office:value-type="float" office:value="1.28050713153724">
                <text:p>1.28050713153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265625">
                <text:p>1.326562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3281972265023">
                <text:p>1.33281972265023</text:p>
              </table:table-cell>
              <table:table-cell office:value-type="float" office:value="1.26964560862866">
                <text:p>1.26964560862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2674772036474">
                <text:p>1.32674772036474</text:p>
              </table:table-cell>
              <table:table-cell office:value-type="float" office:value="1.2644376899696">
                <text:p>1.2644376899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208395802099">
                <text:p>1.3208395802099</text:p>
              </table:table-cell>
              <table:table-cell office:value-type="float" office:value="1.27136431784108">
                <text:p>1.27136431784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1508875739645">
                <text:p>1.31508875739645</text:p>
              </table:table-cell>
              <table:table-cell office:value-type="float" office:value="1.27810650887574">
                <text:p>1.27810650887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116788321168">
                <text:p>1.32116788321168</text:p>
              </table:table-cell>
              <table:table-cell office:value-type="float" office:value="1.28467153284672">
                <text:p>1.284671532846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2708933717579">
                <text:p>1.32708933717579</text:p>
              </table:table-cell>
              <table:table-cell office:value-type="float" office:value="1.26801152737752">
                <text:p>1.2680115273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147937411095">
                <text:p>1.32147937411095</text:p>
              </table:table-cell>
              <table:table-cell office:value-type="float" office:value="1.27880512091038">
                <text:p>1.278805120910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724719101124">
                <text:p>1.32724719101124</text:p>
              </table:table-cell>
              <table:table-cell office:value-type="float" office:value="1.24016853932584">
                <text:p>1.24016853932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2177531206657">
                <text:p>1.32177531206657</text:p>
              </table:table-cell>
              <table:table-cell office:value-type="float" office:value="1.23855755894591">
                <text:p>1.238557558945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1643835616438">
                <text:p>1.31643835616438</text:p>
              </table:table-cell>
              <table:table-cell office:value-type="float" office:value="1.23698630136986">
                <text:p>1.236986301369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2205683355886">
                <text:p>1.32205683355886</text:p>
              </table:table-cell>
              <table:table-cell office:value-type="float" office:value="1.23680649526387">
                <text:p>1.236806495263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68449197861">
                <text:p>1.3168449197861</text:p>
              </table:table-cell>
              <table:table-cell office:value-type="float" office:value="1.24732620320856">
                <text:p>1.247326203208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223249669749">
                <text:p>1.3223249669749</text:p>
              </table:table-cell>
              <table:table-cell office:value-type="float" office:value="1.24702774108322">
                <text:p>1.24702774108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723237597911">
                <text:p>1.31723237597911</text:p>
              </table:table-cell>
              <table:table-cell office:value-type="float" office:value="1.25718015665796">
                <text:p>1.257180156657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25677419354839">
                <text:p>1.256774193548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2780612244898">
                <text:p>1.32780612244898</text:p>
              </table:table-cell>
              <table:table-cell office:value-type="float" office:value="1.24489795918367">
                <text:p>1.24489795918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2282471626734">
                <text:p>1.32282471626734</text:p>
              </table:table-cell>
              <table:table-cell office:value-type="float" office:value="1.26607818411097">
                <text:p>1.26607818411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2793017456359">
                <text:p>1.32793017456359</text:p>
              </table:table-cell>
              <table:table-cell office:value-type="float" office:value="1.26558603491272">
                <text:p>1.26558603491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2305795314427">
                <text:p>1.32305795314427</text:p>
              </table:table-cell>
              <table:table-cell office:value-type="float" office:value="1.26387176325524">
                <text:p>1.26387176325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2804878048781">
                <text:p>1.32804878048781</text:p>
              </table:table-cell>
              <table:table-cell office:value-type="float" office:value="1.26341463414634">
                <text:p>1.263414634146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32810615199">
                <text:p>1.3232810615199</text:p>
              </table:table-cell>
              <table:table-cell office:value-type="float" office:value="1.25090470446321">
                <text:p>1.25090470446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1861575178998">
                <text:p>1.31861575178998</text:p>
              </table:table-cell>
              <table:table-cell office:value-type="float" office:value="1.26014319809069">
                <text:p>1.260143198090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349468713105">
                <text:p>1.32349468713105</text:p>
              </table:table-cell>
              <table:table-cell office:value-type="float" office:value="1.25974025974026">
                <text:p>1.259740259740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1892523364486">
                <text:p>1.31892523364486</text:p>
              </table:table-cell>
              <table:table-cell office:value-type="float" office:value="1.26869158878505">
                <text:p>1.268691588785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1445086705202">
                <text:p>1.31445086705202</text:p>
              </table:table-cell>
              <table:table-cell office:value-type="float" office:value="1.26705202312139">
                <text:p>1.26705202312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1922196796339">
                <text:p>1.31922196796339</text:p>
              </table:table-cell>
              <table:table-cell office:value-type="float" office:value="1.26659038901602">
                <text:p>1.2665903890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483578708947">
                <text:p>1.31483578708947</text:p>
              </table:table-cell>
              <table:table-cell office:value-type="float" office:value="1.28539071347678">
                <text:p>1.28539071347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95067264574">
                <text:p>1.3195067264574</text:p>
              </table:table-cell>
              <table:table-cell office:value-type="float" office:value="1.2847533632287">
                <text:p>1.2847533632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408435072142">
                <text:p>1.32408435072142</text:p>
              </table:table-cell>
              <table:table-cell office:value-type="float" office:value="1.28412874583796">
                <text:p>1.28412874583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25cm" svg:height="10.413cm" xlink:href=".." xlink:type="simple" chart:class="chart:line" chart:style-name="ch1">
        <chart:legend chart:legend-position="end" svg:x="16.098cm" svg:y="4.658cm" style:legend-expansion="high" chart:style-name="ch2"/>
        <chart:plot-area chart:style-name="ch3" table:cell-range-address="Crossed2PropertyTest.C1:Crossed2PropertyTest.C101 Crossed2PropertyTest.F1:Crossed2PropertyTest.F101" chart:data-source-has-labels="row" svg:x="0.432cm" svg:y="0.154cm" svg:width="15.18cm" svg:height="9.996cm">
          <chartooo:coordinate-region svg:x="1.159cm" svg:y="0.353cm" svg:width="14.453cm" svg:height="9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2PropertyTest.C2:Crossed2PropertyTest.C101" chart:label-cell-address="Crossed2PropertyTest.C1:Crossed2PropertyTest.C1" chart:class="chart:line">
            <chart:data-point chart:repeated="100"/>
          </chart:series>
          <chart:series chart:style-name="ch7" chart:values-cell-range-address="Crossed2PropertyTest.F2:Crossed2PropertyTest.F101" chart:label-cell-address="Crossed2PropertyTest.F1:Crossed2PropertyTest.F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2 </text:p>
                <draw:g>
                  <svg:desc>Crossed2PropertyTest.C1:Crossed2PropertyTest.C1</svg:desc>
                </draw:g>
              </table:table-cell>
              <table:table-cell office:value-type="string">
                <text:p> Mutual compression crossed(s2:s2)</text:p>
                <draw:g>
                  <svg:desc>Crossed2PropertyTest.F1:Crossed2PropertyTes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">
                <text:p>1.7</text:p>
                <draw:g>
                  <svg:desc>Crossed2PropertyTest.C2:Crossed2PropertyTest.C101</svg:desc>
                </draw:g>
              </table:table-cell>
              <table:table-cell office:value-type="float" office:value="1.5">
                <text:p>1.5</text:p>
                <draw:g>
                  <svg:desc>Crossed2PropertyTest.F2:Crossed2PropertyTes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1.53571428571429">
                <text:p>1.53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459459459459">
                <text:p>1.59459459459459</text:p>
              </table:table-cell>
              <table:table-cell office:value-type="float" office:value="1.48648648648649">
                <text:p>1.48648648648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41304347826087">
                <text:p>1.41304347826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6875">
                <text:p>1.46875</text:p>
              </table:table-cell>
              <table:table-cell office:value-type="float" office:value="1.28125">
                <text:p>1.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2465753424658">
                <text:p>1.42465753424658</text:p>
              </table:table-cell>
              <table:table-cell office:value-type="float" office:value="1.3972602739726">
                <text:p>1.3972602739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121951219512">
                <text:p>1.45121951219512</text:p>
              </table:table-cell>
              <table:table-cell office:value-type="float" office:value="1.42682926829268">
                <text:p>1.42682926829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31868131868132">
                <text:p>1.31868131868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1.26605504587156">
                <text:p>1.266055045871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.27118644067797">
                <text:p>1.27118644067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1.2992125984252">
                <text:p>1.2992125984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1.28676470588235">
                <text:p>1.28676470588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1.35862068965517">
                <text:p>1.35862068965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2207792207792">
                <text:p>1.42207792207792</text:p>
              </table:table-cell>
              <table:table-cell office:value-type="float" office:value="1.29220779220779">
                <text:p>1.29220779220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5398773006135">
                <text:p>1.45398773006135</text:p>
              </table:table-cell>
              <table:table-cell office:value-type="float" office:value="1.23926380368098">
                <text:p>1.23926380368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767441860465">
                <text:p>1.44767441860465</text:p>
              </table:table-cell>
              <table:table-cell office:value-type="float" office:value="1.26744186046512">
                <text:p>1.26744186046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4198895027624">
                <text:p>1.44198895027624</text:p>
              </table:table-cell>
              <table:table-cell office:value-type="float" office:value="1.33149171270718">
                <text:p>1.3314917127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684210526316">
                <text:p>1.43684210526316</text:p>
              </table:table-cell>
              <table:table-cell office:value-type="float" office:value="1.35263157894737">
                <text:p>1.35263157894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321608040201">
                <text:p>1.4321608040201</text:p>
              </table:table-cell>
              <table:table-cell office:value-type="float" office:value="1.37185929648241">
                <text:p>1.37185929648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2788461538462">
                <text:p>1.42788461538462</text:p>
              </table:table-cell>
              <table:table-cell office:value-type="float" office:value="1.35576923076923">
                <text:p>1.35576923076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2396313364055">
                <text:p>1.42396313364055</text:p>
              </table:table-cell>
              <table:table-cell office:value-type="float" office:value="1.37327188940092">
                <text:p>1.37327188940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035398230089">
                <text:p>1.42035398230089</text:p>
              </table:table-cell>
              <table:table-cell office:value-type="float" office:value="1.35840707964602">
                <text:p>1.35840707964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2553191489362">
                <text:p>1.42553191489362</text:p>
              </table:table-cell>
              <table:table-cell office:value-type="float" office:value="1.31063829787234">
                <text:p>1.31063829787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016393442623">
                <text:p>1.4016393442623</text:p>
              </table:table-cell>
              <table:table-cell office:value-type="float" office:value="1.31967213114754">
                <text:p>1.31967213114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0711462450593">
                <text:p>1.40711462450593</text:p>
              </table:table-cell>
              <table:table-cell office:value-type="float" office:value="1.32806324110672">
                <text:p>1.32806324110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1221374045802">
                <text:p>1.41221374045802</text:p>
              </table:table-cell>
              <table:table-cell office:value-type="float" office:value="1.30916030534351">
                <text:p>1.3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69741697417">
                <text:p>1.4169741697417</text:p>
              </table:table-cell>
              <table:table-cell office:value-type="float" office:value="1.29151291512915">
                <text:p>1.29151291512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2560553633218">
                <text:p>1.42560553633218</text:p>
              </table:table-cell>
              <table:table-cell office:value-type="float" office:value="1.25951557093426">
                <text:p>1.25951557093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2953020134228">
                <text:p>1.42953020134228</text:p>
              </table:table-cell>
              <table:table-cell office:value-type="float" office:value="1.28187919463087">
                <text:p>1.28187919463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3322475570033">
                <text:p>1.43322475570033</text:p>
              </table:table-cell>
              <table:table-cell office:value-type="float" office:value="1.27687296416938">
                <text:p>1.27687296416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3670886075949">
                <text:p>1.43670886075949</text:p>
              </table:table-cell>
              <table:table-cell office:value-type="float" office:value="1.29746835443038">
                <text:p>1.29746835443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">
                <text:p>1.44</text:p>
              </table:table-cell>
              <table:table-cell office:value-type="float" office:value="1.29230769230769">
                <text:p>1.2923076923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311377245509">
                <text:p>1.44311377245509</text:p>
              </table:table-cell>
              <table:table-cell office:value-type="float" office:value="1.26347305389222">
                <text:p>1.26347305389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4606413994169">
                <text:p>1.44606413994169</text:p>
              </table:table-cell>
              <table:table-cell office:value-type="float" office:value="1.28279883381924">
                <text:p>1.282798833819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4886363636364">
                <text:p>1.44886363636364</text:p>
              </table:table-cell>
              <table:table-cell office:value-type="float" office:value="1.25568181818182">
                <text:p>1.25568181818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213296398892">
                <text:p>1.43213296398892</text:p>
              </table:table-cell>
              <table:table-cell office:value-type="float" office:value="1.27146814404432">
                <text:p>1.27146814404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3513513513514">
                <text:p>1.43513513513514</text:p>
              </table:table-cell>
              <table:table-cell office:value-type="float" office:value="1.31081081081081">
                <text:p>1.31081081081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3799472295515">
                <text:p>1.43799472295515</text:p>
              </table:table-cell>
              <table:table-cell office:value-type="float" office:value="1.32717678100264">
                <text:p>1.32717678100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2268041237113">
                <text:p>1.42268041237113</text:p>
              </table:table-cell>
              <table:table-cell office:value-type="float" office:value="1.27835051546392">
                <text:p>1.27835051546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2569269521411">
                <text:p>1.42569269521411</text:p>
              </table:table-cell>
              <table:table-cell office:value-type="float" office:value="1.27455919395466">
                <text:p>1.27455919395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31034482758621">
                <text:p>1.310344827586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3132530120482">
                <text:p>1.43132530120482</text:p>
              </table:table-cell>
              <table:table-cell office:value-type="float" office:value="1.32530120481928">
                <text:p>1.32530120481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1745283018868">
                <text:p>1.41745283018868</text:p>
              </table:table-cell>
              <table:table-cell office:value-type="float" office:value="1.31839622641509">
                <text:p>1.318396226415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203233256351">
                <text:p>1.4203233256351</text:p>
              </table:table-cell>
              <table:table-cell office:value-type="float" office:value="1.27713625866051">
                <text:p>1.27713625866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2737556561086">
                <text:p>1.2737556561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1019955654102">
                <text:p>1.41019955654102</text:p>
              </table:table-cell>
              <table:table-cell office:value-type="float" office:value="1.2860310421286">
                <text:p>1.2860310421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1304347826087">
                <text:p>1.41304347826087</text:p>
              </table:table-cell>
              <table:table-cell office:value-type="float" office:value="1.28260869565217">
                <text:p>1.28260869565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1577825159915">
                <text:p>1.41577825159915</text:p>
              </table:table-cell>
              <table:table-cell office:value-type="float" office:value="1.27931769722815">
                <text:p>1.27931769722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376569037657">
                <text:p>1.40376569037657</text:p>
              </table:table-cell>
              <table:table-cell office:value-type="float" office:value="1.2907949790795">
                <text:p>1.29079497907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0657084188912">
                <text:p>1.40657084188912</text:p>
              </table:table-cell>
              <table:table-cell office:value-type="float" office:value="1.28747433264887">
                <text:p>1.287474332648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9516129032258">
                <text:p>1.39516129032258</text:p>
              </table:table-cell>
              <table:table-cell office:value-type="float" office:value="1.28225806451613">
                <text:p>1.28225806451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980198019802">
                <text:p>1.3980198019802</text:p>
              </table:table-cell>
              <table:table-cell office:value-type="float" office:value="1.27920792079208">
                <text:p>1.27920792079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8715953307393">
                <text:p>1.38715953307393</text:p>
              </table:table-cell>
              <table:table-cell office:value-type="float" office:value="1.27431906614786">
                <text:p>1.274319066147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9005736137667">
                <text:p>1.39005736137667</text:p>
              </table:table-cell>
              <table:table-cell office:value-type="float" office:value="1.30210325047801">
                <text:p>1.30210325047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796992481203">
                <text:p>1.3796992481203</text:p>
              </table:table-cell>
              <table:table-cell office:value-type="float" office:value="1.28195488721805">
                <text:p>1.28195488721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826247689464">
                <text:p>1.3826247689464</text:p>
              </table:table-cell>
              <table:table-cell office:value-type="float" office:value="1.27911275415896">
                <text:p>1.27911275415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272727272727">
                <text:p>1.37272727272727</text:p>
              </table:table-cell>
              <table:table-cell office:value-type="float" office:value="1.27454545454545">
                <text:p>1.27454545454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1.2701252236136">
                <text:p>1.2701252236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6619718309859">
                <text:p>1.36619718309859</text:p>
              </table:table-cell>
              <table:table-cell office:value-type="float" office:value="1.26760563380282">
                <text:p>1.26760563380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7435008665511">
                <text:p>1.37435008665511</text:p>
              </table:table-cell>
              <table:table-cell office:value-type="float" office:value="1.2894280762565">
                <text:p>1.2894280762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1.29692832764505">
                <text:p>1.29692832764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5966386554622">
                <text:p>1.35966386554622</text:p>
              </table:table-cell>
              <table:table-cell office:value-type="float" office:value="1.27731092436975">
                <text:p>1.27731092436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658940397351">
                <text:p>1.3658940397351</text:p>
              </table:table-cell>
              <table:table-cell office:value-type="float" office:value="1.27152317880795">
                <text:p>1.27152317880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1.278955954323">
                <text:p>1.278955954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495176848875">
                <text:p>1.36495176848875</text:p>
              </table:table-cell>
              <table:table-cell office:value-type="float" office:value="1.27331189710611">
                <text:p>1.27331189710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1.24247226624406">
                <text:p>1.24247226624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640625">
                <text:p>1.36406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1.24499229583975">
                <text:p>1.244992295839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6322188449848">
                <text:p>1.36322188449848</text:p>
              </table:table-cell>
              <table:table-cell office:value-type="float" office:value="1.24012158054711">
                <text:p>1.24012158054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688155922039">
                <text:p>1.3688155922039</text:p>
              </table:table-cell>
              <table:table-cell office:value-type="float" office:value="1.23538230884558">
                <text:p>1.23538230884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7426035502959">
                <text:p>1.37426035502959</text:p>
              </table:table-cell>
              <table:table-cell office:value-type="float" office:value="1.24260355029586">
                <text:p>1.242603550295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6788321167883">
                <text:p>1.36788321167883</text:p>
              </table:table-cell>
              <table:table-cell office:value-type="float" office:value="1.23795620437956">
                <text:p>1.237956204379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7319884726225">
                <text:p>1.37319884726225</text:p>
              </table:table-cell>
              <table:table-cell office:value-type="float" office:value="1.22190201729107">
                <text:p>1.22190201729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6699857752489">
                <text:p>1.36699857752489</text:p>
              </table:table-cell>
              <table:table-cell office:value-type="float" office:value="1.23328591749644">
                <text:p>1.23328591749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7219101123596">
                <text:p>1.37219101123596</text:p>
              </table:table-cell>
              <table:table-cell office:value-type="float" office:value="1.24578651685393">
                <text:p>1.24578651685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615811373093">
                <text:p>1.36615811373093</text:p>
              </table:table-cell>
              <table:table-cell office:value-type="float" office:value="1.25658807212205">
                <text:p>1.25658807212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7123287671233">
                <text:p>1.37123287671233</text:p>
              </table:table-cell>
              <table:table-cell office:value-type="float" office:value="1.24383561643836">
                <text:p>1.243835616438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6535859269283">
                <text:p>1.36535859269283</text:p>
              </table:table-cell>
              <table:table-cell office:value-type="float" office:value="1.25439783491204">
                <text:p>1.25439783491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7032085561497">
                <text:p>1.37032085561497</text:p>
              </table:table-cell>
              <table:table-cell office:value-type="float" office:value="1.24197860962567">
                <text:p>1.241978609625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6459709379128">
                <text:p>1.36459709379128</text:p>
              </table:table-cell>
              <table:table-cell office:value-type="float" office:value="1.25231175693527">
                <text:p>1.25231175693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6945169712794">
                <text:p>1.36945169712794</text:p>
              </table:table-cell>
              <table:table-cell office:value-type="float" office:value="1.2402088772846">
                <text:p>1.24020887728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6387096774194">
                <text:p>1.36387096774194</text:p>
              </table:table-cell>
              <table:table-cell office:value-type="float" office:value="1.25032258064516">
                <text:p>1.25032258064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6862244897959">
                <text:p>1.368622448979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6317780580076">
                <text:p>1.36317780580076</text:p>
              </table:table-cell>
              <table:table-cell office:value-type="float" office:value="1.2484237074401">
                <text:p>1.24842370744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6783042394015">
                <text:p>1.36783042394015</text:p>
              </table:table-cell>
              <table:table-cell office:value-type="float" office:value="1.25935162094763">
                <text:p>1.25935162094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7237977805179">
                <text:p>1.37237977805179</text:p>
              </table:table-cell>
              <table:table-cell office:value-type="float" office:value="1.25893958076449">
                <text:p>1.25893958076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6707317073171">
                <text:p>1.36707317073171</text:p>
              </table:table-cell>
              <table:table-cell office:value-type="float" office:value="1.25731707317073">
                <text:p>1.257317073170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6188178528347">
                <text:p>1.36188178528347</text:p>
              </table:table-cell>
              <table:table-cell office:value-type="float" office:value="1.26658624849216">
                <text:p>1.26658624849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6634844868735">
                <text:p>1.36634844868735</text:p>
              </table:table-cell>
              <table:table-cell office:value-type="float" office:value="1.24463007159905">
                <text:p>1.244630071599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6127508854782">
                <text:p>1.36127508854782</text:p>
              </table:table-cell>
              <table:table-cell office:value-type="float" office:value="1.25383707201889">
                <text:p>1.253837072018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6565420560748">
                <text:p>1.36565420560748</text:p>
              </table:table-cell>
              <table:table-cell office:value-type="float" office:value="1.2535046728972">
                <text:p>1.2535046728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606936416185">
                <text:p>1.3606936416185</text:p>
              </table:table-cell>
              <table:table-cell office:value-type="float" office:value="1.26242774566474">
                <text:p>1.26242774566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649885583524">
                <text:p>1.3649885583524</text:p>
              </table:table-cell>
              <table:table-cell office:value-type="float" office:value="1.24141876430206">
                <text:p>1.241418764302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6013590033975">
                <text:p>1.36013590033975</text:p>
              </table:table-cell>
              <table:table-cell office:value-type="float" office:value="1.26047565118913">
                <text:p>1.26047565118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6434977578475">
                <text:p>1.364349775784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5960044395117">
                <text:p>1.35960044395117</text:p>
              </table:table-cell>
              <table:table-cell office:value-type="float" office:value="1.25860155382908">
                <text:p>1.258601553829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64cm" svg:height="21.41cm" xlink:href=".." xlink:type="simple" chart:class="chart:line" chart:style-name="ch1">
        <chart:legend chart:legend-position="end" svg:x="40.437cm" svg:y="9.659cm" style:legend-expansion="high" chart:style-name="ch2"/>
        <chart:plot-area chart:style-name="ch3" table:cell-range-address="Crossed2PropertyTest.B1:Crossed2PropertyTest.C101 Crossed2PropertyTest.G1:Crossed2PropertyTest.H101" chart:data-source-has-labels="row" svg:x="0.947cm" svg:y="0.428cm" svg:width="38.543cm" svg:height="20.554cm">
          <chartooo:coordinate-region svg:x="1.674cm" svg:y="0.627cm" svg:width="37.816cm" svg:height="19.5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ssed2PropertyTest.B2:Crossed2PropertyTest.B101" chart:label-cell-address="Crossed2PropertyTest.B1:Crossed2PropertyTest.B1" chart:class="chart:line">
            <chart:data-point chart:repeated="100"/>
          </chart:series>
          <chart:series chart:style-name="ch7" chart:values-cell-range-address="Crossed2PropertyTest.C2:Crossed2PropertyTest.C101" chart:label-cell-address="Crossed2PropertyTest.C1:Crossed2PropertyTest.C1" chart:class="chart:line">
            <chart:data-point chart:repeated="100"/>
          </chart:series>
          <chart:series chart:style-name="ch8" chart:values-cell-range-address="Crossed2PropertyTest.G2:Crossed2PropertyTest.G101" chart:label-cell-address="Crossed2PropertyTest.G1:Crossed2PropertyTest.G1" chart:class="chart:line">
            <chart:data-point chart:repeated="100"/>
          </chart:series>
          <chart:series chart:style-name="ch9" chart:values-cell-range-address="Crossed2PropertyTest.H2:Crossed2PropertyTest.H101" chart:label-cell-address="Crossed2PropertyTest.H1:Crossed2PropertyTest.H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Crossed2PropertyTest.B1:Crossed2PropertyTest.B1</svg:desc>
                </draw:g>
              </table:table-cell>
              <table:table-cell office:value-type="string">
                <text:p> compression ratio of s2 </text:p>
                <draw:g>
                  <svg:desc>Crossed2PropertyTest.C1:Crossed2PropertyTest.C1</svg:desc>
                </draw:g>
              </table:table-cell>
              <table:table-cell office:value-type="string">
                <text:p> Mutual compression crossed(s1:s2)</text:p>
                <draw:g>
                  <svg:desc>Crossed2PropertyTest.G1:Crossed2PropertyTest.G1</svg:desc>
                </draw:g>
              </table:table-cell>
              <table:table-cell office:value-type="string">
                <text:p> Mutual compression crossed(s2:s1)</text:p>
                <draw:g>
                  <svg:desc>Crossed2PropertyTest.H1:Crossed2PropertyTes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Crossed2PropertyTest.B2:Crossed2PropertyTest.B101</svg:desc>
                </draw:g>
              </table:table-cell>
              <table:table-cell office:value-type="float" office:value="1.7">
                <text:p>1.7</text:p>
                <draw:g>
                  <svg:desc>Crossed2PropertyTest.C2:Crossed2PropertyTest.C101</svg:desc>
                </draw:g>
              </table:table-cell>
              <table:table-cell office:value-type="float" office:value="2.2">
                <text:p>2.2</text:p>
                <draw:g>
                  <svg:desc>Crossed2PropertyTest.G2:Crossed2PropertyTest.G101</svg:desc>
                </draw:g>
              </table:table-cell>
              <table:table-cell office:value-type="float" office:value="1.9">
                <text:p>1.9</text:p>
                <draw:g>
                  <svg:desc>Crossed2PropertyTest.H2:Crossed2PropertyTest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2">
                <text:p>2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142857142857">
                <text:p>1.32142857142857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1.82142857142857">
                <text:p>1.82142857142857</text:p>
              </table:table-cell>
              <table:table-cell office:value-type="float" office:value="1.53571428571429">
                <text:p>1.53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3243243243243">
                <text:p>1.43243243243243</text:p>
              </table:table-cell>
              <table:table-cell office:value-type="float" office:value="1.59459459459459">
                <text:p>1.59459459459459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8648648648649">
                <text:p>1.48648648648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41304347826087">
                <text:p>1.41304347826087</text:p>
              </table:table-cell>
              <table:table-cell office:value-type="float" office:value="1.30434782608696">
                <text:p>1.30434782608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34545454545455">
                <text:p>1.34545454545455</text:p>
              </table:table-cell>
              <table:table-cell office:value-type="float" office:value="1.34545454545455">
                <text:p>1.345454545454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6875">
                <text:p>1.546875</text:p>
              </table:table-cell>
              <table:table-cell office:value-type="float" office:value="1.46875">
                <text:p>1.46875</text:p>
              </table:table-cell>
              <table:table-cell office:value-type="float" office:value="1.390625">
                <text:p>1.390625</text:p>
              </table:table-cell>
              <table:table-cell office:value-type="float" office:value="1.46875">
                <text:p>1.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315068493151">
                <text:p>1.49315068493151</text:p>
              </table:table-cell>
              <table:table-cell office:value-type="float" office:value="1.42465753424658">
                <text:p>1.42465753424658</text:p>
              </table:table-cell>
              <table:table-cell office:value-type="float" office:value="1.41095890410959">
                <text:p>1.41095890410959</text:p>
              </table:table-cell>
              <table:table-cell office:value-type="float" office:value="1.47945205479452">
                <text:p>1.47945205479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5121951219512">
                <text:p>1.45121951219512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2682926829268">
                <text:p>1.42682926829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45054945054945">
                <text:p>1.45054945054945</text:p>
              </table:table-cell>
              <table:table-cell office:value-type="float" office:value="1.38461538461538">
                <text:p>1.38461538461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1.51376146788991">
                <text:p>1.51376146788991</text:p>
              </table:table-cell>
              <table:table-cell office:value-type="float" office:value="1.37614678899083">
                <text:p>1.37614678899083</text:p>
              </table:table-cell>
              <table:table-cell office:value-type="float" office:value="1.32110091743119">
                <text:p>1.32110091743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1.5">
                <text:p>1.5</text:p>
              </table:table-cell>
              <table:table-cell office:value-type="float" office:value="1.3728813559322">
                <text:p>1.3728813559322</text:p>
              </table:table-cell>
              <table:table-cell office:value-type="float" office:value="1.32203389830508">
                <text:p>1.32203389830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1.44094488188976">
                <text:p>1.44094488188976</text:p>
              </table:table-cell>
              <table:table-cell office:value-type="float" office:value="1.35433070866142">
                <text:p>1.35433070866142</text:p>
              </table:table-cell>
              <table:table-cell office:value-type="float" office:value="1.35433070866142">
                <text:p>1.35433070866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8970588235294">
                <text:p>1.38970588235294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1.375">
                <text:p>1.375</text:p>
              </table:table-cell>
              <table:table-cell office:value-type="float" office:value="1.38970588235294">
                <text:p>1.38970588235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1.42758620689655">
                <text:p>1.42758620689655</text:p>
              </table:table-cell>
              <table:table-cell office:value-type="float" office:value="1.31034482758621">
                <text:p>1.31034482758621</text:p>
              </table:table-cell>
              <table:table-cell office:value-type="float" office:value="1.40689655172414">
                <text:p>1.40689655172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8311688311688">
                <text:p>1.38311688311688</text:p>
              </table:table-cell>
              <table:table-cell office:value-type="float" office:value="1.42207792207792">
                <text:p>1.42207792207792</text:p>
              </table:table-cell>
              <table:table-cell office:value-type="float" office:value="1.37662337662338">
                <text:p>1.37662337662338</text:p>
              </table:table-cell>
              <table:table-cell office:value-type="float" office:value="1.33766233766234">
                <text:p>1.33766233766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8036809815951">
                <text:p>1.38036809815951</text:p>
              </table:table-cell>
              <table:table-cell office:value-type="float" office:value="1.45398773006135">
                <text:p>1.45398773006135</text:p>
              </table:table-cell>
              <table:table-cell office:value-type="float" office:value="1.3558282208589">
                <text:p>1.3558282208589</text:p>
              </table:table-cell>
              <table:table-cell office:value-type="float" office:value="1.32515337423313">
                <text:p>1.32515337423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7790697674419">
                <text:p>1.37790697674419</text:p>
              </table:table-cell>
              <table:table-cell office:value-type="float" office:value="1.44767441860465">
                <text:p>1.44767441860465</text:p>
              </table:table-cell>
              <table:table-cell office:value-type="float" office:value="1.37790697674419">
                <text:p>1.37790697674419</text:p>
              </table:table-cell>
              <table:table-cell office:value-type="float" office:value="1.30813953488372">
                <text:p>1.30813953488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569060773481">
                <text:p>1.37569060773481</text:p>
              </table:table-cell>
              <table:table-cell office:value-type="float" office:value="1.44198895027624">
                <text:p>1.44198895027624</text:p>
              </table:table-cell>
              <table:table-cell office:value-type="float" office:value="1.35911602209945">
                <text:p>1.35911602209945</text:p>
              </table:table-cell>
              <table:table-cell office:value-type="float" office:value="1.33149171270718">
                <text:p>1.33149171270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7368421052632">
                <text:p>1.37368421052632</text:p>
              </table:table-cell>
              <table:table-cell office:value-type="float" office:value="1.43684210526316">
                <text:p>1.43684210526316</text:p>
              </table:table-cell>
              <table:table-cell office:value-type="float" office:value="1.37894736842105">
                <text:p>1.37894736842105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7185929648241">
                <text:p>1.37185929648241</text:p>
              </table:table-cell>
              <table:table-cell office:value-type="float" office:value="1.4321608040201">
                <text:p>1.4321608040201</text:p>
              </table:table-cell>
              <table:table-cell office:value-type="float" office:value="1.36180904522613">
                <text:p>1.36180904522613</text:p>
              </table:table-cell>
              <table:table-cell office:value-type="float" office:value="1.33668341708543">
                <text:p>1.336683417085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019230769231">
                <text:p>1.37019230769231</text:p>
              </table:table-cell>
              <table:table-cell office:value-type="float" office:value="1.42788461538462">
                <text:p>1.42788461538462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5576923076923">
                <text:p>1.35576923076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6866359447005">
                <text:p>1.36866359447005</text:p>
              </table:table-cell>
              <table:table-cell office:value-type="float" office:value="1.42396313364055">
                <text:p>1.42396313364055</text:p>
              </table:table-cell>
              <table:table-cell office:value-type="float" office:value="1.36405529953917">
                <text:p>1.36405529953917</text:p>
              </table:table-cell>
              <table:table-cell office:value-type="float" office:value="1.37327188940092">
                <text:p>1.37327188940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6725663716814">
                <text:p>1.36725663716814</text:p>
              </table:table-cell>
              <table:table-cell office:value-type="float" office:value="1.42035398230089">
                <text:p>1.42035398230089</text:p>
              </table:table-cell>
              <table:table-cell office:value-type="float" office:value="1.38053097345133">
                <text:p>1.38053097345133</text:p>
              </table:table-cell>
              <table:table-cell office:value-type="float" office:value="1.35840707964602">
                <text:p>1.35840707964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6595744680851">
                <text:p>1.36595744680851</text:p>
              </table:table-cell>
              <table:table-cell office:value-type="float" office:value="1.42553191489362">
                <text:p>1.42553191489362</text:p>
              </table:table-cell>
              <table:table-cell office:value-type="float" office:value="1.36595744680851">
                <text:p>1.36595744680851</text:p>
              </table:table-cell>
              <table:table-cell office:value-type="float" office:value="1.28085106382979">
                <text:p>1.28085106382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7295081967213">
                <text:p>1.37295081967213</text:p>
              </table:table-cell>
              <table:table-cell office:value-type="float" office:value="1.4016393442623">
                <text:p>1.4016393442623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29098360655738">
                <text:p>1.29098360655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177865612648">
                <text:p>1.35177865612648</text:p>
              </table:table-cell>
              <table:table-cell office:value-type="float" office:value="1.40711462450593">
                <text:p>1.40711462450593</text:p>
              </table:table-cell>
              <table:table-cell office:value-type="float" office:value="1.35573122529644">
                <text:p>1.35573122529644</text:p>
              </table:table-cell>
              <table:table-cell office:value-type="float" office:value="1.300395256917">
                <text:p>1.300395256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87786259542">
                <text:p>1.3587786259542</text:p>
              </table:table-cell>
              <table:table-cell office:value-type="float" office:value="1.41221374045802">
                <text:p>1.41221374045802</text:p>
              </table:table-cell>
              <table:table-cell office:value-type="float" office:value="1.36259541984733">
                <text:p>1.36259541984733</text:p>
              </table:table-cell>
              <table:table-cell office:value-type="float" office:value="1.30916030534351">
                <text:p>1.30916030534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531365313653">
                <text:p>1.36531365313653</text:p>
              </table:table-cell>
              <table:table-cell office:value-type="float" office:value="1.4169741697417">
                <text:p>1.4169741697417</text:p>
              </table:table-cell>
              <table:table-cell office:value-type="float" office:value="1.34317343173432">
                <text:p>1.34317343173432</text:p>
              </table:table-cell>
              <table:table-cell office:value-type="float" office:value="1.29151291512915">
                <text:p>1.29151291512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1.35">
                <text:p>1.3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7716262975779">
                <text:p>1.37716262975779</text:p>
              </table:table-cell>
              <table:table-cell office:value-type="float" office:value="1.42560553633218">
                <text:p>1.42560553633218</text:p>
              </table:table-cell>
              <table:table-cell office:value-type="float" office:value="1.30795847750865">
                <text:p>1.30795847750865</text:p>
              </table:table-cell>
              <table:table-cell office:value-type="float" office:value="1.25951557093426">
                <text:p>1.25951557093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906040268456">
                <text:p>1.35906040268456</text:p>
              </table:table-cell>
              <table:table-cell office:value-type="float" office:value="1.42953020134228">
                <text:p>1.42953020134228</text:p>
              </table:table-cell>
              <table:table-cell office:value-type="float" office:value="1.3255033557047">
                <text:p>1.3255033557047</text:p>
              </table:table-cell>
              <table:table-cell office:value-type="float" office:value="1.30872483221477">
                <text:p>1.308724832214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482084690554">
                <text:p>1.36482084690554</text:p>
              </table:table-cell>
              <table:table-cell office:value-type="float" office:value="1.43322475570033">
                <text:p>1.43322475570033</text:p>
              </table:table-cell>
              <table:table-cell office:value-type="float" office:value="1.34527687296417">
                <text:p>1.34527687296417</text:p>
              </table:table-cell>
              <table:table-cell office:value-type="float" office:value="1.30293159609121">
                <text:p>1.30293159609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7025316455696">
                <text:p>1.37025316455696</text:p>
              </table:table-cell>
              <table:table-cell office:value-type="float" office:value="1.43670886075949">
                <text:p>1.43670886075949</text:p>
              </table:table-cell>
              <table:table-cell office:value-type="float" office:value="1.31329113924051">
                <text:p>1.31329113924051</text:p>
              </table:table-cell>
              <table:table-cell office:value-type="float" office:value="1.29746835443038">
                <text:p>1.29746835443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384615384615">
                <text:p>1.35384615384615</text:p>
              </table:table-cell>
              <table:table-cell office:value-type="float" office:value="1.44">
                <text:p>1.44</text:p>
              </table:table-cell>
              <table:table-cell office:value-type="float" office:value="1.32923076923077">
                <text:p>1.32923076923077</text:p>
              </table:table-cell>
              <table:table-cell office:value-type="float" office:value="1.29230769230769">
                <text:p>1.2923076923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5928143712575">
                <text:p>1.35928143712575</text:p>
              </table:table-cell>
              <table:table-cell office:value-type="float" office:value="1.44311377245509">
                <text:p>1.44311377245509</text:p>
              </table:table-cell>
              <table:table-cell office:value-type="float" office:value="1.34730538922156">
                <text:p>1.34730538922156</text:p>
              </table:table-cell>
              <table:table-cell office:value-type="float" office:value="1.26347305389222">
                <text:p>1.26347305389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6443148688047">
                <text:p>1.36443148688047</text:p>
              </table:table-cell>
              <table:table-cell office:value-type="float" office:value="1.44606413994169">
                <text:p>1.44606413994169</text:p>
              </table:table-cell>
              <table:table-cell office:value-type="float" office:value="1.34110787172012">
                <text:p>1.34110787172012</text:p>
              </table:table-cell>
              <table:table-cell office:value-type="float" office:value="1.30612244897959">
                <text:p>1.306122448979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6931818181818">
                <text:p>1.36931818181818</text:p>
              </table:table-cell>
              <table:table-cell office:value-type="float" office:value="1.44886363636364">
                <text:p>1.44886363636364</text:p>
              </table:table-cell>
              <table:table-cell office:value-type="float" office:value="1.33522727272727">
                <text:p>1.33522727272727</text:p>
              </table:table-cell>
              <table:table-cell office:value-type="float" office:value="1.30113636363636">
                <text:p>1.30113636363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7396121883657">
                <text:p>1.37396121883657</text:p>
              </table:table-cell>
              <table:table-cell office:value-type="float" office:value="1.43213296398892">
                <text:p>1.43213296398892</text:p>
              </table:table-cell>
              <table:table-cell office:value-type="float" office:value="1.32963988919668">
                <text:p>1.32963988919668</text:p>
              </table:table-cell>
              <table:table-cell office:value-type="float" office:value="1.29362880886427">
                <text:p>1.29362880886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945945945946">
                <text:p>1.35945945945946</text:p>
              </table:table-cell>
              <table:table-cell office:value-type="float" office:value="1.43513513513514">
                <text:p>1.43513513513514</text:p>
              </table:table-cell>
              <table:table-cell office:value-type="float" office:value="1.32162162162162">
                <text:p>1.32162162162162</text:p>
              </table:table-cell>
              <table:table-cell office:value-type="float" office:value="1.31081081081081">
                <text:p>1.31081081081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6411609498681">
                <text:p>1.36411609498681</text:p>
              </table:table-cell>
              <table:table-cell office:value-type="float" office:value="1.43799472295515">
                <text:p>1.43799472295515</text:p>
              </table:table-cell>
              <table:table-cell office:value-type="float" office:value="1.3377308707124">
                <text:p>1.3377308707124</text:p>
              </table:table-cell>
              <table:table-cell office:value-type="float" office:value="1.28496042216359">
                <text:p>1.28496042216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6855670103093">
                <text:p>1.36855670103093</text:p>
              </table:table-cell>
              <table:table-cell office:value-type="float" office:value="1.42268041237113">
                <text:p>1.42268041237113</text:p>
              </table:table-cell>
              <table:table-cell office:value-type="float" office:value="1.35309278350515">
                <text:p>1.35309278350515</text:p>
              </table:table-cell>
              <table:table-cell office:value-type="float" office:value="1.29896907216495">
                <text:p>1.298969072164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51637279597">
                <text:p>1.3551637279597</text:p>
              </table:table-cell>
              <table:table-cell office:value-type="float" office:value="1.42569269521411">
                <text:p>1.42569269521411</text:p>
              </table:table-cell>
              <table:table-cell office:value-type="float" office:value="1.32493702770781">
                <text:p>1.32493702770781</text:p>
              </table:table-cell>
              <table:table-cell office:value-type="float" office:value="1.29471032745592">
                <text:p>1.29471032745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5960591133005">
                <text:p>1.3596059113300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30049261083744">
                <text:p>1.30049261083744</text:p>
              </table:table-cell>
              <table:table-cell office:value-type="float" office:value="1.29064039408867">
                <text:p>1.29064039408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6385542168675">
                <text:p>1.36385542168675</text:p>
              </table:table-cell>
              <table:table-cell office:value-type="float" office:value="1.43132530120482">
                <text:p>1.43132530120482</text:p>
              </table:table-cell>
              <table:table-cell office:value-type="float" office:value="1.31566265060241">
                <text:p>1.31566265060241</text:p>
              </table:table-cell>
              <table:table-cell office:value-type="float" office:value="1.28674698795181">
                <text:p>1.28674698795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5141509433962">
                <text:p>1.35141509433962</text:p>
              </table:table-cell>
              <table:table-cell office:value-type="float" office:value="1.41745283018868">
                <text:p>1.41745283018868</text:p>
              </table:table-cell>
              <table:table-cell office:value-type="float" office:value="1.30896226415094">
                <text:p>1.30896226415094</text:p>
              </table:table-cell>
              <table:table-cell office:value-type="float" office:value="1.29952830188679">
                <text:p>1.29952830188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5565819861432">
                <text:p>1.35565819861432</text:p>
              </table:table-cell>
              <table:table-cell office:value-type="float" office:value="1.4203233256351">
                <text:p>1.4203233256351</text:p>
              </table:table-cell>
              <table:table-cell office:value-type="float" office:value="1.34180138568129">
                <text:p>1.34180138568129</text:p>
              </table:table-cell>
              <table:table-cell office:value-type="float" office:value="1.29561200923788">
                <text:p>1.295612009237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389140271493">
                <text:p>1.34389140271493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33484162895928">
                <text:p>1.33484162895928</text:p>
              </table:table-cell>
              <table:table-cell office:value-type="float" office:value="1.30995475113122">
                <text:p>1.30995475113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4811529933481">
                <text:p>1.34811529933481</text:p>
              </table:table-cell>
              <table:table-cell office:value-type="float" office:value="1.41019955654102">
                <text:p>1.41019955654102</text:p>
              </table:table-cell>
              <table:table-cell office:value-type="float" office:value="1.33037694013304">
                <text:p>1.33037694013304</text:p>
              </table:table-cell>
              <table:table-cell office:value-type="float" office:value="1.30376940133038">
                <text:p>1.30376940133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5217391304348">
                <text:p>1.35217391304348</text:p>
              </table:table-cell>
              <table:table-cell office:value-type="float" office:value="1.41304347826087">
                <text:p>1.41304347826087</text:p>
              </table:table-cell>
              <table:table-cell office:value-type="float" office:value="1.34347826086957">
                <text:p>1.34347826086957</text:p>
              </table:table-cell>
              <table:table-cell office:value-type="float" office:value="1.28260869565217">
                <text:p>1.28260869565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4115138592751">
                <text:p>1.34115138592751</text:p>
              </table:table-cell>
              <table:table-cell office:value-type="float" office:value="1.41577825159915">
                <text:p>1.41577825159915</text:p>
              </table:table-cell>
              <table:table-cell office:value-type="float" office:value="1.33688699360341">
                <text:p>1.33688699360341</text:p>
              </table:table-cell>
              <table:table-cell office:value-type="float" office:value="1.27931769722815">
                <text:p>1.27931769722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518828451883">
                <text:p>1.34518828451883</text:p>
              </table:table-cell>
              <table:table-cell office:value-type="float" office:value="1.40376569037657">
                <text:p>1.40376569037657</text:p>
              </table:table-cell>
              <table:table-cell office:value-type="float" office:value="1.3326359832636">
                <text:p>1.3326359832636</text:p>
              </table:table-cell>
              <table:table-cell office:value-type="float" office:value="1.30753138075314">
                <text:p>1.307531380753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4907597535934">
                <text:p>1.34907597535934</text:p>
              </table:table-cell>
              <table:table-cell office:value-type="float" office:value="1.40657084188912">
                <text:p>1.40657084188912</text:p>
              </table:table-cell>
              <table:table-cell office:value-type="float" office:value="1.29568788501027">
                <text:p>1.29568788501027</text:p>
              </table:table-cell>
              <table:table-cell office:value-type="float" office:value="1.30390143737166">
                <text:p>1.30390143737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9516129032258">
                <text:p>1.39516129032258</text:p>
              </table:table-cell>
              <table:table-cell office:value-type="float" office:value="1.30645161290323">
                <text:p>1.30645161290323</text:p>
              </table:table-cell>
              <table:table-cell office:value-type="float" office:value="1.29838709677419">
                <text:p>1.298387096774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4257425742574">
                <text:p>1.34257425742574</text:p>
              </table:table-cell>
              <table:table-cell office:value-type="float" office:value="1.3980198019802">
                <text:p>1.3980198019802</text:p>
              </table:table-cell>
              <table:table-cell office:value-type="float" office:value="1.3029702970297">
                <text:p>1.3029702970297</text:p>
              </table:table-cell>
              <table:table-cell office:value-type="float" office:value="1.31089108910891">
                <text:p>1.31089108910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630350194553">
                <text:p>1.34630350194553</text:p>
              </table:table-cell>
              <table:table-cell office:value-type="float" office:value="1.38715953307393">
                <text:p>1.38715953307393</text:p>
              </table:table-cell>
              <table:table-cell office:value-type="float" office:value="1.31517509727626">
                <text:p>1.31517509727626</text:p>
              </table:table-cell>
              <table:table-cell office:value-type="float" office:value="1.30544747081712">
                <text:p>1.305447470817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3652007648184">
                <text:p>1.33652007648184</text:p>
              </table:table-cell>
              <table:table-cell office:value-type="float" office:value="1.39005736137667">
                <text:p>1.39005736137667</text:p>
              </table:table-cell>
              <table:table-cell office:value-type="float" office:value="1.34034416826004">
                <text:p>1.34034416826004</text:p>
              </table:table-cell>
              <table:table-cell office:value-type="float" office:value="1.30210325047801">
                <text:p>1.302103250478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4022556390977">
                <text:p>1.34022556390977</text:p>
              </table:table-cell>
              <table:table-cell office:value-type="float" office:value="1.3796992481203">
                <text:p>1.3796992481203</text:p>
              </table:table-cell>
              <table:table-cell office:value-type="float" office:value="1.32142857142857">
                <text:p>1.32142857142857</text:p>
              </table:table-cell>
              <table:table-cell office:value-type="float" office:value="1.29699248120301">
                <text:p>1.296992481203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3086876155268">
                <text:p>1.33086876155268</text:p>
              </table:table-cell>
              <table:table-cell office:value-type="float" office:value="1.3826247689464">
                <text:p>1.3826247689464</text:p>
              </table:table-cell>
              <table:table-cell office:value-type="float" office:value="1.33086876155268">
                <text:p>1.33086876155268</text:p>
              </table:table-cell>
              <table:table-cell office:value-type="float" office:value="1.29390018484288">
                <text:p>1.293900184842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454545454545">
                <text:p>1.33454545454545</text:p>
              </table:table-cell>
              <table:table-cell office:value-type="float" office:value="1.37272727272727">
                <text:p>1.37272727272727</text:p>
              </table:table-cell>
              <table:table-cell office:value-type="float" office:value="1.29818181818182">
                <text:p>1.29818181818182</text:p>
              </table:table-cell>
              <table:table-cell office:value-type="float" office:value="1.30363636363636">
                <text:p>1.303636363636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2558139534884">
                <text:p>1.32558139534884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1.30769230769231">
                <text:p>1.30769230769231</text:p>
              </table:table-cell>
              <table:table-cell office:value-type="float" office:value="1.29874776386404">
                <text:p>1.29874776386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2922535211268">
                <text:p>1.32922535211268</text:p>
              </table:table-cell>
              <table:table-cell office:value-type="float" office:value="1.36619718309859">
                <text:p>1.36619718309859</text:p>
              </table:table-cell>
              <table:table-cell office:value-type="float" office:value="1.30457746478873">
                <text:p>1.30457746478873</text:p>
              </table:table-cell>
              <table:table-cell office:value-type="float" office:value="1.29577464788732">
                <text:p>1.29577464788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275563258232">
                <text:p>1.33275563258232</text:p>
              </table:table-cell>
              <table:table-cell office:value-type="float" office:value="1.37435008665511">
                <text:p>1.37435008665511</text:p>
              </table:table-cell>
              <table:table-cell office:value-type="float" office:value="1.30155979202773">
                <text:p>1.30155979202773</text:p>
              </table:table-cell>
              <table:table-cell office:value-type="float" office:value="1.2894280762565">
                <text:p>1.2894280762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2423208191126">
                <text:p>1.32423208191126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1.31058020477816">
                <text:p>1.31058020477816</text:p>
              </table:table-cell>
              <table:table-cell office:value-type="float" office:value="1.29692832764505">
                <text:p>1.29692832764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327731092437">
                <text:p>1.3327731092437</text:p>
              </table:table-cell>
              <table:table-cell office:value-type="float" office:value="1.35966386554622">
                <text:p>1.35966386554622</text:p>
              </table:table-cell>
              <table:table-cell office:value-type="float" office:value="1.31764705882353">
                <text:p>1.31764705882353</text:p>
              </table:table-cell>
              <table:table-cell office:value-type="float" office:value="1.29075630252101">
                <text:p>1.29075630252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615894039735">
                <text:p>1.32615894039735</text:p>
              </table:table-cell>
              <table:table-cell office:value-type="float" office:value="1.3658940397351">
                <text:p>1.3658940397351</text:p>
              </table:table-cell>
              <table:table-cell office:value-type="float" office:value="1.3112582781457">
                <text:p>1.3112582781457</text:p>
              </table:table-cell>
              <table:table-cell office:value-type="float" office:value="1.29801324503311">
                <text:p>1.298013245033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3278955954323">
                <text:p>1.33278955954323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1.30505709624796">
                <text:p>1.30505709624796</text:p>
              </table:table-cell>
              <table:table-cell office:value-type="float" office:value="1.26590538336052">
                <text:p>1.26590538336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2636655948553">
                <text:p>1.32636655948553</text:p>
              </table:table-cell>
              <table:table-cell office:value-type="float" office:value="1.36495176848875">
                <text:p>1.36495176848875</text:p>
              </table:table-cell>
              <table:table-cell office:value-type="float" office:value="1.29903536977492">
                <text:p>1.29903536977492</text:p>
              </table:table-cell>
              <table:table-cell office:value-type="float" office:value="1.27331189710611">
                <text:p>1.273311897106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3280507131537">
                <text:p>1.33280507131537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1.30586370839937">
                <text:p>1.30586370839937</text:p>
              </table:table-cell>
              <table:table-cell office:value-type="float" office:value="1.26782884310618">
                <text:p>1.267828843106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265625">
                <text:p>1.3265625</text:p>
              </table:table-cell>
              <table:table-cell office:value-type="float" office:value="1.3640625">
                <text:p>1.3640625</text:p>
              </table:table-cell>
              <table:table-cell office:value-type="float" office:value="1.3125">
                <text:p>1.312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3281972265023">
                <text:p>1.33281972265023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1.30662557781202">
                <text:p>1.30662557781202</text:p>
              </table:table-cell>
              <table:table-cell office:value-type="float" office:value="1.28197226502311">
                <text:p>1.281972265023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2674772036474">
                <text:p>1.32674772036474</text:p>
              </table:table-cell>
              <table:table-cell office:value-type="float" office:value="1.36322188449848">
                <text:p>1.36322188449848</text:p>
              </table:table-cell>
              <table:table-cell office:value-type="float" office:value="1.31306990881459">
                <text:p>1.31306990881459</text:p>
              </table:table-cell>
              <table:table-cell office:value-type="float" office:value="1.2644376899696">
                <text:p>1.2644376899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208395802099">
                <text:p>1.3208395802099</text:p>
              </table:table-cell>
              <table:table-cell office:value-type="float" office:value="1.3688155922039">
                <text:p>1.3688155922039</text:p>
              </table:table-cell>
              <table:table-cell office:value-type="float" office:value="1.30734632683658">
                <text:p>1.30734632683658</text:p>
              </table:table-cell>
              <table:table-cell office:value-type="float" office:value="1.25937031484258">
                <text:p>1.25937031484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1508875739645">
                <text:p>1.31508875739645</text:p>
              </table:table-cell>
              <table:table-cell office:value-type="float" office:value="1.37426035502959">
                <text:p>1.37426035502959</text:p>
              </table:table-cell>
              <table:table-cell office:value-type="float" office:value="1.27810650887574">
                <text:p>1.27810650887574</text:p>
              </table:table-cell>
              <table:table-cell office:value-type="float" office:value="1.27810650887574">
                <text:p>1.27810650887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2116788321168">
                <text:p>1.32116788321168</text:p>
              </table:table-cell>
              <table:table-cell office:value-type="float" office:value="1.36788321167883">
                <text:p>1.36788321167883</text:p>
              </table:table-cell>
              <table:table-cell office:value-type="float" office:value="1.28467153284672">
                <text:p>1.28467153284672</text:p>
              </table:table-cell>
              <table:table-cell office:value-type="float" office:value="1.27299270072993">
                <text:p>1.27299270072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2708933717579">
                <text:p>1.32708933717579</text:p>
              </table:table-cell>
              <table:table-cell office:value-type="float" office:value="1.37319884726225">
                <text:p>1.37319884726225</text:p>
              </table:table-cell>
              <table:table-cell office:value-type="float" office:value="1.27953890489914">
                <text:p>1.27953890489914</text:p>
              </table:table-cell>
              <table:table-cell office:value-type="float" office:value="1.28674351585014">
                <text:p>1.286743515850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147937411095">
                <text:p>1.32147937411095</text:p>
              </table:table-cell>
              <table:table-cell office:value-type="float" office:value="1.36699857752489">
                <text:p>1.36699857752489</text:p>
              </table:table-cell>
              <table:table-cell office:value-type="float" office:value="1.27880512091038">
                <text:p>1.27880512091038</text:p>
              </table:table-cell>
              <table:table-cell office:value-type="float" office:value="1.28449502133713">
                <text:p>1.28449502133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724719101124">
                <text:p>1.32724719101124</text:p>
              </table:table-cell>
              <table:table-cell office:value-type="float" office:value="1.37219101123596">
                <text:p>1.37219101123596</text:p>
              </table:table-cell>
              <table:table-cell office:value-type="float" office:value="1.29073033707865">
                <text:p>1.29073033707865</text:p>
              </table:table-cell>
              <table:table-cell office:value-type="float" office:value="1.28370786516854">
                <text:p>1.28370786516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2177531206657">
                <text:p>1.32177531206657</text:p>
              </table:table-cell>
              <table:table-cell office:value-type="float" office:value="1.36615811373093">
                <text:p>1.36615811373093</text:p>
              </table:table-cell>
              <table:table-cell office:value-type="float" office:value="1.28848821081831">
                <text:p>1.28848821081831</text:p>
              </table:table-cell>
              <table:table-cell office:value-type="float" office:value="1.26907073509015">
                <text:p>1.26907073509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1643835616438">
                <text:p>1.31643835616438</text:p>
              </table:table-cell>
              <table:table-cell office:value-type="float" office:value="1.37123287671233">
                <text:p>1.37123287671233</text:p>
              </table:table-cell>
              <table:table-cell office:value-type="float" office:value="1.2986301369863">
                <text:p>1.2986301369863</text:p>
              </table:table-cell>
              <table:table-cell office:value-type="float" office:value="1.28082191780822">
                <text:p>1.280821917808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2205683355886">
                <text:p>1.32205683355886</text:p>
              </table:table-cell>
              <table:table-cell office:value-type="float" office:value="1.36535859269283">
                <text:p>1.36535859269283</text:p>
              </table:table-cell>
              <table:table-cell office:value-type="float" office:value="1.29769959404601">
                <text:p>1.29769959404601</text:p>
              </table:table-cell>
              <table:table-cell office:value-type="float" office:value="1.25439783491204">
                <text:p>1.25439783491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168449197861">
                <text:p>1.3168449197861</text:p>
              </table:table-cell>
              <table:table-cell office:value-type="float" office:value="1.37032085561497">
                <text:p>1.37032085561497</text:p>
              </table:table-cell>
              <table:table-cell office:value-type="float" office:value="1.29545454545455">
                <text:p>1.29545454545455</text:p>
              </table:table-cell>
              <table:table-cell office:value-type="float" office:value="1.25401069518717">
                <text:p>1.25401069518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223249669749">
                <text:p>1.3223249669749</text:p>
              </table:table-cell>
              <table:table-cell office:value-type="float" office:value="1.36459709379128">
                <text:p>1.36459709379128</text:p>
              </table:table-cell>
              <table:table-cell office:value-type="float" office:value="1.29458388375165">
                <text:p>1.29458388375165</text:p>
              </table:table-cell>
              <table:table-cell office:value-type="float" office:value="1.25231175693527">
                <text:p>1.25231175693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723237597911">
                <text:p>1.31723237597911</text:p>
              </table:table-cell>
              <table:table-cell office:value-type="float" office:value="1.36945169712794">
                <text:p>1.36945169712794</text:p>
              </table:table-cell>
              <table:table-cell office:value-type="float" office:value="1.29242819843342">
                <text:p>1.29242819843342</text:p>
              </table:table-cell>
              <table:table-cell office:value-type="float" office:value="1.25195822454308">
                <text:p>1.25195822454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258064516129">
                <text:p>1.32258064516129</text:p>
              </table:table-cell>
              <table:table-cell office:value-type="float" office:value="1.36387096774194">
                <text:p>1.36387096774194</text:p>
              </table:table-cell>
              <table:table-cell office:value-type="float" office:value="1.28">
                <text:p>1.28</text:p>
              </table:table-cell>
              <table:table-cell office:value-type="float" office:value="1.27354838709677">
                <text:p>1.273548387096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2780612244898">
                <text:p>1.32780612244898</text:p>
              </table:table-cell>
              <table:table-cell office:value-type="float" office:value="1.36862244897959">
                <text:p>1.36862244897959</text:p>
              </table:table-cell>
              <table:table-cell office:value-type="float" office:value="1.29081632653061">
                <text:p>1.29081632653061</text:p>
              </table:table-cell>
              <table:table-cell office:value-type="float" office:value="1.26147959183673">
                <text:p>1.261479591836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2282471626734">
                <text:p>1.32282471626734</text:p>
              </table:table-cell>
              <table:table-cell office:value-type="float" office:value="1.36317780580076">
                <text:p>1.36317780580076</text:p>
              </table:table-cell>
              <table:table-cell office:value-type="float" office:value="1.27742749054224">
                <text:p>1.27742749054224</text:p>
              </table:table-cell>
              <table:table-cell office:value-type="float" office:value="1.27112232030265">
                <text:p>1.27112232030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2793017456359">
                <text:p>1.32793017456359</text:p>
              </table:table-cell>
              <table:table-cell office:value-type="float" office:value="1.36783042394015">
                <text:p>1.36783042394015</text:p>
              </table:table-cell>
              <table:table-cell office:value-type="float" office:value="1.26558603491272">
                <text:p>1.26558603491272</text:p>
              </table:table-cell>
              <table:table-cell office:value-type="float" office:value="1.25935162094763">
                <text:p>1.25935162094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2305795314427">
                <text:p>1.32305795314427</text:p>
              </table:table-cell>
              <table:table-cell office:value-type="float" office:value="1.37237977805179">
                <text:p>1.37237977805179</text:p>
              </table:table-cell>
              <table:table-cell office:value-type="float" office:value="1.28606658446363">
                <text:p>1.28606658446363</text:p>
              </table:table-cell>
              <table:table-cell office:value-type="float" office:value="1.27003699136868">
                <text:p>1.270036991368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2804878048781">
                <text:p>1.32804878048781</text:p>
              </table:table-cell>
              <table:table-cell office:value-type="float" office:value="1.36707317073171">
                <text:p>1.36707317073171</text:p>
              </table:table-cell>
              <table:table-cell office:value-type="float" office:value="1.28536585365854">
                <text:p>1.28536585365854</text:p>
              </table:table-cell>
              <table:table-cell office:value-type="float" office:value="1.26829268292683">
                <text:p>1.268292682926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232810615199">
                <text:p>1.3232810615199</text:p>
              </table:table-cell>
              <table:table-cell office:value-type="float" office:value="1.36188178528347">
                <text:p>1.36188178528347</text:p>
              </table:table-cell>
              <table:table-cell office:value-type="float" office:value="1.29433051869723">
                <text:p>1.29433051869723</text:p>
              </table:table-cell>
              <table:table-cell office:value-type="float" office:value="1.26658624849216">
                <text:p>1.26658624849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1861575178998">
                <text:p>1.31861575178998</text:p>
              </table:table-cell>
              <table:table-cell office:value-type="float" office:value="1.36634844868735">
                <text:p>1.36634844868735</text:p>
              </table:table-cell>
              <table:table-cell office:value-type="float" office:value="1.29236276849642">
                <text:p>1.29236276849642</text:p>
              </table:table-cell>
              <table:table-cell office:value-type="float" office:value="1.27684964200477">
                <text:p>1.27684964200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349468713105">
                <text:p>1.32349468713105</text:p>
              </table:table-cell>
              <table:table-cell office:value-type="float" office:value="1.36127508854782">
                <text:p>1.36127508854782</text:p>
              </table:table-cell>
              <table:table-cell office:value-type="float" office:value="1.30224321133412">
                <text:p>1.30224321133412</text:p>
              </table:table-cell>
              <table:table-cell office:value-type="float" office:value="1.27508854781582">
                <text:p>1.27508854781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1892523364486">
                <text:p>1.31892523364486</text:p>
              </table:table-cell>
              <table:table-cell office:value-type="float" office:value="1.36565420560748">
                <text:p>1.36565420560748</text:p>
              </table:table-cell>
              <table:table-cell office:value-type="float" office:value="1.28971962616822">
                <text:p>1.28971962616822</text:p>
              </table:table-cell>
              <table:table-cell office:value-type="float" office:value="1.24299065420561">
                <text:p>1.24299065420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1445086705202">
                <text:p>1.31445086705202</text:p>
              </table:table-cell>
              <table:table-cell office:value-type="float" office:value="1.3606936416185">
                <text:p>1.3606936416185</text:p>
              </table:table-cell>
              <table:table-cell office:value-type="float" office:value="1.29826589595376">
                <text:p>1.29826589595376</text:p>
              </table:table-cell>
              <table:table-cell office:value-type="float" office:value="1.26242774566474">
                <text:p>1.26242774566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1922196796339">
                <text:p>1.31922196796339</text:p>
              </table:table-cell>
              <table:table-cell office:value-type="float" office:value="1.3649885583524">
                <text:p>1.3649885583524</text:p>
              </table:table-cell>
              <table:table-cell office:value-type="float" office:value="1.2974828375286">
                <text:p>1.2974828375286</text:p>
              </table:table-cell>
              <table:table-cell office:value-type="float" office:value="1.26201372997712">
                <text:p>1.262013729977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1483578708947">
                <text:p>1.31483578708947</text:p>
              </table:table-cell>
              <table:table-cell office:value-type="float" office:value="1.36013590033975">
                <text:p>1.36013590033975</text:p>
              </table:table-cell>
              <table:table-cell office:value-type="float" office:value="1.2955832389581">
                <text:p>1.2955832389581</text:p>
              </table:table-cell>
              <table:table-cell office:value-type="float" office:value="1.27066817667044">
                <text:p>1.270668176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195067264574">
                <text:p>1.3195067264574</text:p>
              </table:table-cell>
              <table:table-cell office:value-type="float" office:value="1.36434977578475">
                <text:p>1.36434977578475</text:p>
              </table:table-cell>
              <table:table-cell office:value-type="float" office:value="1.29484304932735">
                <text:p>1.29484304932735</text:p>
              </table:table-cell>
              <table:table-cell office:value-type="float" office:value="1.26008968609865">
                <text:p>1.26008968609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2408435072142">
                <text:p>1.32408435072142</text:p>
              </table:table-cell>
              <table:table-cell office:value-type="float" office:value="1.35960044395117">
                <text:p>1.35960044395117</text:p>
              </table:table-cell>
              <table:table-cell office:value-type="float" office:value="1.28412874583796">
                <text:p>1.28412874583796</text:p>
              </table:table-cell>
              <table:table-cell office:value-type="float" office:value="1.25860155382908">
                <text:p>1.25860155382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